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WS-EC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527.856" calcext:value-type="float">
            <text:p>4527,856</text:p>
          </table:table-cell>
          <table:table-cell office:value-type="float" office:value="15.477" calcext:value-type="float">
            <text:p>15,477</text:p>
          </table:table-cell>
          <table:table-cell/>
          <table:table-cell office:value-type="float" office:value="4512.814" calcext:value-type="float">
            <text:p>4512,814</text:p>
          </table:table-cell>
          <table:table-cell office:value-type="float" office:value="151.378998" calcext:value-type="float">
            <text:p>151,378998</text:p>
          </table:table-cell>
          <table:table-cell/>
          <table:table-cell office:value-type="float" office:value="7194.717" calcext:value-type="float">
            <text:p>7194,717</text:p>
          </table:table-cell>
          <table:table-cell office:value-type="float" office:value="1507.531006" calcext:value-type="float">
            <text:p>1507,531006</text:p>
          </table:table-cell>
          <table:table-cell table:number-columns-repeated="5"/>
          <table:table-cell table:formula="of:=['AWS-EC2'.N7]-['AWS-EC2'.$L7]" office:value-type="float" office:value="-0.288685863874347" calcext:value-type="float">
            <text:p>-0,2886858639</text:p>
          </table:table-cell>
          <table:table-cell table:formula="of:=['AWS-EC2'.O7]-['AWS-EC2'.$L7]" office:value-type="float" office:value="0.183314136125652" calcext:value-type="float">
            <text:p>0,1833141361</text:p>
          </table:table-cell>
        </table:table-row>
        <table:table-row table:style-name="ro1">
          <table:table-cell office:value-type="float" office:value="573.706" calcext:value-type="float">
            <text:p>573,706</text:p>
          </table:table-cell>
          <table:table-cell office:value-type="float" office:value="15.486" calcext:value-type="float">
            <text:p>15,486</text:p>
          </table:table-cell>
          <table:table-cell/>
          <table:table-cell office:value-type="float" office:value="261.023" calcext:value-type="float">
            <text:p>261,023</text:p>
          </table:table-cell>
          <table:table-cell office:value-type="float" office:value="151.453003" calcext:value-type="float">
            <text:p>151,453003</text:p>
          </table:table-cell>
          <table:table-cell/>
          <table:table-cell office:value-type="float" office:value="1639.212" calcext:value-type="float">
            <text:p>1639,212</text:p>
          </table:table-cell>
          <table:table-cell office:value-type="float" office:value="1506.967041" calcext:value-type="float">
            <text:p>1506,967041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03.361" calcext:value-type="float">
            <text:p>303,361</text:p>
          </table:table-cell>
          <table:table-cell office:value-type="float" office:value="15.491" calcext:value-type="float">
            <text:p>15,491</text:p>
          </table:table-cell>
          <table:table-cell/>
          <table:table-cell office:value-type="float" office:value="259.043" calcext:value-type="float">
            <text:p>259,043</text:p>
          </table:table-cell>
          <table:table-cell office:value-type="float" office:value="151.742004" calcext:value-type="float">
            <text:p>151,742004</text:p>
          </table:table-cell>
          <table:table-cell/>
          <table:table-cell office:value-type="float" office:value="1681.457" calcext:value-type="float">
            <text:p>1681,457</text:p>
          </table:table-cell>
          <table:table-cell office:value-type="float" office:value="1504.775024" calcext:value-type="float">
            <text:p>1504,775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AVERAGE(['AWS-EC2'.$B$6:.$B$196])" office:value-type="float" office:value="15.5756858638743" calcext:value-type="float">
            <text:p>15,5756858639</text:p>
          </table:table-cell>
          <table:table-cell table:formula="of:=STDEV(['AWS-EC2'.$B$6:.$B$196])" office:value-type="float" office:value="0.111844938521162" calcext:value-type="float">
            <text:p>0,1118449385</text:p>
          </table:table-cell>
          <table:table-cell table:formula="of:=MIN(['AWS-EC2'.$B$5:.$B$104])" office:value-type="float" office:value="15.287" calcext:value-type="float">
            <text:p>15,287</text:p>
          </table:table-cell>
          <table:table-cell table:formula="of:=MAX(['AWS-EC2'.$B$5:.$B$104])" office:value-type="float" office:value="15.759" calcext:value-type="float">
            <text:p>15,759</text:p>
          </table:table-cell>
        </table:table-row>
        <table:table-row table:style-name="ro1">
          <table:table-cell office:value-type="float" office:value="397.2" calcext:value-type="float">
            <text:p>397,2</text:p>
          </table:table-cell>
          <table:table-cell office:value-type="float" office:value="15.575" calcext:value-type="float">
            <text:p>15,575</text:p>
          </table:table-cell>
          <table:table-cell/>
          <table:table-cell office:value-type="float" office:value="304.385" calcext:value-type="float">
            <text:p>304,385</text:p>
          </table:table-cell>
          <table:table-cell office:value-type="float" office:value="151.610001" calcext:value-type="float">
            <text:p>151,610001</text:p>
          </table:table-cell>
          <table:table-cell/>
          <table:table-cell office:value-type="float" office:value="1750.568" calcext:value-type="float">
            <text:p>1750,568</text:p>
          </table:table-cell>
          <table:table-cell office:value-type="float" office:value="1495.735962" calcext:value-type="float">
            <text:p>1495,73596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000" calcext:value-type="float">
            <text:p>1000000</text:p>
          </table:table-cell>
          <table:table-cell table:formula="of:=AVERAGE(['AWS-EC2'.$E$12:.$E$210])" office:value-type="float" office:value="150.785171217617" calcext:value-type="float">
            <text:p>150,7851712176</text:p>
          </table:table-cell>
          <table:table-cell table:formula="of:=STDEV(['AWS-EC2'.$E$12:.$E$210])" office:value-type="float" office:value="0.765400026307229" calcext:value-type="float">
            <text:p>0,7654000263</text:p>
          </table:table-cell>
          <table:table-cell table:formula="of:=MIN(['AWS-EC2'.$E$9:.$E$104])" office:value-type="float" office:value="147.947998" calcext:value-type="float">
            <text:p>147,947998</text:p>
          </table:table-cell>
          <table:table-cell table:formula="of:=MAX(['AWS-EC2'.$E$9:.$E$104])" office:value-type="float" office:value="151.953003" calcext:value-type="float">
            <text:p>151,953003</text:p>
          </table:table-cell>
        </table:table-row>
        <table:table-row table:style-name="ro1">
          <table:table-cell office:value-type="float" office:value="143.396" calcext:value-type="float">
            <text:p>143,396</text:p>
          </table:table-cell>
          <table:table-cell office:value-type="float" office:value="15.521" calcext:value-type="float">
            <text:p>15,521</text:p>
          </table:table-cell>
          <table:table-cell/>
          <table:table-cell office:value-type="float" office:value="384.859" calcext:value-type="float">
            <text:p>384,859</text:p>
          </table:table-cell>
          <table:table-cell office:value-type="float" office:value="151.259003" calcext:value-type="float">
            <text:p>151,259003</text:p>
          </table:table-cell>
          <table:table-cell/>
          <table:table-cell office:value-type="float" office:value="1635.433" calcext:value-type="float">
            <text:p>1635,433</text:p>
          </table:table-cell>
          <table:table-cell office:value-type="float" office:value="1505.892944" calcext:value-type="float">
            <text:p>1505,8929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table:formula="of:=AVERAGE(['AWS-EC2'.$H$6:.$H$46])" office:value-type="float" office:value="1505.61095302439" calcext:value-type="float">
            <text:p>1505,6109530244</text:p>
          </table:table-cell>
          <table:table-cell table:formula="of:=STDEV(['AWS-EC2'.$H$6:.$H$46])" office:value-type="float" office:value="5.32630850546182" calcext:value-type="float">
            <text:p>5,3263085055</text:p>
          </table:table-cell>
          <table:table-cell table:formula="of:=MIN(['AWS-EC2'.$H$6:.$H$81])" office:value-type="float" office:value="1488.303955" calcext:value-type="float">
            <text:p>1488,303955</text:p>
          </table:table-cell>
          <table:table-cell table:formula="of:=MAX(['AWS-EC2'.$H$6:.$H$79])" office:value-type="float" office:value="1525.73999" calcext:value-type="float">
            <text:p>1525,73999</text:p>
          </table:table-cell>
        </table:table-row>
        <table:table-row table:style-name="ro1">
          <table:table-cell office:value-type="float" office:value="135.901" calcext:value-type="float">
            <text:p>135,901</text:p>
          </table:table-cell>
          <table:table-cell office:value-type="float" office:value="15.467" calcext:value-type="float">
            <text:p>15,467</text:p>
          </table:table-cell>
          <table:table-cell/>
          <table:table-cell office:value-type="float" office:value="259.826" calcext:value-type="float">
            <text:p>259,826</text:p>
          </table:table-cell>
          <table:table-cell office:value-type="float" office:value="151.639999" calcext:value-type="float">
            <text:p>151,639999</text:p>
          </table:table-cell>
          <table:table-cell/>
          <table:table-cell office:value-type="float" office:value="1644.467" calcext:value-type="float">
            <text:p>1644,467</text:p>
          </table:table-cell>
          <table:table-cell office:value-type="float" office:value="1507.526001" calcext:value-type="float">
            <text:p>1507,526001</text:p>
          </table:table-cell>
          <table:table-cell table:number-columns-repeated="7"/>
        </table:table-row>
        <table:table-row table:style-name="ro1">
          <table:table-cell office:value-type="float" office:value="226.97" calcext:value-type="float">
            <text:p>226,97</text:p>
          </table:table-cell>
          <table:table-cell office:value-type="float" office:value="15.759" calcext:value-type="float">
            <text:p>15,759</text:p>
          </table:table-cell>
          <table:table-cell/>
          <table:table-cell office:value-type="float" office:value="1326.468" calcext:value-type="float">
            <text:p>1326,468</text:p>
          </table:table-cell>
          <table:table-cell office:value-type="float" office:value="150.531998" calcext:value-type="float">
            <text:p>150,531998</text:p>
          </table:table-cell>
          <table:table-cell/>
          <table:table-cell office:value-type="float" office:value="1659.125" calcext:value-type="float">
            <text:p>1659,125</text:p>
          </table:table-cell>
          <table:table-cell office:value-type="float" office:value="1507.831055" calcext:value-type="float">
            <text:p>1507,831055</text:p>
          </table:table-cell>
          <table:table-cell table:number-columns-repeated="7"/>
        </table:table-row>
        <table:table-row table:style-name="ro1">
          <table:table-cell office:value-type="float" office:value="287.468" calcext:value-type="float">
            <text:p>287,468</text:p>
          </table:table-cell>
          <table:table-cell office:value-type="float" office:value="15.685" calcext:value-type="float">
            <text:p>15,685</text:p>
          </table:table-cell>
          <table:table-cell/>
          <table:table-cell office:value-type="float" office:value="567.182" calcext:value-type="float">
            <text:p>567,182</text:p>
          </table:table-cell>
          <table:table-cell office:value-type="float" office:value="150.210007" calcext:value-type="float">
            <text:p>150,210007</text:p>
          </table:table-cell>
          <table:table-cell/>
          <table:table-cell office:value-type="float" office:value="1688.593" calcext:value-type="float">
            <text:p>1688,593</text:p>
          </table:table-cell>
          <table:table-cell office:value-type="float" office:value="1506.956055" calcext:value-type="float">
            <text:p>1506,956055</text:p>
          </table:table-cell>
          <table:table-cell table:number-columns-repeated="7"/>
        </table:table-row>
        <table:table-row table:style-name="ro1">
          <table:table-cell office:value-type="float" office:value="173.241" calcext:value-type="float">
            <text:p>173,241</text:p>
          </table:table-cell>
          <table:table-cell office:value-type="float" office:value="15.551" calcext:value-type="float">
            <text:p>15,551</text:p>
          </table:table-cell>
          <table:table-cell/>
          <table:table-cell office:value-type="float" office:value="684.997" calcext:value-type="float">
            <text:p>684,997</text:p>
          </table:table-cell>
          <table:table-cell office:value-type="float" office:value="150.822006" calcext:value-type="float">
            <text:p>150,822006</text:p>
          </table:table-cell>
          <table:table-cell/>
          <table:table-cell office:value-type="float" office:value="2122.55" calcext:value-type="float">
            <text:p>2122,55</text:p>
          </table:table-cell>
          <table:table-cell office:value-type="float" office:value="1490.312012" calcext:value-type="float">
            <text:p>1490,312012</text:p>
          </table:table-cell>
          <table:table-cell table:number-columns-repeated="7"/>
        </table:table-row>
        <table:table-row table:style-name="ro1">
          <table:table-cell office:value-type="float" office:value="779.598" calcext:value-type="float">
            <text:p>779,598</text:p>
          </table:table-cell>
          <table:table-cell office:value-type="float" office:value="15.68" calcext:value-type="float">
            <text:p>15,68</text:p>
          </table:table-cell>
          <table:table-cell/>
          <table:table-cell office:value-type="float" office:value="3929.973" calcext:value-type="float">
            <text:p>3929,973</text:p>
          </table:table-cell>
          <table:table-cell office:value-type="float" office:value="151.869995" calcext:value-type="float">
            <text:p>151,869995</text:p>
          </table:table-cell>
          <table:table-cell/>
          <table:table-cell office:value-type="float" office:value="1686.721" calcext:value-type="float">
            <text:p>1686,721</text:p>
          </table:table-cell>
          <table:table-cell office:value-type="float" office:value="1499.141968" calcext:value-type="float">
            <text:p>1499,141968</text:p>
          </table:table-cell>
          <table:table-cell table:number-columns-repeated="7"/>
        </table:table-row>
        <table:table-row table:style-name="ro1">
          <table:table-cell office:value-type="float" office:value="698.598" calcext:value-type="float">
            <text:p>698,598</text:p>
          </table:table-cell>
          <table:table-cell office:value-type="float" office:value="15.483" calcext:value-type="float">
            <text:p>15,483</text:p>
          </table:table-cell>
          <table:table-cell/>
          <table:table-cell office:value-type="float" office:value="5181.239" calcext:value-type="float">
            <text:p>5181,239</text:p>
          </table:table-cell>
          <table:table-cell office:value-type="float" office:value="151.294006" calcext:value-type="float">
            <text:p>151,294006</text:p>
          </table:table-cell>
          <table:table-cell/>
          <table:table-cell office:value-type="float" office:value="1646.884" calcext:value-type="float">
            <text:p>1646,884</text:p>
          </table:table-cell>
          <table:table-cell office:value-type="float" office:value="1506.641968" calcext:value-type="float">
            <text:p>1506,641968</text:p>
          </table:table-cell>
          <table:table-cell table:number-columns-repeated="7"/>
        </table:table-row>
        <table:table-row table:style-name="ro1">
          <table:table-cell office:value-type="float" office:value="1192.755" calcext:value-type="float">
            <text:p>1192,755</text:p>
          </table:table-cell>
          <table:table-cell office:value-type="float" office:value="15.686" calcext:value-type="float">
            <text:p>15,686</text:p>
          </table:table-cell>
          <table:table-cell/>
          <table:table-cell office:value-type="float" office:value="1669.62" calcext:value-type="float">
            <text:p>1669,62</text:p>
          </table:table-cell>
          <table:table-cell office:value-type="float" office:value="151.882004" calcext:value-type="float">
            <text:p>151,882004</text:p>
          </table:table-cell>
          <table:table-cell/>
          <table:table-cell office:value-type="float" office:value="1808.474" calcext:value-type="float">
            <text:p>1808,474</text:p>
          </table:table-cell>
          <table:table-cell office:value-type="float" office:value="1506.64502" calcext:value-type="float">
            <text:p>1506,64502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3067.886" calcext:value-type="float">
            <text:p>3067,886</text:p>
          </table:table-cell>
          <table:table-cell office:value-type="float" office:value="15.65" calcext:value-type="float">
            <text:p>15,65</text:p>
          </table:table-cell>
          <table:table-cell/>
          <table:table-cell office:value-type="float" office:value="1164.924" calcext:value-type="float">
            <text:p>1164,924</text:p>
          </table:table-cell>
          <table:table-cell office:value-type="float" office:value="151.207001" calcext:value-type="float">
            <text:p>151,207001</text:p>
          </table:table-cell>
          <table:table-cell/>
          <table:table-cell office:value-type="float" office:value="1663.173" calcext:value-type="float">
            <text:p>1663,173</text:p>
          </table:table-cell>
          <table:table-cell office:value-type="float" office:value="1506.436035" calcext:value-type="float">
            <text:p>1506,436035</text:p>
          </table:table-cell>
          <table:table-cell table:number-columns-repeated="7"/>
        </table:table-row>
        <table:table-row table:style-name="ro1">
          <table:table-cell office:value-type="float" office:value="1653.1" calcext:value-type="float">
            <text:p>1653,1</text:p>
          </table:table-cell>
          <table:table-cell office:value-type="float" office:value="15.523" calcext:value-type="float">
            <text:p>15,523</text:p>
          </table:table-cell>
          <table:table-cell/>
          <table:table-cell office:value-type="float" office:value="540.973" calcext:value-type="float">
            <text:p>540,973</text:p>
          </table:table-cell>
          <table:table-cell office:value-type="float" office:value="150.992996" calcext:value-type="float">
            <text:p>150,992996</text:p>
          </table:table-cell>
          <table:table-cell/>
          <table:table-cell office:value-type="float" office:value="1644.434" calcext:value-type="float">
            <text:p>1644,434</text:p>
          </table:table-cell>
          <table:table-cell office:value-type="float" office:value="1498.909058" calcext:value-type="float">
            <text:p>1498,909058</text:p>
          </table:table-cell>
          <table:table-cell table:number-columns-repeated="7"/>
        </table:table-row>
        <table:table-row table:style-name="ro1">
          <table:table-cell office:value-type="float" office:value="1075.997" calcext:value-type="float">
            <text:p>1075,997</text:p>
          </table:table-cell>
          <table:table-cell office:value-type="float" office:value="15.539" calcext:value-type="float">
            <text:p>15,539</text:p>
          </table:table-cell>
          <table:table-cell/>
          <table:table-cell office:value-type="float" office:value="502.994" calcext:value-type="float">
            <text:p>502,994</text:p>
          </table:table-cell>
          <table:table-cell office:value-type="float" office:value="151.755997" calcext:value-type="float">
            <text:p>151,755997</text:p>
          </table:table-cell>
          <table:table-cell/>
          <table:table-cell office:value-type="float" office:value="1655.885" calcext:value-type="float">
            <text:p>1655,885</text:p>
          </table:table-cell>
          <table:table-cell office:value-type="float" office:value="1505.964966" calcext:value-type="float">
            <text:p>1505,964966</text:p>
          </table:table-cell>
          <table:table-cell table:number-columns-repeated="7"/>
        </table:table-row>
        <table:table-row table:style-name="ro1">
          <table:table-cell office:value-type="float" office:value="612.585" calcext:value-type="float">
            <text:p>612,585</text:p>
          </table:table-cell>
          <table:table-cell office:value-type="float" office:value="15.669" calcext:value-type="float">
            <text:p>15,669</text:p>
          </table:table-cell>
          <table:table-cell/>
          <table:table-cell office:value-type="float" office:value="361.589" calcext:value-type="float">
            <text:p>361,589</text:p>
          </table:table-cell>
          <table:table-cell office:value-type="float" office:value="151.453995" calcext:value-type="float">
            <text:p>151,453995</text:p>
          </table:table-cell>
          <table:table-cell/>
          <table:table-cell office:value-type="float" office:value="2153.135" calcext:value-type="float">
            <text:p>2153,135</text:p>
          </table:table-cell>
          <table:table-cell office:value-type="float" office:value="1499.810059" calcext:value-type="float">
            <text:p>1499,810059</text:p>
          </table:table-cell>
          <table:table-cell table:number-columns-repeated="7"/>
        </table:table-row>
        <table:table-row table:style-name="ro1">
          <table:table-cell office:value-type="float" office:value="1200.855" calcext:value-type="float">
            <text:p>1200,855</text:p>
          </table:table-cell>
          <table:table-cell office:value-type="float" office:value="15.732" calcext:value-type="float">
            <text:p>15,732</text:p>
          </table:table-cell>
          <table:table-cell/>
          <table:table-cell office:value-type="float" office:value="277.044" calcext:value-type="float">
            <text:p>277,044</text:p>
          </table:table-cell>
          <table:table-cell office:value-type="float" office:value="150.940002" calcext:value-type="float">
            <text:p>150,940002</text:p>
          </table:table-cell>
          <table:table-cell/>
          <table:table-cell office:value-type="float" office:value="1657.9" calcext:value-type="float">
            <text:p>1657,9</text:p>
          </table:table-cell>
          <table:table-cell office:value-type="float" office:value="1507.72998" calcext:value-type="float">
            <text:p>1507,72998</text:p>
          </table:table-cell>
          <table:table-cell table:number-columns-repeated="7"/>
        </table:table-row>
        <table:table-row table:style-name="ro1">
          <table:table-cell office:value-type="float" office:value="762.034" calcext:value-type="float">
            <text:p>762,034</text:p>
          </table:table-cell>
          <table:table-cell office:value-type="float" office:value="15.529" calcext:value-type="float">
            <text:p>15,529</text:p>
          </table:table-cell>
          <table:table-cell/>
          <table:table-cell office:value-type="float" office:value="269.622" calcext:value-type="float">
            <text:p>269,622</text:p>
          </table:table-cell>
          <table:table-cell office:value-type="float" office:value="150.903" calcext:value-type="float">
            <text:p>150,903</text:p>
          </table:table-cell>
          <table:table-cell/>
          <table:table-cell office:value-type="float" office:value="1648.144" calcext:value-type="float">
            <text:p>1648,144</text:p>
          </table:table-cell>
          <table:table-cell office:value-type="float" office:value="1500.844971" calcext:value-type="float">
            <text:p>1500,844971</text:p>
          </table:table-cell>
          <table:table-cell table:number-columns-repeated="7"/>
        </table:table-row>
        <table:table-row table:style-name="ro1">
          <table:table-cell office:value-type="float" office:value="793.607" calcext:value-type="float">
            <text:p>793,607</text:p>
          </table:table-cell>
          <table:table-cell office:value-type="float" office:value="15.61" calcext:value-type="float">
            <text:p>15,61</text:p>
          </table:table-cell>
          <table:table-cell/>
          <table:table-cell office:value-type="float" office:value="272.157" calcext:value-type="float">
            <text:p>272,157</text:p>
          </table:table-cell>
          <table:table-cell office:value-type="float" office:value="150.412994" calcext:value-type="float">
            <text:p>150,412994</text:p>
          </table:table-cell>
          <table:table-cell/>
          <table:table-cell office:value-type="float" office:value="1635.807" calcext:value-type="float">
            <text:p>1635,807</text:p>
          </table:table-cell>
          <table:table-cell office:value-type="float" office:value="1506.171997" calcext:value-type="float">
            <text:p>1506,171997</text:p>
          </table:table-cell>
          <table:table-cell table:number-columns-repeated="7"/>
        </table:table-row>
        <table:table-row table:style-name="ro1">
          <table:table-cell office:value-type="float" office:value="677.609" calcext:value-type="float">
            <text:p>677,609</text:p>
          </table:table-cell>
          <table:table-cell office:value-type="float" office:value="15.649" calcext:value-type="float">
            <text:p>15,649</text:p>
          </table:table-cell>
          <table:table-cell/>
          <table:table-cell office:value-type="float" office:value="316.57" calcext:value-type="float">
            <text:p>316,57</text:p>
          </table:table-cell>
          <table:table-cell office:value-type="float" office:value="150.628006" calcext:value-type="float">
            <text:p>150,628006</text:p>
          </table:table-cell>
          <table:table-cell/>
          <table:table-cell office:value-type="float" office:value="1686.887" calcext:value-type="float">
            <text:p>1686,887</text:p>
          </table:table-cell>
          <table:table-cell office:value-type="float" office:value="1504.628052" calcext:value-type="float">
            <text:p>1504,628052</text:p>
          </table:table-cell>
          <table:table-cell table:number-columns-repeated="7"/>
        </table:table-row>
        <table:table-row table:style-name="ro1">
          <table:table-cell office:value-type="float" office:value="296.398" calcext:value-type="float">
            <text:p>296,398</text:p>
          </table:table-cell>
          <table:table-cell office:value-type="float" office:value="15.611" calcext:value-type="float">
            <text:p>15,611</text:p>
          </table:table-cell>
          <table:table-cell/>
          <table:table-cell office:value-type="float" office:value="260.194" calcext:value-type="float">
            <text:p>260,194</text:p>
          </table:table-cell>
          <table:table-cell office:value-type="float" office:value="151.341995" calcext:value-type="float">
            <text:p>151,341995</text:p>
          </table:table-cell>
          <table:table-cell/>
          <table:table-cell office:value-type="float" office:value="1659.66" calcext:value-type="float">
            <text:p>1659,66</text:p>
          </table:table-cell>
          <table:table-cell office:value-type="float" office:value="1515.672974" calcext:value-type="float">
            <text:p>1515,672974</text:p>
          </table:table-cell>
          <table:table-cell table:number-columns-repeated="7"/>
        </table:table-row>
        <table:table-row table:style-name="ro1">
          <table:table-cell office:value-type="float" office:value="229.901" calcext:value-type="float">
            <text:p>229,901</text:p>
          </table:table-cell>
          <table:table-cell office:value-type="float" office:value="15.596" calcext:value-type="float">
            <text:p>15,596</text:p>
          </table:table-cell>
          <table:table-cell/>
          <table:table-cell office:value-type="float" office:value="256.368" calcext:value-type="float">
            <text:p>256,368</text:p>
          </table:table-cell>
          <table:table-cell office:value-type="float" office:value="151.287994" calcext:value-type="float">
            <text:p>151,287994</text:p>
          </table:table-cell>
          <table:table-cell/>
          <table:table-cell office:value-type="float" office:value="1696.879" calcext:value-type="float">
            <text:p>1696,879</text:p>
          </table:table-cell>
          <table:table-cell office:value-type="float" office:value="1525.73999" calcext:value-type="float">
            <text:p>1525,73999</text:p>
          </table:table-cell>
          <table:table-cell table:number-columns-repeated="7"/>
        </table:table-row>
        <table:table-row table:style-name="ro1">
          <table:table-cell office:value-type="float" office:value="315.008" calcext:value-type="float">
            <text:p>315,008</text:p>
          </table:table-cell>
          <table:table-cell office:value-type="float" office:value="15.676" calcext:value-type="float">
            <text:p>15,676</text:p>
          </table:table-cell>
          <table:table-cell/>
          <table:table-cell office:value-type="float" office:value="321.772" calcext:value-type="float">
            <text:p>321,772</text:p>
          </table:table-cell>
          <table:table-cell office:value-type="float" office:value="151.285004" calcext:value-type="float">
            <text:p>151,285004</text:p>
          </table:table-cell>
          <table:table-cell/>
          <table:table-cell office:value-type="float" office:value="1630.885" calcext:value-type="float">
            <text:p>1630,885</text:p>
          </table:table-cell>
          <table:table-cell office:value-type="float" office:value="1505.689941" calcext:value-type="float">
            <text:p>1505,689941</text:p>
          </table:table-cell>
          <table:table-cell table:number-columns-repeated="7"/>
        </table:table-row>
        <table:table-row table:style-name="ro1">
          <table:table-cell office:value-type="float" office:value="226.771" calcext:value-type="float">
            <text:p>226,771</text:p>
          </table:table-cell>
          <table:table-cell office:value-type="float" office:value="15.518" calcext:value-type="float">
            <text:p>15,518</text:p>
          </table:table-cell>
          <table:table-cell/>
          <table:table-cell office:value-type="float" office:value="259.378" calcext:value-type="float">
            <text:p>259,378</text:p>
          </table:table-cell>
          <table:table-cell office:value-type="float" office:value="150.897995" calcext:value-type="float">
            <text:p>150,897995</text:p>
          </table:table-cell>
          <table:table-cell/>
          <table:table-cell office:value-type="float" office:value="1626.578" calcext:value-type="float">
            <text:p>1626,578</text:p>
          </table:table-cell>
          <table:table-cell office:value-type="float" office:value="1505.593018" calcext:value-type="float">
            <text:p>1505,593018</text:p>
          </table:table-cell>
          <table:table-cell table:number-columns-repeated="7"/>
        </table:table-row>
        <table:table-row table:style-name="ro1">
          <table:table-cell office:value-type="float" office:value="223.021" calcext:value-type="float">
            <text:p>223,021</text:p>
          </table:table-cell>
          <table:table-cell office:value-type="float" office:value="15.635" calcext:value-type="float">
            <text:p>15,635</text:p>
          </table:table-cell>
          <table:table-cell/>
          <table:table-cell office:value-type="float" office:value="257.178" calcext:value-type="float">
            <text:p>257,178</text:p>
          </table:table-cell>
          <table:table-cell office:value-type="float" office:value="151.953003" calcext:value-type="float">
            <text:p>151,953003</text:p>
          </table:table-cell>
          <table:table-cell/>
          <table:table-cell office:value-type="float" office:value="1977.814" calcext:value-type="float">
            <text:p>1977,814</text:p>
          </table:table-cell>
          <table:table-cell office:value-type="float" office:value="1504.362061" calcext:value-type="float">
            <text:p>1504,362061</text:p>
          </table:table-cell>
          <table:table-cell table:number-columns-repeated="7"/>
        </table:table-row>
        <table:table-row table:style-name="ro1">
          <table:table-cell office:value-type="float" office:value="213.484" calcext:value-type="float">
            <text:p>213,484</text:p>
          </table:table-cell>
          <table:table-cell office:value-type="float" office:value="15.669" calcext:value-type="float">
            <text:p>15,669</text:p>
          </table:table-cell>
          <table:table-cell/>
          <table:table-cell office:value-type="float" office:value="358.252" calcext:value-type="float">
            <text:p>358,252</text:p>
          </table:table-cell>
          <table:table-cell office:value-type="float" office:value="151.089996" calcext:value-type="float">
            <text:p>151,089996</text:p>
          </table:table-cell>
          <table:table-cell/>
          <table:table-cell office:value-type="float" office:value="1624.756" calcext:value-type="float">
            <text:p>1624,756</text:p>
          </table:table-cell>
          <table:table-cell office:value-type="float" office:value="1507.969971" calcext:value-type="float">
            <text:p>1507,969971</text:p>
          </table:table-cell>
          <table:table-cell table:number-columns-repeated="7"/>
        </table:table-row>
        <table:table-row table:style-name="ro1">
          <table:table-cell office:value-type="float" office:value="260.822" calcext:value-type="float">
            <text:p>260,822</text:p>
          </table:table-cell>
          <table:table-cell office:value-type="float" office:value="15.593" calcext:value-type="float">
            <text:p>15,593</text:p>
          </table:table-cell>
          <table:table-cell/>
          <table:table-cell office:value-type="float" office:value="340.805" calcext:value-type="float">
            <text:p>340,805</text:p>
          </table:table-cell>
          <table:table-cell office:value-type="float" office:value="150.526993" calcext:value-type="float">
            <text:p>150,526993</text:p>
          </table:table-cell>
          <table:table-cell/>
          <table:table-cell office:value-type="float" office:value="1625.212" calcext:value-type="float">
            <text:p>1625,212</text:p>
          </table:table-cell>
          <table:table-cell office:value-type="float" office:value="1507.292969" calcext:value-type="float">
            <text:p>1507,292969</text:p>
          </table:table-cell>
          <table:table-cell table:number-columns-repeated="7"/>
        </table:table-row>
        <table:table-row table:style-name="ro1">
          <table:table-cell office:value-type="float" office:value="420.002" calcext:value-type="float">
            <text:p>420,002</text:p>
          </table:table-cell>
          <table:table-cell office:value-type="float" office:value="15.595" calcext:value-type="float">
            <text:p>15,595</text:p>
          </table:table-cell>
          <table:table-cell/>
          <table:table-cell office:value-type="float" office:value="256.204" calcext:value-type="float">
            <text:p>256,204</text:p>
          </table:table-cell>
          <table:table-cell office:value-type="float" office:value="150.031006" calcext:value-type="float">
            <text:p>150,031006</text:p>
          </table:table-cell>
          <table:table-cell/>
          <table:table-cell office:value-type="float" office:value="1628.788" calcext:value-type="float">
            <text:p>1628,788</text:p>
          </table:table-cell>
          <table:table-cell office:value-type="float" office:value="1503.743042" calcext:value-type="float">
            <text:p>1503,743042</text:p>
          </table:table-cell>
          <table:table-cell table:number-columns-repeated="7"/>
        </table:table-row>
        <table:table-row table:style-name="ro1">
          <table:table-cell office:value-type="float" office:value="237.628" calcext:value-type="float">
            <text:p>237,628</text:p>
          </table:table-cell>
          <table:table-cell office:value-type="float" office:value="15.65" calcext:value-type="float">
            <text:p>15,65</text:p>
          </table:table-cell>
          <table:table-cell/>
          <table:table-cell office:value-type="float" office:value="254.796" calcext:value-type="float">
            <text:p>254,796</text:p>
          </table:table-cell>
          <table:table-cell office:value-type="float" office:value="150.130005" calcext:value-type="float">
            <text:p>150,130005</text:p>
          </table:table-cell>
          <table:table-cell/>
          <table:table-cell office:value-type="float" office:value="2057.08" calcext:value-type="float">
            <text:p>2057,08</text:p>
          </table:table-cell>
          <table:table-cell office:value-type="float" office:value="1503.714966" calcext:value-type="float">
            <text:p>1503,714966</text:p>
          </table:table-cell>
          <table:table-cell table:number-columns-repeated="7"/>
        </table:table-row>
        <table:table-row table:style-name="ro1">
          <table:table-cell office:value-type="float" office:value="402.452" calcext:value-type="float">
            <text:p>402,452</text:p>
          </table:table-cell>
          <table:table-cell office:value-type="float" office:value="15.615" calcext:value-type="float">
            <text:p>15,615</text:p>
          </table:table-cell>
          <table:table-cell/>
          <table:table-cell office:value-type="float" office:value="257.853" calcext:value-type="float">
            <text:p>257,853</text:p>
          </table:table-cell>
          <table:table-cell office:value-type="float" office:value="150.087006" calcext:value-type="float">
            <text:p>150,087006</text:p>
          </table:table-cell>
          <table:table-cell/>
          <table:table-cell office:value-type="float" office:value="1628.128" calcext:value-type="float">
            <text:p>1628,128</text:p>
          </table:table-cell>
          <table:table-cell office:value-type="float" office:value="1507.36499" calcext:value-type="float">
            <text:p>1507,36499</text:p>
          </table:table-cell>
          <table:table-cell table:number-columns-repeated="7"/>
        </table:table-row>
        <table:table-row table:style-name="ro1">
          <table:table-cell office:value-type="float" office:value="466.125" calcext:value-type="float">
            <text:p>466,125</text:p>
          </table:table-cell>
          <table:table-cell office:value-type="float" office:value="15.578" calcext:value-type="float">
            <text:p>15,578</text:p>
          </table:table-cell>
          <table:table-cell/>
          <table:table-cell office:value-type="float" office:value="343.437" calcext:value-type="float">
            <text:p>343,437</text:p>
          </table:table-cell>
          <table:table-cell office:value-type="float" office:value="151.156006" calcext:value-type="float">
            <text:p>151,156006</text:p>
          </table:table-cell>
          <table:table-cell/>
          <table:table-cell office:value-type="float" office:value="1621.325" calcext:value-type="float">
            <text:p>1621,325</text:p>
          </table:table-cell>
          <table:table-cell office:value-type="float" office:value="1504.072021" calcext:value-type="float">
            <text:p>1504,072021</text:p>
          </table:table-cell>
          <table:table-cell table:number-columns-repeated="7"/>
        </table:table-row>
        <table:table-row table:style-name="ro1">
          <table:table-cell office:value-type="float" office:value="580.152" calcext:value-type="float">
            <text:p>580,152</text:p>
          </table:table-cell>
          <table:table-cell office:value-type="float" office:value="15.461" calcext:value-type="float">
            <text:p>15,461</text:p>
          </table:table-cell>
          <table:table-cell/>
          <table:table-cell office:value-type="float" office:value="262.172" calcext:value-type="float">
            <text:p>262,172</text:p>
          </table:table-cell>
          <table:table-cell office:value-type="float" office:value="150.542999" calcext:value-type="float">
            <text:p>150,542999</text:p>
          </table:table-cell>
          <table:table-cell/>
          <table:table-cell office:value-type="float" office:value="1627.295" calcext:value-type="float">
            <text:p>1627,295</text:p>
          </table:table-cell>
          <table:table-cell office:value-type="float" office:value="1510.510986" calcext:value-type="float">
            <text:p>1510,510986</text:p>
          </table:table-cell>
          <table:table-cell table:number-columns-repeated="7"/>
        </table:table-row>
        <table:table-row table:style-name="ro1">
          <table:table-cell office:value-type="float" office:value="421.779" calcext:value-type="float">
            <text:p>421,779</text:p>
          </table:table-cell>
          <table:table-cell office:value-type="float" office:value="15.545" calcext:value-type="float">
            <text:p>15,545</text:p>
          </table:table-cell>
          <table:table-cell/>
          <table:table-cell office:value-type="float" office:value="255.27" calcext:value-type="float">
            <text:p>255,27</text:p>
          </table:table-cell>
          <table:table-cell office:value-type="float" office:value="151.033997" calcext:value-type="float">
            <text:p>151,033997</text:p>
          </table:table-cell>
          <table:table-cell/>
          <table:table-cell office:value-type="float" office:value="1628.432" calcext:value-type="float">
            <text:p>1628,432</text:p>
          </table:table-cell>
          <table:table-cell office:value-type="float" office:value="1508.040039" calcext:value-type="float">
            <text:p>1508,040039</text:p>
          </table:table-cell>
          <table:table-cell table:number-columns-repeated="7"/>
        </table:table-row>
        <table:table-row table:style-name="ro1">
          <table:table-cell office:value-type="float" office:value="1709.016" calcext:value-type="float">
            <text:p>1709,016</text:p>
          </table:table-cell>
          <table:table-cell office:value-type="float" office:value="15.55" calcext:value-type="float">
            <text:p>15,55</text:p>
          </table:table-cell>
          <table:table-cell/>
          <table:table-cell office:value-type="float" office:value="257.444" calcext:value-type="float">
            <text:p>257,444</text:p>
          </table:table-cell>
          <table:table-cell office:value-type="float" office:value="151.362" calcext:value-type="float">
            <text:p>151,362</text:p>
          </table:table-cell>
          <table:table-cell/>
          <table:table-cell office:value-type="float" office:value="1628.767" calcext:value-type="float">
            <text:p>1628,767</text:p>
          </table:table-cell>
          <table:table-cell office:value-type="float" office:value="1506.921021" calcext:value-type="float">
            <text:p>1506,921021</text:p>
          </table:table-cell>
          <table:table-cell table:number-columns-repeated="7"/>
        </table:table-row>
        <table:table-row table:style-name="ro1">
          <table:table-cell office:value-type="float" office:value="1862.279" calcext:value-type="float">
            <text:p>1862,279</text:p>
          </table:table-cell>
          <table:table-cell office:value-type="float" office:value="15.541" calcext:value-type="float">
            <text:p>15,541</text:p>
          </table:table-cell>
          <table:table-cell/>
          <table:table-cell office:value-type="float" office:value="340.625" calcext:value-type="float">
            <text:p>340,625</text:p>
          </table:table-cell>
          <table:table-cell office:value-type="float" office:value="151.348007" calcext:value-type="float">
            <text:p>151,348007</text:p>
          </table:table-cell>
          <table:table-cell/>
          <table:table-cell office:value-type="float" office:value="1622.999" calcext:value-type="float">
            <text:p>1622,999</text:p>
          </table:table-cell>
          <table:table-cell office:value-type="float" office:value="1505.932983" calcext:value-type="float">
            <text:p>1505,932983</text:p>
          </table:table-cell>
          <table:table-cell table:number-columns-repeated="7"/>
        </table:table-row>
        <table:table-row table:style-name="ro1">
          <table:table-cell office:value-type="float" office:value="2988.651" calcext:value-type="float">
            <text:p>2988,651</text:p>
          </table:table-cell>
          <table:table-cell office:value-type="float" office:value="15.53" calcext:value-type="float">
            <text:p>15,53</text:p>
          </table:table-cell>
          <table:table-cell/>
          <table:table-cell office:value-type="float" office:value="277.563" calcext:value-type="float">
            <text:p>277,563</text:p>
          </table:table-cell>
          <table:table-cell office:value-type="float" office:value="151.076996" calcext:value-type="float">
            <text:p>151,076996</text:p>
          </table:table-cell>
          <table:table-cell/>
          <table:table-cell office:value-type="float" office:value="1628.928" calcext:value-type="float">
            <text:p>1628,928</text:p>
          </table:table-cell>
          <table:table-cell office:value-type="float" office:value="1508.803955" calcext:value-type="float">
            <text:p>1508,803955</text:p>
          </table:table-cell>
          <table:table-cell table:number-columns-repeated="7"/>
        </table:table-row>
        <table:table-row table:style-name="ro1">
          <table:table-cell office:value-type="float" office:value="2505.886" calcext:value-type="float">
            <text:p>2505,886</text:p>
          </table:table-cell>
          <table:table-cell office:value-type="float" office:value="15.518" calcext:value-type="float">
            <text:p>15,518</text:p>
          </table:table-cell>
          <table:table-cell/>
          <table:table-cell office:value-type="float" office:value="281.726" calcext:value-type="float">
            <text:p>281,726</text:p>
          </table:table-cell>
          <table:table-cell office:value-type="float" office:value="150.985992" calcext:value-type="float">
            <text:p>150,985992</text:p>
          </table:table-cell>
          <table:table-cell/>
          <table:table-cell office:value-type="float" office:value="1622.065" calcext:value-type="float">
            <text:p>1622,065</text:p>
          </table:table-cell>
          <table:table-cell office:value-type="float" office:value="1504.062988" calcext:value-type="float">
            <text:p>1504,062988</text:p>
          </table:table-cell>
          <table:table-cell table:number-columns-repeated="7"/>
        </table:table-row>
        <table:table-row table:style-name="ro1">
          <table:table-cell office:value-type="float" office:value="3199.715" calcext:value-type="float">
            <text:p>3199,715</text:p>
          </table:table-cell>
          <table:table-cell office:value-type="float" office:value="15.594" calcext:value-type="float">
            <text:p>15,594</text:p>
          </table:table-cell>
          <table:table-cell/>
          <table:table-cell office:value-type="float" office:value="274.553" calcext:value-type="float">
            <text:p>274,553</text:p>
          </table:table-cell>
          <table:table-cell office:value-type="float" office:value="151.201996" calcext:value-type="float">
            <text:p>151,201996</text:p>
          </table:table-cell>
          <table:table-cell/>
          <table:table-cell office:value-type="float" office:value="1629.923" calcext:value-type="float">
            <text:p>1629,923</text:p>
          </table:table-cell>
          <table:table-cell office:value-type="float" office:value="1504.946045" calcext:value-type="float">
            <text:p>1504,946045</text:p>
          </table:table-cell>
          <table:table-cell table:number-columns-repeated="7"/>
        </table:table-row>
        <table:table-row table:style-name="ro1">
          <table:table-cell office:value-type="float" office:value="2785.321" calcext:value-type="float">
            <text:p>2785,321</text:p>
          </table:table-cell>
          <table:table-cell office:value-type="float" office:value="15.446" calcext:value-type="float">
            <text:p>15,446</text:p>
          </table:table-cell>
          <table:table-cell/>
          <table:table-cell office:value-type="float" office:value="389.629" calcext:value-type="float">
            <text:p>389,629</text:p>
          </table:table-cell>
          <table:table-cell office:value-type="float" office:value="151.619995" calcext:value-type="float">
            <text:p>151,619995</text:p>
          </table:table-cell>
          <table:table-cell/>
          <table:table-cell office:value-type="float" office:value="1624.069" calcext:value-type="float">
            <text:p>1624,069</text:p>
          </table:table-cell>
          <table:table-cell office:value-type="float" office:value="1503.302002" calcext:value-type="float">
            <text:p>1503,302002</text:p>
          </table:table-cell>
          <table:table-cell table:number-columns-repeated="7"/>
        </table:table-row>
        <table:table-row table:style-name="ro1">
          <table:table-cell office:value-type="float" office:value="2631.92" calcext:value-type="float">
            <text:p>2631,92</text:p>
          </table:table-cell>
          <table:table-cell office:value-type="float" office:value="15.53" calcext:value-type="float">
            <text:p>15,53</text:p>
          </table:table-cell>
          <table:table-cell/>
          <table:table-cell office:value-type="float" office:value="256.451" calcext:value-type="float">
            <text:p>256,451</text:p>
          </table:table-cell>
          <table:table-cell office:value-type="float" office:value="151.718002" calcext:value-type="float">
            <text:p>151,718002</text:p>
          </table:table-cell>
          <table:table-cell/>
          <table:table-cell office:value-type="float" office:value="1616.467" calcext:value-type="float">
            <text:p>1616,467</text:p>
          </table:table-cell>
          <table:table-cell office:value-type="float" office:value="1499.515991" calcext:value-type="float">
            <text:p>1499,515991</text:p>
          </table:table-cell>
          <table:table-cell table:number-columns-repeated="7"/>
        </table:table-row>
        <table:table-row table:style-name="ro1">
          <table:table-cell office:value-type="float" office:value="2323.611" calcext:value-type="float">
            <text:p>2323,611</text:p>
          </table:table-cell>
          <table:table-cell office:value-type="float" office:value="15.674" calcext:value-type="float">
            <text:p>15,674</text:p>
          </table:table-cell>
          <table:table-cell/>
          <table:table-cell office:value-type="float" office:value="255.793" calcext:value-type="float">
            <text:p>255,793</text:p>
          </table:table-cell>
          <table:table-cell office:value-type="float" office:value="151.376999" calcext:value-type="float">
            <text:p>151,376999</text:p>
          </table:table-cell>
          <table:table-cell/>
          <table:table-cell office:value-type="float" office:value="1627.827" calcext:value-type="float">
            <text:p>1627,827</text:p>
          </table:table-cell>
          <table:table-cell office:value-type="float" office:value="1508.782959" calcext:value-type="float">
            <text:p>1508,782959</text:p>
          </table:table-cell>
          <table:table-cell table:number-columns-repeated="7"/>
        </table:table-row>
        <table:table-row table:style-name="ro1">
          <table:table-cell office:value-type="float" office:value="7300.434" calcext:value-type="float">
            <text:p>7300,434</text:p>
          </table:table-cell>
          <table:table-cell office:value-type="float" office:value="15.459" calcext:value-type="float">
            <text:p>15,459</text:p>
          </table:table-cell>
          <table:table-cell/>
          <table:table-cell office:value-type="float" office:value="255.693" calcext:value-type="float">
            <text:p>255,693</text:p>
          </table:table-cell>
          <table:table-cell office:value-type="float" office:value="151.244995" calcext:value-type="float">
            <text:p>151,244995</text:p>
          </table:table-cell>
          <table:table-cell/>
          <table:table-cell office:value-type="float" office:value="1627.005" calcext:value-type="float">
            <text:p>1627,005</text:p>
          </table:table-cell>
          <table:table-cell office:value-type="float" office:value="1509.093994" calcext:value-type="float">
            <text:p>1509,093994</text:p>
          </table:table-cell>
          <table:table-cell table:number-columns-repeated="7"/>
        </table:table-row>
        <table:table-row table:style-name="ro1">
          <table:table-cell office:value-type="float" office:value="363.12" calcext:value-type="float">
            <text:p>363,12</text:p>
          </table:table-cell>
          <table:table-cell office:value-type="float" office:value="15.61" calcext:value-type="float">
            <text:p>15,61</text:p>
          </table:table-cell>
          <table:table-cell/>
          <table:table-cell office:value-type="float" office:value="283.204" calcext:value-type="float">
            <text:p>283,204</text:p>
          </table:table-cell>
          <table:table-cell office:value-type="float" office:value="151.574997" calcext:value-type="float">
            <text:p>151,574997</text:p>
          </table:table-cell>
          <table:table-cell/>
          <table:table-cell office:value-type="float" office:value="1623.565" calcext:value-type="float">
            <text:p>1623,565</text:p>
          </table:table-cell>
          <table:table-cell office:value-type="float" office:value="1505.33606" calcext:value-type="float">
            <text:p>1505,33606</text:p>
          </table:table-cell>
          <table:table-cell table:number-columns-repeated="7"/>
        </table:table-row>
        <table:table-row table:style-name="ro1">
          <table:table-cell office:value-type="float" office:value="3174.499" calcext:value-type="float">
            <text:p>3174,499</text:p>
          </table:table-cell>
          <table:table-cell office:value-type="float" office:value="15.624" calcext:value-type="float">
            <text:p>15,624</text:p>
          </table:table-cell>
          <table:table-cell/>
          <table:table-cell office:value-type="float" office:value="264.532" calcext:value-type="float">
            <text:p>264,532</text:p>
          </table:table-cell>
          <table:table-cell office:value-type="float" office:value="151.466995" calcext:value-type="float">
            <text:p>151,466995</text:p>
          </table:table-cell>
          <table:table-cell/>
          <table:table-cell office:value-type="float" office:value="1620.613" calcext:value-type="float">
            <text:p>1620,613</text:p>
          </table:table-cell>
          <table:table-cell office:value-type="float" office:value="1502.703003" calcext:value-type="float">
            <text:p>1502,703003</text:p>
          </table:table-cell>
          <table:table-cell table:number-columns-repeated="7"/>
        </table:table-row>
        <table:table-row table:style-name="ro1">
          <table:table-cell office:value-type="float" office:value="131.419" calcext:value-type="float">
            <text:p>131,419</text:p>
          </table:table-cell>
          <table:table-cell office:value-type="float" office:value="15.751" calcext:value-type="float">
            <text:p>15,751</text:p>
          </table:table-cell>
          <table:table-cell/>
          <table:table-cell office:value-type="float" office:value="360.451" calcext:value-type="float">
            <text:p>360,451</text:p>
          </table:table-cell>
          <table:table-cell office:value-type="float" office:value="150.779007" calcext:value-type="float">
            <text:p>150,779007</text:p>
          </table:table-cell>
          <table:table-cell/>
          <table:table-cell office:value-type="float" office:value="1623.909" calcext:value-type="float">
            <text:p>1623,909</text:p>
          </table:table-cell>
          <table:table-cell office:value-type="float" office:value="1505.182007" calcext:value-type="float">
            <text:p>1505,182007</text:p>
          </table:table-cell>
          <table:table-cell table:number-columns-repeated="7"/>
        </table:table-row>
        <table:table-row table:style-name="ro1">
          <table:table-cell office:value-type="float" office:value="133.533" calcext:value-type="float">
            <text:p>133,533</text:p>
          </table:table-cell>
          <table:table-cell office:value-type="float" office:value="15.556" calcext:value-type="float">
            <text:p>15,556</text:p>
          </table:table-cell>
          <table:table-cell/>
          <table:table-cell office:value-type="float" office:value="265.554" calcext:value-type="float">
            <text:p>265,554</text:p>
          </table:table-cell>
          <table:table-cell office:value-type="float" office:value="150.940994" calcext:value-type="float">
            <text:p>150,940994</text:p>
          </table:table-cell>
          <table:table-cell/>
          <table:table-cell office:value-type="float" office:value="1628.274" calcext:value-type="float">
            <text:p>1628,274</text:p>
          </table:table-cell>
          <table:table-cell office:value-type="float" office:value="1509.264038" calcext:value-type="float">
            <text:p>1509,264038</text:p>
          </table:table-cell>
          <table:table-cell table:number-columns-repeated="7"/>
        </table:table-row>
        <table:table-row table:style-name="ro1">
          <table:table-cell office:value-type="float" office:value="198.532" calcext:value-type="float">
            <text:p>198,532</text:p>
          </table:table-cell>
          <table:table-cell office:value-type="float" office:value="15.287" calcext:value-type="float">
            <text:p>15,287</text:p>
          </table:table-cell>
          <table:table-cell/>
          <table:table-cell office:value-type="float" office:value="256.354" calcext:value-type="float">
            <text:p>256,354</text:p>
          </table:table-cell>
          <table:table-cell office:value-type="float" office:value="151.522003" calcext:value-type="float">
            <text:p>151,522003</text:p>
          </table:table-cell>
          <table:table-cell/>
          <table:table-cell office:value-type="float" office:value="1643.908" calcext:value-type="float">
            <text:p>1643,908</text:p>
          </table:table-cell>
          <table:table-cell office:value-type="float" office:value="1504.96106" calcext:value-type="float">
            <text:p>1504,96106</text:p>
          </table:table-cell>
          <table:table-cell table:number-columns-repeated="7"/>
        </table:table-row>
        <table:table-row table:style-name="ro1">
          <table:table-cell office:value-type="float" office:value="417.827" calcext:value-type="float">
            <text:p>417,827</text:p>
          </table:table-cell>
          <table:table-cell office:value-type="float" office:value="15.724" calcext:value-type="float">
            <text:p>15,724</text:p>
          </table:table-cell>
          <table:table-cell/>
          <table:table-cell office:value-type="float" office:value="257.097" calcext:value-type="float">
            <text:p>257,097</text:p>
          </table:table-cell>
          <table:table-cell office:value-type="float" office:value="151.399994" calcext:value-type="float">
            <text:p>151,399994</text:p>
          </table:table-cell>
          <table:table-cell/>
          <table:table-cell office:value-type="float" office:value="1632.958" calcext:value-type="float">
            <text:p>1632,958</text:p>
          </table:table-cell>
          <table:table-cell office:value-type="float" office:value="1511.879028" calcext:value-type="float">
            <text:p>1511,879028</text:p>
          </table:table-cell>
          <table:table-cell table:number-columns-repeated="7"/>
        </table:table-row>
        <table:table-row table:style-name="ro1">
          <table:table-cell office:value-type="float" office:value="350.28" calcext:value-type="float">
            <text:p>350,28</text:p>
          </table:table-cell>
          <table:table-cell office:value-type="float" office:value="15.612" calcext:value-type="float">
            <text:p>15,612</text:p>
          </table:table-cell>
          <table:table-cell/>
          <table:table-cell office:value-type="float" office:value="420.381" calcext:value-type="float">
            <text:p>420,381</text:p>
          </table:table-cell>
          <table:table-cell office:value-type="float" office:value="150.917007" calcext:value-type="float">
            <text:p>150,917007</text:p>
          </table:table-cell>
          <table:table-cell/>
          <table:table-cell office:value-type="float" office:value="1623.201" calcext:value-type="float">
            <text:p>1623,201</text:p>
          </table:table-cell>
          <table:table-cell office:value-type="float" office:value="1505.647949" calcext:value-type="float">
            <text:p>1505,647949</text:p>
          </table:table-cell>
          <table:table-cell table:number-columns-repeated="7"/>
        </table:table-row>
        <table:table-row table:style-name="ro1">
          <table:table-cell office:value-type="float" office:value="245.253" calcext:value-type="float">
            <text:p>245,253</text:p>
          </table:table-cell>
          <table:table-cell office:value-type="float" office:value="15.615" calcext:value-type="float">
            <text:p>15,615</text:p>
          </table:table-cell>
          <table:table-cell/>
          <table:table-cell office:value-type="float" office:value="379.201" calcext:value-type="float">
            <text:p>379,201</text:p>
          </table:table-cell>
          <table:table-cell office:value-type="float" office:value="151.054001" calcext:value-type="float">
            <text:p>151,054001</text:p>
          </table:table-cell>
          <table:table-cell/>
          <table:table-cell office:value-type="float" office:value="1623.351" calcext:value-type="float">
            <text:p>1623,351</text:p>
          </table:table-cell>
          <table:table-cell office:value-type="float" office:value="1505.042969" calcext:value-type="float">
            <text:p>1505,042969</text:p>
          </table:table-cell>
          <table:table-cell table:number-columns-repeated="7"/>
        </table:table-row>
        <table:table-row table:style-name="ro1">
          <table:table-cell office:value-type="float" office:value="437.749" calcext:value-type="float">
            <text:p>437,749</text:p>
          </table:table-cell>
          <table:table-cell office:value-type="float" office:value="15.738" calcext:value-type="float">
            <text:p>15,738</text:p>
          </table:table-cell>
          <table:table-cell/>
          <table:table-cell office:value-type="float" office:value="254.847" calcext:value-type="float">
            <text:p>254,847</text:p>
          </table:table-cell>
          <table:table-cell office:value-type="float" office:value="150.348999" calcext:value-type="float">
            <text:p>150,348999</text:p>
          </table:table-cell>
          <table:table-cell/>
          <table:table-cell office:value-type="float" office:value="1626.021" calcext:value-type="float">
            <text:p>1626,021</text:p>
          </table:table-cell>
          <table:table-cell office:value-type="float" office:value="1506.802979" calcext:value-type="float">
            <text:p>1506,802979</text:p>
          </table:table-cell>
          <table:table-cell table:number-columns-repeated="7"/>
        </table:table-row>
        <table:table-row table:style-name="ro1">
          <table:table-cell office:value-type="float" office:value="561.691" calcext:value-type="float">
            <text:p>561,691</text:p>
          </table:table-cell>
          <table:table-cell office:value-type="float" office:value="15.573" calcext:value-type="float">
            <text:p>15,573</text:p>
          </table:table-cell>
          <table:table-cell/>
          <table:table-cell office:value-type="float" office:value="257.584" calcext:value-type="float">
            <text:p>257,584</text:p>
          </table:table-cell>
          <table:table-cell office:value-type="float" office:value="149.796997" calcext:value-type="float">
            <text:p>149,796997</text:p>
          </table:table-cell>
          <table:table-cell/>
          <table:table-cell office:value-type="float" office:value="1631.418" calcext:value-type="float">
            <text:p>1631,418</text:p>
          </table:table-cell>
          <table:table-cell office:value-type="float" office:value="1507.060059" calcext:value-type="float">
            <text:p>1507,060059</text:p>
          </table:table-cell>
          <table:table-cell table:number-columns-repeated="7"/>
        </table:table-row>
        <table:table-row table:style-name="ro1">
          <table:table-cell office:value-type="float" office:value="373.586" calcext:value-type="float">
            <text:p>373,586</text:p>
          </table:table-cell>
          <table:table-cell office:value-type="float" office:value="15.712" calcext:value-type="float">
            <text:p>15,712</text:p>
          </table:table-cell>
          <table:table-cell/>
          <table:table-cell office:value-type="float" office:value="278.572" calcext:value-type="float">
            <text:p>278,572</text:p>
          </table:table-cell>
          <table:table-cell office:value-type="float" office:value="149.886002" calcext:value-type="float">
            <text:p>149,886002</text:p>
          </table:table-cell>
          <table:table-cell/>
          <table:table-cell office:value-type="float" office:value="1653.529" calcext:value-type="float">
            <text:p>1653,529</text:p>
          </table:table-cell>
          <table:table-cell office:value-type="float" office:value="1506.399048" calcext:value-type="float">
            <text:p>1506,399048</text:p>
          </table:table-cell>
          <table:table-cell table:number-columns-repeated="7"/>
        </table:table-row>
        <table:table-row table:style-name="ro1">
          <table:table-cell office:value-type="float" office:value="338.186" calcext:value-type="float">
            <text:p>338,186</text:p>
          </table:table-cell>
          <table:table-cell office:value-type="float" office:value="15.633" calcext:value-type="float">
            <text:p>15,633</text:p>
          </table:table-cell>
          <table:table-cell/>
          <table:table-cell office:value-type="float" office:value="289.531" calcext:value-type="float">
            <text:p>289,531</text:p>
          </table:table-cell>
          <table:table-cell office:value-type="float" office:value="149.839996" calcext:value-type="float">
            <text:p>149,839996</text:p>
          </table:table-cell>
          <table:table-cell/>
          <table:table-cell office:value-type="float" office:value="1658.081" calcext:value-type="float">
            <text:p>1658,081</text:p>
          </table:table-cell>
          <table:table-cell office:value-type="float" office:value="1503.345947" calcext:value-type="float">
            <text:p>1503,345947</text:p>
          </table:table-cell>
          <table:table-cell table:number-columns-repeated="7"/>
        </table:table-row>
        <table:table-row table:style-name="ro1">
          <table:table-cell office:value-type="float" office:value="202.772" calcext:value-type="float">
            <text:p>202,772</text:p>
          </table:table-cell>
          <table:table-cell office:value-type="float" office:value="15.607" calcext:value-type="float">
            <text:p>15,607</text:p>
          </table:table-cell>
          <table:table-cell/>
          <table:table-cell office:value-type="float" office:value="431.281" calcext:value-type="float">
            <text:p>431,281</text:p>
          </table:table-cell>
          <table:table-cell office:value-type="float" office:value="151.274994" calcext:value-type="float">
            <text:p>151,274994</text:p>
          </table:table-cell>
          <table:table-cell/>
          <table:table-cell office:value-type="float" office:value="1625.014" calcext:value-type="float">
            <text:p>1625,014</text:p>
          </table:table-cell>
          <table:table-cell office:value-type="float" office:value="1506.875" calcext:value-type="float">
            <text:p>1506,875</text:p>
          </table:table-cell>
          <table:table-cell table:number-columns-repeated="7"/>
        </table:table-row>
        <table:table-row table:style-name="ro1">
          <table:table-cell office:value-type="float" office:value="254.144" calcext:value-type="float">
            <text:p>254,144</text:p>
          </table:table-cell>
          <table:table-cell office:value-type="float" office:value="15.618" calcext:value-type="float">
            <text:p>15,618</text:p>
          </table:table-cell>
          <table:table-cell/>
          <table:table-cell office:value-type="float" office:value="287.528" calcext:value-type="float">
            <text:p>287,528</text:p>
          </table:table-cell>
          <table:table-cell office:value-type="float" office:value="150.908997" calcext:value-type="float">
            <text:p>150,908997</text:p>
          </table:table-cell>
          <table:table-cell/>
          <table:table-cell office:value-type="float" office:value="1638.409" calcext:value-type="float">
            <text:p>1638,409</text:p>
          </table:table-cell>
          <table:table-cell office:value-type="float" office:value="1504.912964" calcext:value-type="float">
            <text:p>1504,912964</text:p>
          </table:table-cell>
          <table:table-cell table:number-columns-repeated="7"/>
        </table:table-row>
        <table:table-row table:style-name="ro1">
          <table:table-cell office:value-type="float" office:value="283.602" calcext:value-type="float">
            <text:p>283,602</text:p>
          </table:table-cell>
          <table:table-cell office:value-type="float" office:value="15.595" calcext:value-type="float">
            <text:p>15,595</text:p>
          </table:table-cell>
          <table:table-cell/>
          <table:table-cell office:value-type="float" office:value="542.505" calcext:value-type="float">
            <text:p>542,505</text:p>
          </table:table-cell>
          <table:table-cell office:value-type="float" office:value="151.102997" calcext:value-type="float">
            <text:p>151,102997</text:p>
          </table:table-cell>
          <table:table-cell/>
          <table:table-cell office:value-type="float" office:value="1636.205" calcext:value-type="float">
            <text:p>1636,205</text:p>
          </table:table-cell>
          <table:table-cell office:value-type="float" office:value="1508.274048" calcext:value-type="float">
            <text:p>1508,274048</text:p>
          </table:table-cell>
          <table:table-cell table:number-columns-repeated="7"/>
        </table:table-row>
        <table:table-row table:style-name="ro1">
          <table:table-cell office:value-type="float" office:value="186.781" calcext:value-type="float">
            <text:p>186,781</text:p>
          </table:table-cell>
          <table:table-cell office:value-type="float" office:value="15.651" calcext:value-type="float">
            <text:p>15,651</text:p>
          </table:table-cell>
          <table:table-cell/>
          <table:table-cell office:value-type="float" office:value="500.752" calcext:value-type="float">
            <text:p>500,752</text:p>
          </table:table-cell>
          <table:table-cell office:value-type="float" office:value="151.259003" calcext:value-type="float">
            <text:p>151,259003</text:p>
          </table:table-cell>
          <table:table-cell/>
          <table:table-cell office:value-type="float" office:value="1641.932" calcext:value-type="float">
            <text:p>1641,932</text:p>
          </table:table-cell>
          <table:table-cell office:value-type="float" office:value="1503.896973" calcext:value-type="float">
            <text:p>1503,896973</text:p>
          </table:table-cell>
          <table:table-cell table:number-columns-repeated="7"/>
        </table:table-row>
        <table:table-row table:style-name="ro1">
          <table:table-cell office:value-type="float" office:value="165.031" calcext:value-type="float">
            <text:p>165,031</text:p>
          </table:table-cell>
          <table:table-cell office:value-type="float" office:value="15.489" calcext:value-type="float">
            <text:p>15,489</text:p>
          </table:table-cell>
          <table:table-cell/>
          <table:table-cell office:value-type="float" office:value="359.976" calcext:value-type="float">
            <text:p>359,976</text:p>
          </table:table-cell>
          <table:table-cell office:value-type="float" office:value="150.988007" calcext:value-type="float">
            <text:p>150,988007</text:p>
          </table:table-cell>
          <table:table-cell/>
          <table:table-cell office:value-type="float" office:value="1631.254" calcext:value-type="float">
            <text:p>1631,254</text:p>
          </table:table-cell>
          <table:table-cell office:value-type="float" office:value="1499.062988" calcext:value-type="float">
            <text:p>1499,062988</text:p>
          </table:table-cell>
          <table:table-cell table:number-columns-repeated="7"/>
        </table:table-row>
        <table:table-row table:style-name="ro1">
          <table:table-cell office:value-type="float" office:value="301.976" calcext:value-type="float">
            <text:p>301,976</text:p>
          </table:table-cell>
          <table:table-cell office:value-type="float" office:value="15.613" calcext:value-type="float">
            <text:p>15,613</text:p>
          </table:table-cell>
          <table:table-cell/>
          <table:table-cell office:value-type="float" office:value="558.085" calcext:value-type="float">
            <text:p>558,085</text:p>
          </table:table-cell>
          <table:table-cell office:value-type="float" office:value="149.710007" calcext:value-type="float">
            <text:p>149,710007</text:p>
          </table:table-cell>
          <table:table-cell/>
          <table:table-cell office:value-type="float" office:value="1637.621" calcext:value-type="float">
            <text:p>1637,621</text:p>
          </table:table-cell>
          <table:table-cell office:value-type="float" office:value="1505.012939" calcext:value-type="float">
            <text:p>1505,012939</text:p>
          </table:table-cell>
          <table:table-cell table:number-columns-repeated="7"/>
        </table:table-row>
        <table:table-row table:style-name="ro1">
          <table:table-cell office:value-type="float" office:value="291.453" calcext:value-type="float">
            <text:p>291,453</text:p>
          </table:table-cell>
          <table:table-cell office:value-type="float" office:value="15.551" calcext:value-type="float">
            <text:p>15,551</text:p>
          </table:table-cell>
          <table:table-cell/>
          <table:table-cell office:value-type="float" office:value="562.344" calcext:value-type="float">
            <text:p>562,344</text:p>
          </table:table-cell>
          <table:table-cell office:value-type="float" office:value="149.834" calcext:value-type="float">
            <text:p>149,834</text:p>
          </table:table-cell>
          <table:table-cell/>
          <table:table-cell office:value-type="float" office:value="1646.936" calcext:value-type="float">
            <text:p>1646,936</text:p>
          </table:table-cell>
          <table:table-cell office:value-type="float" office:value="1506.417969" calcext:value-type="float">
            <text:p>1506,417969</text:p>
          </table:table-cell>
          <table:table-cell table:number-columns-repeated="7"/>
        </table:table-row>
        <table:table-row table:style-name="ro1">
          <table:table-cell office:value-type="float" office:value="138.696" calcext:value-type="float">
            <text:p>138,696</text:p>
          </table:table-cell>
          <table:table-cell office:value-type="float" office:value="15.544" calcext:value-type="float">
            <text:p>15,544</text:p>
          </table:table-cell>
          <table:table-cell/>
          <table:table-cell office:value-type="float" office:value="440.88" calcext:value-type="float">
            <text:p>440,88</text:p>
          </table:table-cell>
          <table:table-cell office:value-type="float" office:value="150.514008" calcext:value-type="float">
            <text:p>150,514008</text:p>
          </table:table-cell>
          <table:table-cell/>
          <table:table-cell office:value-type="float" office:value="1644.544" calcext:value-type="float">
            <text:p>1644,544</text:p>
          </table:table-cell>
          <table:table-cell office:value-type="float" office:value="1511.509033" calcext:value-type="float">
            <text:p>1511,509033</text:p>
          </table:table-cell>
          <table:table-cell table:number-columns-repeated="7"/>
        </table:table-row>
        <table:table-row table:style-name="ro1">
          <table:table-cell office:value-type="float" office:value="295.564" calcext:value-type="float">
            <text:p>295,564</text:p>
          </table:table-cell>
          <table:table-cell office:value-type="float" office:value="15.49" calcext:value-type="float">
            <text:p>15,49</text:p>
          </table:table-cell>
          <table:table-cell/>
          <table:table-cell office:value-type="float" office:value="387.706" calcext:value-type="float">
            <text:p>387,706</text:p>
          </table:table-cell>
          <table:table-cell office:value-type="float" office:value="149.171005" calcext:value-type="float">
            <text:p>149,171005</text:p>
          </table:table-cell>
          <table:table-cell/>
          <table:table-cell office:value-type="float" office:value="1655.008" calcext:value-type="float">
            <text:p>1655,008</text:p>
          </table:table-cell>
          <table:table-cell office:value-type="float" office:value="1501.19397" calcext:value-type="float">
            <text:p>1501,19397</text:p>
          </table:table-cell>
          <table:table-cell table:number-columns-repeated="7"/>
        </table:table-row>
        <table:table-row table:style-name="ro1">
          <table:table-cell office:value-type="float" office:value="275.124" calcext:value-type="float">
            <text:p>275,124</text:p>
          </table:table-cell>
          <table:table-cell office:value-type="float" office:value="15.634" calcext:value-type="float">
            <text:p>15,634</text:p>
          </table:table-cell>
          <table:table-cell/>
          <table:table-cell office:value-type="float" office:value="356.232" calcext:value-type="float">
            <text:p>356,232</text:p>
          </table:table-cell>
          <table:table-cell office:value-type="float" office:value="147.947998" calcext:value-type="float">
            <text:p>147,947998</text:p>
          </table:table-cell>
          <table:table-cell/>
          <table:table-cell office:value-type="float" office:value="2635.872" calcext:value-type="float">
            <text:p>2635,872</text:p>
          </table:table-cell>
          <table:table-cell office:value-type="float" office:value="1509.889038" calcext:value-type="float">
            <text:p>1509,889038</text:p>
          </table:table-cell>
          <table:table-cell table:number-columns-repeated="7"/>
        </table:table-row>
        <table:table-row table:style-name="ro1">
          <table:table-cell office:value-type="float" office:value="465.133" calcext:value-type="float">
            <text:p>465,133</text:p>
          </table:table-cell>
          <table:table-cell office:value-type="float" office:value="15.669" calcext:value-type="float">
            <text:p>15,669</text:p>
          </table:table-cell>
          <table:table-cell/>
          <table:table-cell office:value-type="float" office:value="385.153" calcext:value-type="float">
            <text:p>385,153</text:p>
          </table:table-cell>
          <table:table-cell office:value-type="float" office:value="150.889999" calcext:value-type="float">
            <text:p>150,889999</text:p>
          </table:table-cell>
          <table:table-cell/>
          <table:table-cell office:value-type="float" office:value="1634.79" calcext:value-type="float">
            <text:p>1634,79</text:p>
          </table:table-cell>
          <table:table-cell office:value-type="float" office:value="1508.509033" calcext:value-type="float">
            <text:p>1508,509033</text:p>
          </table:table-cell>
          <table:table-cell table:number-columns-repeated="7"/>
        </table:table-row>
        <table:table-row table:style-name="ro1">
          <table:table-cell office:value-type="float" office:value="376.97" calcext:value-type="float">
            <text:p>376,97</text:p>
          </table:table-cell>
          <table:table-cell office:value-type="float" office:value="15.467" calcext:value-type="float">
            <text:p>15,467</text:p>
          </table:table-cell>
          <table:table-cell/>
          <table:table-cell office:value-type="float" office:value="451.914" calcext:value-type="float">
            <text:p>451,914</text:p>
          </table:table-cell>
          <table:table-cell office:value-type="float" office:value="150.257996" calcext:value-type="float">
            <text:p>150,257996</text:p>
          </table:table-cell>
          <table:table-cell/>
          <table:table-cell office:value-type="float" office:value="1637.381" calcext:value-type="float">
            <text:p>1637,381</text:p>
          </table:table-cell>
          <table:table-cell office:value-type="float" office:value="1507.280029" calcext:value-type="float">
            <text:p>1507,280029</text:p>
          </table:table-cell>
          <table:table-cell table:number-columns-repeated="7"/>
        </table:table-row>
        <table:table-row table:style-name="ro1">
          <table:table-cell office:value-type="float" office:value="250.926" calcext:value-type="float">
            <text:p>250,926</text:p>
          </table:table-cell>
          <table:table-cell office:value-type="float" office:value="15.651" calcext:value-type="float">
            <text:p>15,651</text:p>
          </table:table-cell>
          <table:table-cell/>
          <table:table-cell office:value-type="float" office:value="295.917" calcext:value-type="float">
            <text:p>295,917</text:p>
          </table:table-cell>
          <table:table-cell office:value-type="float" office:value="151.313004" calcext:value-type="float">
            <text:p>151,313004</text:p>
          </table:table-cell>
          <table:table-cell/>
          <table:table-cell office:value-type="float" office:value="1712.373" calcext:value-type="float">
            <text:p>1712,373</text:p>
          </table:table-cell>
          <table:table-cell office:value-type="float" office:value="1507.814941" calcext:value-type="float">
            <text:p>1507,814941</text:p>
          </table:table-cell>
          <table:table-cell table:number-columns-repeated="7"/>
        </table:table-row>
        <table:table-row table:style-name="ro1">
          <table:table-cell office:value-type="float" office:value="188.202" calcext:value-type="float">
            <text:p>188,202</text:p>
          </table:table-cell>
          <table:table-cell office:value-type="float" office:value="15.468" calcext:value-type="float">
            <text:p>15,468</text:p>
          </table:table-cell>
          <table:table-cell/>
          <table:table-cell office:value-type="float" office:value="294.274" calcext:value-type="float">
            <text:p>294,274</text:p>
          </table:table-cell>
          <table:table-cell office:value-type="float" office:value="149.585999" calcext:value-type="float">
            <text:p>149,585999</text:p>
          </table:table-cell>
          <table:table-cell/>
          <table:table-cell office:value-type="float" office:value="1685.238" calcext:value-type="float">
            <text:p>1685,238</text:p>
          </table:table-cell>
          <table:table-cell office:value-type="float" office:value="1508.51001" calcext:value-type="float">
            <text:p>1508,51001</text:p>
          </table:table-cell>
          <table:table-cell table:number-columns-repeated="7"/>
        </table:table-row>
        <table:table-row table:style-name="ro1">
          <table:table-cell office:value-type="float" office:value="138.609" calcext:value-type="float">
            <text:p>138,609</text:p>
          </table:table-cell>
          <table:table-cell office:value-type="float" office:value="15.644" calcext:value-type="float">
            <text:p>15,644</text:p>
          </table:table-cell>
          <table:table-cell/>
          <table:table-cell office:value-type="float" office:value="350.751" calcext:value-type="float">
            <text:p>350,751</text:p>
          </table:table-cell>
          <table:table-cell office:value-type="float" office:value="150.781006" calcext:value-type="float">
            <text:p>150,781006</text:p>
          </table:table-cell>
          <table:table-cell/>
          <table:table-cell office:value-type="float" office:value="1627.601" calcext:value-type="float">
            <text:p>1627,601</text:p>
          </table:table-cell>
          <table:table-cell office:value-type="float" office:value="1502.015015" calcext:value-type="float">
            <text:p>1502,015015</text:p>
          </table:table-cell>
          <table:table-cell table:number-columns-repeated="7"/>
        </table:table-row>
        <table:table-row table:style-name="ro1">
          <table:table-cell office:value-type="float" office:value="653.84" calcext:value-type="float">
            <text:p>653,84</text:p>
          </table:table-cell>
          <table:table-cell office:value-type="float" office:value="15.518" calcext:value-type="float">
            <text:p>15,518</text:p>
          </table:table-cell>
          <table:table-cell/>
          <table:table-cell office:value-type="float" office:value="279.653" calcext:value-type="float">
            <text:p>279,653</text:p>
          </table:table-cell>
          <table:table-cell office:value-type="float" office:value="149.981995" calcext:value-type="float">
            <text:p>149,981995</text:p>
          </table:table-cell>
          <table:table-cell/>
          <table:table-cell office:value-type="float" office:value="1908.278" calcext:value-type="float">
            <text:p>1908,278</text:p>
          </table:table-cell>
          <table:table-cell office:value-type="float" office:value="1497.516968" calcext:value-type="float">
            <text:p>1497,516968</text:p>
          </table:table-cell>
          <table:table-cell table:number-columns-repeated="7"/>
        </table:table-row>
        <table:table-row table:style-name="ro1">
          <table:table-cell office:value-type="float" office:value="134.357" calcext:value-type="float">
            <text:p>134,357</text:p>
          </table:table-cell>
          <table:table-cell office:value-type="float" office:value="15.625" calcext:value-type="float">
            <text:p>15,625</text:p>
          </table:table-cell>
          <table:table-cell/>
          <table:table-cell office:value-type="float" office:value="296.624" calcext:value-type="float">
            <text:p>296,624</text:p>
          </table:table-cell>
          <table:table-cell office:value-type="float" office:value="150.057999" calcext:value-type="float">
            <text:p>150,057999</text:p>
          </table:table-cell>
          <table:table-cell/>
          <table:table-cell office:value-type="float" office:value="2221.019" calcext:value-type="float">
            <text:p>2221,019</text:p>
          </table:table-cell>
          <table:table-cell office:value-type="float" office:value="1503.390015" calcext:value-type="float">
            <text:p>1503,390015</text:p>
          </table:table-cell>
          <table:table-cell table:number-columns-repeated="7"/>
        </table:table-row>
        <table:table-row table:style-name="ro1">
          <table:table-cell office:value-type="float" office:value="157.843" calcext:value-type="float">
            <text:p>157,843</text:p>
          </table:table-cell>
          <table:table-cell office:value-type="float" office:value="15.468" calcext:value-type="float">
            <text:p>15,468</text:p>
          </table:table-cell>
          <table:table-cell/>
          <table:table-cell office:value-type="float" office:value="306.811" calcext:value-type="float">
            <text:p>306,811</text:p>
          </table:table-cell>
          <table:table-cell office:value-type="float" office:value="150.059998" calcext:value-type="float">
            <text:p>150,059998</text:p>
          </table:table-cell>
          <table:table-cell/>
          <table:table-cell office:value-type="float" office:value="2261.658" calcext:value-type="float">
            <text:p>2261,658</text:p>
          </table:table-cell>
          <table:table-cell office:value-type="float" office:value="1501.135986" calcext:value-type="float">
            <text:p>1501,135986</text:p>
          </table:table-cell>
          <table:table-cell table:number-columns-repeated="7"/>
        </table:table-row>
        <table:table-row table:style-name="ro1">
          <table:table-cell office:value-type="float" office:value="308.664" calcext:value-type="float">
            <text:p>308,664</text:p>
          </table:table-cell>
          <table:table-cell office:value-type="float" office:value="15.551" calcext:value-type="float">
            <text:p>15,551</text:p>
          </table:table-cell>
          <table:table-cell/>
          <table:table-cell office:value-type="float" office:value="305.929" calcext:value-type="float">
            <text:p>305,929</text:p>
          </table:table-cell>
          <table:table-cell office:value-type="float" office:value="150.985992" calcext:value-type="float">
            <text:p>150,985992</text:p>
          </table:table-cell>
          <table:table-cell/>
          <table:table-cell office:value-type="float" office:value="1867.076" calcext:value-type="float">
            <text:p>1867,076</text:p>
          </table:table-cell>
          <table:table-cell office:value-type="float" office:value="1494.904053" calcext:value-type="float">
            <text:p>1494,904053</text:p>
          </table:table-cell>
          <table:table-cell table:number-columns-repeated="7"/>
        </table:table-row>
        <table:table-row table:style-name="ro1">
          <table:table-cell office:value-type="float" office:value="136.843" calcext:value-type="float">
            <text:p>136,843</text:p>
          </table:table-cell>
          <table:table-cell office:value-type="float" office:value="15.565" calcext:value-type="float">
            <text:p>15,565</text:p>
          </table:table-cell>
          <table:table-cell/>
          <table:table-cell office:value-type="float" office:value="288.48" calcext:value-type="float">
            <text:p>288,48</text:p>
          </table:table-cell>
          <table:table-cell office:value-type="float" office:value="149.113998" calcext:value-type="float">
            <text:p>149,113998</text:p>
          </table:table-cell>
          <table:table-cell/>
          <table:table-cell office:value-type="float" office:value="1845.873" calcext:value-type="float">
            <text:p>1845,873</text:p>
          </table:table-cell>
          <table:table-cell office:value-type="float" office:value="1488.303955" calcext:value-type="float">
            <text:p>1488,303955</text:p>
          </table:table-cell>
          <table:table-cell table:number-columns-repeated="7"/>
        </table:table-row>
        <table:table-row table:style-name="ro1">
          <table:table-cell office:value-type="float" office:value="184.181" calcext:value-type="float">
            <text:p>184,181</text:p>
          </table:table-cell>
          <table:table-cell office:value-type="float" office:value="15.581" calcext:value-type="float">
            <text:p>15,581</text:p>
          </table:table-cell>
          <table:table-cell/>
          <table:table-cell office:value-type="float" office:value="265.151" calcext:value-type="float">
            <text:p>265,151</text:p>
          </table:table-cell>
          <table:table-cell office:value-type="float" office:value="150.951004" calcext:value-type="float">
            <text:p>150,951004</text:p>
          </table:table-cell>
          <table:table-cell/>
          <table:table-cell office:value-type="float" office:value="2310.844" calcext:value-type="float">
            <text:p>2310,844</text:p>
          </table:table-cell>
          <table:table-cell office:value-type="float" office:value="1498.374023" calcext:value-type="float">
            <text:p>1498,374023</text:p>
          </table:table-cell>
          <table:table-cell table:number-columns-repeated="7"/>
        </table:table-row>
        <table:table-row table:style-name="ro1">
          <table:table-cell office:value-type="float" office:value="144.38" calcext:value-type="float">
            <text:p>144,38</text:p>
          </table:table-cell>
          <table:table-cell office:value-type="float" office:value="15.494" calcext:value-type="float">
            <text:p>15,494</text:p>
          </table:table-cell>
          <table:table-cell/>
          <table:table-cell office:value-type="float" office:value="261.087" calcext:value-type="float">
            <text:p>261,087</text:p>
          </table:table-cell>
          <table:table-cell office:value-type="float" office:value="151.382004" calcext:value-type="float">
            <text:p>151,382004</text:p>
          </table:table-cell>
          <table:table-cell/>
          <table:table-cell office:value-type="float" office:value="1986.832" calcext:value-type="float">
            <text:p>1986,832</text:p>
          </table:table-cell>
          <table:table-cell office:value-type="float" office:value="1492.939941" calcext:value-type="float">
            <text:p>1492,939941</text:p>
          </table:table-cell>
          <table:table-cell table:number-columns-repeated="7"/>
        </table:table-row>
        <table:table-row table:style-name="ro1">
          <table:table-cell office:value-type="float" office:value="137.895" calcext:value-type="float">
            <text:p>137,895</text:p>
          </table:table-cell>
          <table:table-cell office:value-type="float" office:value="15.578" calcext:value-type="float">
            <text:p>15,578</text:p>
          </table:table-cell>
          <table:table-cell/>
          <table:table-cell office:value-type="float" office:value="259.755" calcext:value-type="float">
            <text:p>259,755</text:p>
          </table:table-cell>
          <table:table-cell office:value-type="float" office:value="151.378006" calcext:value-type="float">
            <text:p>151,378006</text:p>
          </table:table-cell>
          <table:table-cell/>
          <table:table-cell office:value-type="float" office:value="1638.242" calcext:value-type="float">
            <text:p>1638,242</text:p>
          </table:table-cell>
          <table:table-cell office:value-type="float" office:value="1498.214966" calcext:value-type="float">
            <text:p>1498,214966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711.137" calcext:value-type="float">
            <text:p>711,137</text:p>
          </table:table-cell>
          <table:table-cell office:value-type="float" office:value="15.495" calcext:value-type="float">
            <text:p>15,495</text:p>
          </table:table-cell>
          <table:table-cell/>
          <table:table-cell office:value-type="float" office:value="294.441" calcext:value-type="float">
            <text:p>294,441</text:p>
          </table:table-cell>
          <table:table-cell office:value-type="float" office:value="150.863007" calcext:value-type="float">
            <text:p>150,863007</text:p>
          </table:table-cell>
          <table:table-cell/>
          <table:table-cell office:value-type="float" office:value="2103.958" calcext:value-type="float">
            <text:p>2103,958</text:p>
          </table:table-cell>
          <table:table-cell office:value-type="float" office:value="1499.265015" calcext:value-type="float">
            <text:p>1499,265015</text:p>
          </table:table-cell>
          <table:table-cell table:number-columns-repeated="7"/>
        </table:table-row>
        <table:table-row table:style-name="ro1">
          <table:table-cell office:value-type="float" office:value="173.162" calcext:value-type="float">
            <text:p>173,162</text:p>
          </table:table-cell>
          <table:table-cell office:value-type="float" office:value="15.409" calcext:value-type="float">
            <text:p>15,409</text:p>
          </table:table-cell>
          <table:table-cell/>
          <table:table-cell office:value-type="float" office:value="300.548" calcext:value-type="float">
            <text:p>300,548</text:p>
          </table:table-cell>
          <table:table-cell office:value-type="float" office:value="151.147003" calcext:value-type="float">
            <text:p>151,147003</text:p>
          </table:table-cell>
          <table:table-cell/>
          <table:table-cell office:value-type="float" office:value="3040.137" calcext:value-type="float">
            <text:p>3040,137</text:p>
          </table:table-cell>
          <table:table-cell office:value-type="float" office:value="1499.589966" calcext:value-type="float">
            <text:p>1499,589966</text:p>
          </table:table-cell>
          <table:table-cell table:number-columns-repeated="7"/>
        </table:table-row>
        <table:table-row table:style-name="ro1">
          <table:table-cell office:value-type="float" office:value="163.95" calcext:value-type="float">
            <text:p>163,95</text:p>
          </table:table-cell>
          <table:table-cell office:value-type="float" office:value="15.56" calcext:value-type="float">
            <text:p>15,56</text:p>
          </table:table-cell>
          <table:table-cell/>
          <table:table-cell office:value-type="float" office:value="270.741" calcext:value-type="float">
            <text:p>270,741</text:p>
          </table:table-cell>
          <table:table-cell office:value-type="float" office:value="151.117004" calcext:value-type="float">
            <text:p>151,117004</text:p>
          </table:table-cell>
          <table:table-cell/>
          <table:table-cell office:value-type="float" office:value="3712.501" calcext:value-type="float">
            <text:p>3712,501</text:p>
          </table:table-cell>
          <table:table-cell office:value-type="float" office:value="1496.776001" calcext:value-type="float">
            <text:p>1496,776001</text:p>
          </table:table-cell>
          <table:table-cell table:number-columns-repeated="7"/>
        </table:table-row>
        <table:table-row table:style-name="ro1">
          <table:table-cell office:value-type="float" office:value="144.06" calcext:value-type="float">
            <text:p>144,06</text:p>
          </table:table-cell>
          <table:table-cell office:value-type="float" office:value="15.666" calcext:value-type="float">
            <text:p>15,666</text:p>
          </table:table-cell>
          <table:table-cell/>
          <table:table-cell office:value-type="float" office:value="300.319" calcext:value-type="float">
            <text:p>300,319</text:p>
          </table:table-cell>
          <table:table-cell office:value-type="float" office:value="150.216003" calcext:value-type="float">
            <text:p>150,216003</text:p>
          </table:table-cell>
          <table:table-cell/>
          <table:table-cell office:value-type="float" office:value="4352.984" calcext:value-type="float">
            <text:p>4352,984</text:p>
          </table:table-cell>
          <table:table-cell office:value-type="float" office:value="1498.432007" calcext:value-type="float">
            <text:p>1498,432007</text:p>
          </table:table-cell>
          <table:table-cell table:number-columns-repeated="7"/>
        </table:table-row>
        <table:table-row table:style-name="ro1">
          <table:table-cell office:value-type="float" office:value="740.089" calcext:value-type="float">
            <text:p>740,089</text:p>
          </table:table-cell>
          <table:table-cell office:value-type="float" office:value="15.653" calcext:value-type="float">
            <text:p>15,653</text:p>
          </table:table-cell>
          <table:table-cell/>
          <table:table-cell office:value-type="float" office:value="287.118" calcext:value-type="float">
            <text:p>287,118</text:p>
          </table:table-cell>
          <table:table-cell office:value-type="float" office:value="151.209" calcext:value-type="float">
            <text:p>151,209</text:p>
          </table:table-cell>
          <table:table-cell/>
          <table:table-cell office:value-type="float" office:value="2516.857" calcext:value-type="float">
            <text:p>2516,857</text:p>
          </table:table-cell>
          <table:table-cell office:value-type="float" office:value="1493.593994" calcext:value-type="float">
            <text:p>1493,593994</text:p>
          </table:table-cell>
          <table:table-cell table:number-columns-repeated="7"/>
        </table:table-row>
        <table:table-row table:style-name="ro1">
          <table:table-cell office:value-type="float" office:value="370.199" calcext:value-type="float">
            <text:p>370,199</text:p>
          </table:table-cell>
          <table:table-cell office:value-type="float" office:value="15.522" calcext:value-type="float">
            <text:p>15,522</text:p>
          </table:table-cell>
          <table:table-cell/>
          <table:table-cell office:value-type="float" office:value="290.194" calcext:value-type="float">
            <text:p>290,194</text:p>
          </table:table-cell>
          <table:table-cell office:value-type="float" office:value="151.740005" calcext:value-type="float">
            <text:p>151,740005</text:p>
          </table:table-cell>
          <table:table-cell/>
          <table:table-cell office:value-type="float" office:value="1670.51" calcext:value-type="float">
            <text:p>1670,51</text:p>
          </table:table-cell>
          <table:table-cell office:value-type="float" office:value="1494.187012" calcext:value-type="float">
            <text:p>1494,187012</text:p>
          </table:table-cell>
          <table:table-cell table:number-columns-repeated="7"/>
        </table:table-row>
        <table:table-row table:style-name="ro1">
          <table:table-cell office:value-type="float" office:value="158.64" calcext:value-type="float">
            <text:p>158,64</text:p>
          </table:table-cell>
          <table:table-cell office:value-type="float" office:value="15.683" calcext:value-type="float">
            <text:p>15,683</text:p>
          </table:table-cell>
          <table:table-cell/>
          <table:table-cell office:value-type="float" office:value="287.979" calcext:value-type="float">
            <text:p>287,979</text:p>
          </table:table-cell>
          <table:table-cell office:value-type="float" office:value="150.893005" calcext:value-type="float">
            <text:p>150,893005</text:p>
          </table:table-cell>
          <table:table-cell/>
          <table:table-cell office:value-type="float" office:value="1656.004" calcext:value-type="float">
            <text:p>1656,004</text:p>
          </table:table-cell>
          <table:table-cell office:value-type="float" office:value="1490.024048" calcext:value-type="float">
            <text:p>1490,024048</text:p>
          </table:table-cell>
          <table:table-cell table:number-columns-repeated="7"/>
        </table:table-row>
        <table:table-row table:style-name="ro1">
          <table:table-cell office:value-type="float" office:value="156.45" calcext:value-type="float">
            <text:p>156,45</text:p>
          </table:table-cell>
          <table:table-cell office:value-type="float" office:value="15.645" calcext:value-type="float">
            <text:p>15,645</text:p>
          </table:table-cell>
          <table:table-cell/>
          <table:table-cell office:value-type="float" office:value="312.735" calcext:value-type="float">
            <text:p>312,735</text:p>
          </table:table-cell>
          <table:table-cell office:value-type="float" office:value="151.645004" calcext:value-type="float">
            <text:p>151,645004</text:p>
          </table:table-cell>
          <table:table-cell/>
          <table:table-cell office:value-type="float" office:value="1696.71" calcext:value-type="float">
            <text:p>1696,71</text:p>
          </table:table-cell>
          <table:table-cell office:value-type="float" office:value="1491.520996" calcext:value-type="float">
            <text:p>1491,520996</text:p>
          </table:table-cell>
          <table:table-cell table:number-columns-repeated="7"/>
        </table:table-row>
        <table:table-row table:style-name="ro1">
          <table:table-cell office:value-type="float" office:value="316.596" calcext:value-type="float">
            <text:p>316,596</text:p>
          </table:table-cell>
          <table:table-cell office:value-type="float" office:value="15.721" calcext:value-type="float">
            <text:p>15,721</text:p>
          </table:table-cell>
          <table:table-cell/>
          <table:table-cell office:value-type="float" office:value="270.241" calcext:value-type="float">
            <text:p>270,241</text:p>
          </table:table-cell>
          <table:table-cell office:value-type="float" office:value="150.766998" calcext:value-type="float">
            <text:p>150,766998</text:p>
          </table:table-cell>
          <table:table-cell/>
          <table:table-cell office:value-type="float" office:value="1623.714" calcext:value-type="float">
            <text:p>1623,714</text:p>
          </table:table-cell>
          <table:table-cell office:value-type="float" office:value="1496.563965" calcext:value-type="float">
            <text:p>1496,563965</text:p>
          </table:table-cell>
          <table:table-cell table:number-columns-repeated="7"/>
        </table:table-row>
        <table:table-row table:style-name="ro1">
          <table:table-cell office:value-type="float" office:value="145.549" calcext:value-type="float">
            <text:p>145,549</text:p>
          </table:table-cell>
          <table:table-cell office:value-type="float" office:value="15.701" calcext:value-type="float">
            <text:p>15,701</text:p>
          </table:table-cell>
          <table:table-cell/>
          <table:table-cell office:value-type="float" office:value="257.682" calcext:value-type="float">
            <text:p>257,682</text:p>
          </table:table-cell>
          <table:table-cell office:value-type="float" office:value="150.776993" calcext:value-type="float">
            <text:p>150,776993</text:p>
          </table:table-cell>
          <table:table-cell/>
          <table:table-cell office:value-type="float" office:value="2699.373" calcext:value-type="float">
            <text:p>2699,373</text:p>
          </table:table-cell>
          <table:table-cell office:value-type="float" office:value="1517.551025" calcext:value-type="float">
            <text:p>1517,551025</text:p>
          </table:table-cell>
          <table:table-cell table:number-columns-repeated="7"/>
        </table:table-row>
        <table:table-row table:style-name="ro1">
          <table:table-cell office:value-type="float" office:value="388.338" calcext:value-type="float">
            <text:p>388,338</text:p>
          </table:table-cell>
          <table:table-cell office:value-type="float" office:value="15.551" calcext:value-type="float">
            <text:p>15,551</text:p>
          </table:table-cell>
          <table:table-cell/>
          <table:table-cell office:value-type="float" office:value="255.061" calcext:value-type="float">
            <text:p>255,061</text:p>
          </table:table-cell>
          <table:table-cell office:value-type="float" office:value="150.923004" calcext:value-type="float">
            <text:p>150,923004</text:p>
          </table:table-cell>
          <table:table-cell/>
          <table:table-cell office:value-type="float" office:value="2321.307" calcext:value-type="float">
            <text:p>2321,307</text:p>
          </table:table-cell>
          <table:table-cell office:value-type="float" office:value="1496.152954" calcext:value-type="float">
            <text:p>1496,152954</text:p>
          </table:table-cell>
          <table:table-cell table:number-columns-repeated="7"/>
        </table:table-row>
        <table:table-row table:style-name="ro1">
          <table:table-cell office:value-type="float" office:value="459.568" calcext:value-type="float">
            <text:p>459,568</text:p>
          </table:table-cell>
          <table:table-cell office:value-type="float" office:value="15.699" calcext:value-type="float">
            <text:p>15,699</text:p>
          </table:table-cell>
          <table:table-cell/>
          <table:table-cell office:value-type="float" office:value="254.794" calcext:value-type="float">
            <text:p>254,794</text:p>
          </table:table-cell>
          <table:table-cell office:value-type="float" office:value="150.570999" calcext:value-type="float">
            <text:p>150,570999</text:p>
          </table:table-cell>
          <table:table-cell/>
          <table:table-cell office:value-type="float" office:value="1616.798" calcext:value-type="float">
            <text:p>1616,798</text:p>
          </table:table-cell>
          <table:table-cell office:value-type="float" office:value="1496.853027" calcext:value-type="float">
            <text:p>1496,853027</text:p>
          </table:table-cell>
          <table:table-cell table:number-columns-repeated="7"/>
        </table:table-row>
        <table:table-row table:style-name="ro1">
          <table:table-cell office:value-type="float" office:value="263.483" calcext:value-type="float">
            <text:p>263,483</text:p>
          </table:table-cell>
          <table:table-cell office:value-type="float" office:value="15.442" calcext:value-type="float">
            <text:p>15,442</text:p>
          </table:table-cell>
          <table:table-cell/>
          <table:table-cell office:value-type="float" office:value="257.807" calcext:value-type="float">
            <text:p>257,807</text:p>
          </table:table-cell>
          <table:table-cell office:value-type="float" office:value="150.755997" calcext:value-type="float">
            <text:p>150,755997</text:p>
          </table:table-cell>
          <table:table-cell/>
          <table:table-cell office:value-type="float" office:value="1646.224" calcext:value-type="float">
            <text:p>1646,224</text:p>
          </table:table-cell>
          <table:table-cell office:value-type="float" office:value="1491.063965" calcext:value-type="float">
            <text:p>1491,063965</text:p>
          </table:table-cell>
          <table:table-cell table:number-columns-repeated="7"/>
        </table:table-row>
        <table:table-row table:style-name="ro1">
          <table:table-cell office:value-type="float" office:value="222.763" calcext:value-type="float">
            <text:p>222,763</text:p>
          </table:table-cell>
          <table:table-cell office:value-type="float" office:value="15.464" calcext:value-type="float">
            <text:p>15,464</text:p>
          </table:table-cell>
          <table:table-cell/>
          <table:table-cell office:value-type="float" office:value="256.611" calcext:value-type="float">
            <text:p>256,611</text:p>
          </table:table-cell>
          <table:table-cell office:value-type="float" office:value="151.091003" calcext:value-type="float">
            <text:p>151,091003</text:p>
          </table:table-cell>
          <table:table-cell/>
          <table:table-cell office:value-type="float" office:value="2719.167" calcext:value-type="float">
            <text:p>2719,167</text:p>
          </table:table-cell>
          <table:table-cell office:value-type="float" office:value="1499.623047" calcext:value-type="float">
            <text:p>1499,623047</text:p>
          </table:table-cell>
          <table:table-cell table:number-columns-repeated="7"/>
        </table:table-row>
        <table:table-row table:style-name="ro1">
          <table:table-cell office:value-type="float" office:value="150.544" calcext:value-type="float">
            <text:p>150,544</text:p>
          </table:table-cell>
          <table:table-cell office:value-type="float" office:value="15.479" calcext:value-type="float">
            <text:p>15,479</text:p>
          </table:table-cell>
          <table:table-cell/>
          <table:table-cell office:value-type="float" office:value="255.361" calcext:value-type="float">
            <text:p>255,361</text:p>
          </table:table-cell>
          <table:table-cell office:value-type="float" office:value="150.533997" calcext:value-type="float">
            <text:p>150,533997</text:p>
          </table:table-cell>
          <table:table-cell/>
          <table:table-cell office:value-type="float" office:value="1616.011" calcext:value-type="float">
            <text:p>1616,011</text:p>
          </table:table-cell>
          <table:table-cell office:value-type="float" office:value="1497.843018" calcext:value-type="float">
            <text:p>1497,843018</text:p>
          </table:table-cell>
          <table:table-cell table:number-columns-repeated="7"/>
        </table:table-row>
        <table:table-row table:style-name="ro1">
          <table:table-cell office:value-type="float" office:value="266.177" calcext:value-type="float">
            <text:p>266,177</text:p>
          </table:table-cell>
          <table:table-cell office:value-type="float" office:value="15.456" calcext:value-type="float">
            <text:p>15,456</text:p>
          </table:table-cell>
          <table:table-cell/>
          <table:table-cell office:value-type="float" office:value="255.16" calcext:value-type="float">
            <text:p>255,16</text:p>
          </table:table-cell>
          <table:table-cell office:value-type="float" office:value="150.891998" calcext:value-type="float">
            <text:p>150,891998</text:p>
          </table:table-cell>
          <table:table-cell/>
          <table:table-cell office:value-type="float" office:value="1612.12" calcext:value-type="float">
            <text:p>1612,12</text:p>
          </table:table-cell>
          <table:table-cell office:value-type="float" office:value="1494.765015" calcext:value-type="float">
            <text:p>1494,765015</text:p>
          </table:table-cell>
          <table:table-cell table:number-columns-repeated="7"/>
        </table:table-row>
        <table:table-row table:style-name="ro1">
          <table:table-cell office:value-type="float" office:value="388.874" calcext:value-type="float">
            <text:p>388,874</text:p>
          </table:table-cell>
          <table:table-cell office:value-type="float" office:value="15.464" calcext:value-type="float">
            <text:p>15,464</text:p>
          </table:table-cell>
          <table:table-cell/>
          <table:table-cell office:value-type="float" office:value="254.85" calcext:value-type="float">
            <text:p>254,85</text:p>
          </table:table-cell>
          <table:table-cell office:value-type="float" office:value="150.520004" calcext:value-type="float">
            <text:p>150,520004</text:p>
          </table:table-cell>
          <table:table-cell/>
          <table:table-cell office:value-type="float" office:value="1611.998" calcext:value-type="float">
            <text:p>1611,998</text:p>
          </table:table-cell>
          <table:table-cell office:value-type="float" office:value="1494.85498" calcext:value-type="float">
            <text:p>1494,85498</text:p>
          </table:table-cell>
          <table:table-cell table:number-columns-repeated="7"/>
        </table:table-row>
        <table:table-row table:style-name="ro1">
          <table:table-cell office:value-type="float" office:value="418.789" calcext:value-type="float">
            <text:p>418,789</text:p>
          </table:table-cell>
          <table:table-cell office:value-type="float" office:value="15.643" calcext:value-type="float">
            <text:p>15,643</text:p>
          </table:table-cell>
          <table:table-cell/>
          <table:table-cell office:value-type="float" office:value="259.296" calcext:value-type="float">
            <text:p>259,296</text:p>
          </table:table-cell>
          <table:table-cell office:value-type="float" office:value="150.223007" calcext:value-type="float">
            <text:p>150,223007</text:p>
          </table:table-cell>
          <table:table-cell/>
          <table:table-cell office:value-type="float" office:value="1624.67" calcext:value-type="float">
            <text:p>1624,67</text:p>
          </table:table-cell>
          <table:table-cell office:value-type="float" office:value="1499.349976" calcext:value-type="float">
            <text:p>1499,349976</text:p>
          </table:table-cell>
          <table:table-cell table:number-columns-repeated="7"/>
        </table:table-row>
        <table:table-row table:style-name="ro1">
          <table:table-cell office:value-type="float" office:value="428.193" calcext:value-type="float">
            <text:p>428,193</text:p>
          </table:table-cell>
          <table:table-cell office:value-type="float" office:value="15.693" calcext:value-type="float">
            <text:p>15,693</text:p>
          </table:table-cell>
          <table:table-cell/>
          <table:table-cell office:value-type="float" office:value="255.42" calcext:value-type="float">
            <text:p>255,42</text:p>
          </table:table-cell>
          <table:table-cell office:value-type="float" office:value="150.126999" calcext:value-type="float">
            <text:p>150,126999</text:p>
          </table:table-cell>
          <table:table-cell/>
          <table:table-cell office:value-type="float" office:value="2375.544" calcext:value-type="float">
            <text:p>2375,544</text:p>
          </table:table-cell>
          <table:table-cell office:value-type="float" office:value="1497.082031" calcext:value-type="float">
            <text:p>1497,082031</text:p>
          </table:table-cell>
          <table:table-cell table:number-columns-repeated="7"/>
        </table:table-row>
        <table:table-row table:style-name="ro1">
          <table:table-cell office:value-type="float" office:value="201.598" calcext:value-type="float">
            <text:p>201,598</text:p>
          </table:table-cell>
          <table:table-cell office:value-type="float" office:value="15.634" calcext:value-type="float">
            <text:p>15,634</text:p>
          </table:table-cell>
          <table:table-cell/>
          <table:table-cell office:value-type="float" office:value="254.241" calcext:value-type="float">
            <text:p>254,241</text:p>
          </table:table-cell>
          <table:table-cell office:value-type="float" office:value="150.123993" calcext:value-type="float">
            <text:p>150,123993</text:p>
          </table:table-cell>
          <table:table-cell/>
          <table:table-cell office:value-type="float" office:value="1615.655" calcext:value-type="float">
            <text:p>1615,655</text:p>
          </table:table-cell>
          <table:table-cell office:value-type="float" office:value="1496.920044" calcext:value-type="float">
            <text:p>1496,920044</text:p>
          </table:table-cell>
          <table:table-cell table:number-columns-repeated="7"/>
        </table:table-row>
        <table:table-row table:style-name="ro1">
          <table:table-cell office:value-type="float" office:value="217.203" calcext:value-type="float">
            <text:p>217,203</text:p>
          </table:table-cell>
          <table:table-cell office:value-type="float" office:value="15.659" calcext:value-type="float">
            <text:p>15,659</text:p>
          </table:table-cell>
          <table:table-cell/>
          <table:table-cell office:value-type="float" office:value="254.562" calcext:value-type="float">
            <text:p>254,562</text:p>
          </table:table-cell>
          <table:table-cell office:value-type="float" office:value="150.311996" calcext:value-type="float">
            <text:p>150,311996</text:p>
          </table:table-cell>
          <table:table-cell/>
          <table:table-cell office:value-type="float" office:value="1613.053" calcext:value-type="float">
            <text:p>1613,053</text:p>
          </table:table-cell>
          <table:table-cell office:value-type="float" office:value="1494.269043" calcext:value-type="float">
            <text:p>1494,269043</text:p>
          </table:table-cell>
          <table:table-cell table:number-columns-repeated="7"/>
        </table:table-row>
        <table:table-row table:style-name="ro1">
          <table:table-cell office:value-type="float" office:value="336.05" calcext:value-type="float">
            <text:p>336,05</text:p>
          </table:table-cell>
          <table:table-cell office:value-type="float" office:value="15.613" calcext:value-type="float">
            <text:p>15,613</text:p>
          </table:table-cell>
          <table:table-cell/>
          <table:table-cell office:value-type="float" office:value="254.618" calcext:value-type="float">
            <text:p>254,618</text:p>
          </table:table-cell>
          <table:table-cell office:value-type="float" office:value="150.567993" calcext:value-type="float">
            <text:p>150,567993</text:p>
          </table:table-cell>
          <table:table-cell/>
          <table:table-cell office:value-type="float" office:value="1616.268" calcext:value-type="float">
            <text:p>1616,268</text:p>
          </table:table-cell>
          <table:table-cell office:value-type="float" office:value="1487.458008" calcext:value-type="float">
            <text:p>1487,458008</text:p>
          </table:table-cell>
          <table:table-cell table:number-columns-repeated="7"/>
        </table:table-row>
        <table:table-row table:style-name="ro1">
          <table:table-cell office:value-type="float" office:value="301.087" calcext:value-type="float">
            <text:p>301,087</text:p>
          </table:table-cell>
          <table:table-cell office:value-type="float" office:value="15.541" calcext:value-type="float">
            <text:p>15,541</text:p>
          </table:table-cell>
          <table:table-cell/>
          <table:table-cell office:value-type="float" office:value="255.937" calcext:value-type="float">
            <text:p>255,937</text:p>
          </table:table-cell>
          <table:table-cell office:value-type="float" office:value="150.078995" calcext:value-type="float">
            <text:p>150,078995</text:p>
          </table:table-cell>
          <table:table-cell/>
          <table:table-cell office:value-type="float" office:value="1634.291" calcext:value-type="float">
            <text:p>1634,291</text:p>
          </table:table-cell>
          <table:table-cell office:value-type="float" office:value="1493.834961" calcext:value-type="float">
            <text:p>1493,834961</text:p>
          </table:table-cell>
          <table:table-cell table:number-columns-repeated="7"/>
        </table:table-row>
        <table:table-row table:style-name="ro1">
          <table:table-cell office:value-type="float" office:value="269.436" calcext:value-type="float">
            <text:p>269,436</text:p>
          </table:table-cell>
          <table:table-cell office:value-type="float" office:value="15.598" calcext:value-type="float">
            <text:p>15,598</text:p>
          </table:table-cell>
          <table:table-cell/>
          <table:table-cell office:value-type="float" office:value="255.135" calcext:value-type="float">
            <text:p>255,135</text:p>
          </table:table-cell>
          <table:table-cell office:value-type="float" office:value="150.906006" calcext:value-type="float">
            <text:p>150,906006</text:p>
          </table:table-cell>
          <table:table-cell/>
          <table:table-cell office:value-type="float" office:value="1612.493" calcext:value-type="float">
            <text:p>1612,493</text:p>
          </table:table-cell>
          <table:table-cell office:value-type="float" office:value="1490.869019" calcext:value-type="float">
            <text:p>1490,869019</text:p>
          </table:table-cell>
          <table:table-cell table:number-columns-repeated="7"/>
        </table:table-row>
        <table:table-row table:style-name="ro1">
          <table:table-cell office:value-type="float" office:value="212.529" calcext:value-type="float">
            <text:p>212,529</text:p>
          </table:table-cell>
          <table:table-cell office:value-type="float" office:value="15.459" calcext:value-type="float">
            <text:p>15,459</text:p>
          </table:table-cell>
          <table:table-cell/>
          <table:table-cell office:value-type="float" office:value="269.903" calcext:value-type="float">
            <text:p>269,903</text:p>
          </table:table-cell>
          <table:table-cell office:value-type="float" office:value="150.431" calcext:value-type="float">
            <text:p>150,431</text:p>
          </table:table-cell>
          <table:table-cell/>
          <table:table-cell office:value-type="float" office:value="1603.237" calcext:value-type="float">
            <text:p>1603,237</text:p>
          </table:table-cell>
          <table:table-cell office:value-type="float" office:value="1485.19104" calcext:value-type="float">
            <text:p>1485,19104</text:p>
          </table:table-cell>
          <table:table-cell table:number-columns-repeated="7"/>
        </table:table-row>
        <table:table-row table:style-name="ro1">
          <table:table-cell office:value-type="float" office:value="181.741" calcext:value-type="float">
            <text:p>181,741</text:p>
          </table:table-cell>
          <table:table-cell office:value-type="float" office:value="15.55" calcext:value-type="float">
            <text:p>15,55</text:p>
          </table:table-cell>
          <table:table-cell/>
          <table:table-cell office:value-type="float" office:value="456.878" calcext:value-type="float">
            <text:p>456,878</text:p>
          </table:table-cell>
          <table:table-cell office:value-type="float" office:value="151.242004" calcext:value-type="float">
            <text:p>151,242004</text:p>
          </table:table-cell>
          <table:table-cell/>
          <table:table-cell office:value-type="float" office:value="1606.035" calcext:value-type="float">
            <text:p>1606,035</text:p>
          </table:table-cell>
          <table:table-cell office:value-type="float" office:value="1486.217041" calcext:value-type="float">
            <text:p>1486,217041</text:p>
          </table:table-cell>
          <table:table-cell table:number-columns-repeated="7"/>
        </table:table-row>
        <table:table-row table:style-name="ro1">
          <table:table-cell office:value-type="float" office:value="240.165" calcext:value-type="float">
            <text:p>240,165</text:p>
          </table:table-cell>
          <table:table-cell office:value-type="float" office:value="15.599" calcext:value-type="float">
            <text:p>15,599</text:p>
          </table:table-cell>
          <table:table-cell/>
          <table:table-cell office:value-type="float" office:value="258.426" calcext:value-type="float">
            <text:p>258,426</text:p>
          </table:table-cell>
          <table:table-cell office:value-type="float" office:value="150.447998" calcext:value-type="float">
            <text:p>150,447998</text:p>
          </table:table-cell>
          <table:table-cell/>
          <table:table-cell office:value-type="float" office:value="1603.441" calcext:value-type="float">
            <text:p>1603,441</text:p>
          </table:table-cell>
          <table:table-cell office:value-type="float" office:value="1484.025024" calcext:value-type="float">
            <text:p>1484,025024</text:p>
          </table:table-cell>
          <table:table-cell table:number-columns-repeated="7"/>
        </table:table-row>
        <table:table-row table:style-name="ro1">
          <table:table-cell office:value-type="float" office:value="211.887" calcext:value-type="float">
            <text:p>211,887</text:p>
          </table:table-cell>
          <table:table-cell office:value-type="float" office:value="15.749" calcext:value-type="float">
            <text:p>15,749</text:p>
          </table:table-cell>
          <table:table-cell/>
          <table:table-cell office:value-type="float" office:value="257.572" calcext:value-type="float">
            <text:p>257,572</text:p>
          </table:table-cell>
          <table:table-cell office:value-type="float" office:value="151.138" calcext:value-type="float">
            <text:p>151,138</text:p>
          </table:table-cell>
          <table:table-cell/>
          <table:table-cell office:value-type="float" office:value="1629.033" calcext:value-type="float">
            <text:p>1629,033</text:p>
          </table:table-cell>
          <table:table-cell office:value-type="float" office:value="1499.411011" calcext:value-type="float">
            <text:p>1499,411011</text:p>
          </table:table-cell>
          <table:table-cell table:number-columns-repeated="7"/>
        </table:table-row>
        <table:table-row table:style-name="ro1">
          <table:table-cell office:value-type="float" office:value="140.932" calcext:value-type="float">
            <text:p>140,932</text:p>
          </table:table-cell>
          <table:table-cell office:value-type="float" office:value="15.527" calcext:value-type="float">
            <text:p>15,527</text:p>
          </table:table-cell>
          <table:table-cell/>
          <table:table-cell office:value-type="float" office:value="254.804" calcext:value-type="float">
            <text:p>254,804</text:p>
          </table:table-cell>
          <table:table-cell office:value-type="float" office:value="150.725998" calcext:value-type="float">
            <text:p>150,725998</text:p>
          </table:table-cell>
          <table:table-cell/>
          <table:table-cell office:value-type="float" office:value="1614.098" calcext:value-type="float">
            <text:p>1614,098</text:p>
          </table:table-cell>
          <table:table-cell office:value-type="float" office:value="1496.134033" calcext:value-type="float">
            <text:p>1496,134033</text:p>
          </table:table-cell>
          <table:table-cell table:number-columns-repeated="7"/>
        </table:table-row>
        <table:table-row table:style-name="ro1">
          <table:table-cell office:value-type="float" office:value="278.005" calcext:value-type="float">
            <text:p>278,005</text:p>
          </table:table-cell>
          <table:table-cell office:value-type="float" office:value="15.487" calcext:value-type="float">
            <text:p>15,487</text:p>
          </table:table-cell>
          <table:table-cell/>
          <table:table-cell office:value-type="float" office:value="254.77" calcext:value-type="float">
            <text:p>254,77</text:p>
          </table:table-cell>
          <table:table-cell office:value-type="float" office:value="150.639008" calcext:value-type="float">
            <text:p>150,639008</text:p>
          </table:table-cell>
          <table:table-cell/>
          <table:table-cell office:value-type="float" office:value="1615.806" calcext:value-type="float">
            <text:p>1615,806</text:p>
          </table:table-cell>
          <table:table-cell office:value-type="float" office:value="1499.046021" calcext:value-type="float">
            <text:p>1499,046021</text:p>
          </table:table-cell>
          <table:table-cell table:number-columns-repeated="7"/>
        </table:table-row>
        <table:table-row table:style-name="ro1">
          <table:table-cell office:value-type="float" office:value="150.013" calcext:value-type="float">
            <text:p>150,013</text:p>
          </table:table-cell>
          <table:table-cell office:value-type="float" office:value="15.495" calcext:value-type="float">
            <text:p>15,495</text:p>
          </table:table-cell>
          <table:table-cell/>
          <table:table-cell office:value-type="float" office:value="256.763" calcext:value-type="float">
            <text:p>256,763</text:p>
          </table:table-cell>
          <table:table-cell office:value-type="float" office:value="150.876007" calcext:value-type="float">
            <text:p>150,876007</text:p>
          </table:table-cell>
          <table:table-cell/>
          <table:table-cell office:value-type="float" office:value="1618.329" calcext:value-type="float">
            <text:p>1618,329</text:p>
          </table:table-cell>
          <table:table-cell office:value-type="float" office:value="1498.115967" calcext:value-type="float">
            <text:p>1498,115967</text:p>
          </table:table-cell>
          <table:table-cell table:number-columns-repeated="7"/>
        </table:table-row>
        <table:table-row table:style-name="ro1">
          <table:table-cell office:value-type="float" office:value="143.476" calcext:value-type="float">
            <text:p>143,476</text:p>
          </table:table-cell>
          <table:table-cell office:value-type="float" office:value="15.646" calcext:value-type="float">
            <text:p>15,646</text:p>
          </table:table-cell>
          <table:table-cell/>
          <table:table-cell office:value-type="float" office:value="251.374" calcext:value-type="float">
            <text:p>251,374</text:p>
          </table:table-cell>
          <table:table-cell office:value-type="float" office:value="147.324997" calcext:value-type="float">
            <text:p>147,324997</text:p>
          </table:table-cell>
          <table:table-cell/>
          <table:table-cell office:value-type="float" office:value="1620.761" calcext:value-type="float">
            <text:p>1620,761</text:p>
          </table:table-cell>
          <table:table-cell office:value-type="float" office:value="1484.655029" calcext:value-type="float">
            <text:p>1484,655029</text:p>
          </table:table-cell>
          <table:table-cell table:number-columns-repeated="7"/>
        </table:table-row>
        <table:table-row table:style-name="ro1">
          <table:table-cell office:value-type="float" office:value="200.613" calcext:value-type="float">
            <text:p>200,613</text:p>
          </table:table-cell>
          <table:table-cell office:value-type="float" office:value="15.472" calcext:value-type="float">
            <text:p>15,472</text:p>
          </table:table-cell>
          <table:table-cell/>
          <table:table-cell office:value-type="float" office:value="251.742" calcext:value-type="float">
            <text:p>251,742</text:p>
          </table:table-cell>
          <table:table-cell office:value-type="float" office:value="147.781998" calcext:value-type="float">
            <text:p>147,781998</text:p>
          </table:table-cell>
          <table:table-cell/>
          <table:table-cell office:value-type="float" office:value="1664.303" calcext:value-type="float">
            <text:p>1664,303</text:p>
          </table:table-cell>
          <table:table-cell office:value-type="float" office:value="1491.666992" calcext:value-type="float">
            <text:p>1491,666992</text:p>
          </table:table-cell>
          <table:table-cell table:number-columns-repeated="7"/>
        </table:table-row>
        <table:table-row table:style-name="ro1">
          <table:table-cell office:value-type="float" office:value="144.957" calcext:value-type="float">
            <text:p>144,957</text:p>
          </table:table-cell>
          <table:table-cell office:value-type="float" office:value="15.629" calcext:value-type="float">
            <text:p>15,629</text:p>
          </table:table-cell>
          <table:table-cell/>
          <table:table-cell office:value-type="float" office:value="256.959" calcext:value-type="float">
            <text:p>256,959</text:p>
          </table:table-cell>
          <table:table-cell office:value-type="float" office:value="150.518005" calcext:value-type="float">
            <text:p>150,518005</text:p>
          </table:table-cell>
          <table:table-cell/>
          <table:table-cell office:value-type="float" office:value="1622.821" calcext:value-type="float">
            <text:p>1622,821</text:p>
          </table:table-cell>
          <table:table-cell office:value-type="float" office:value="1500.31897" calcext:value-type="float">
            <text:p>1500,31897</text:p>
          </table:table-cell>
          <table:table-cell table:number-columns-repeated="7"/>
        </table:table-row>
        <table:table-row table:style-name="ro1">
          <table:table-cell office:value-type="float" office:value="347.048" calcext:value-type="float">
            <text:p>347,048</text:p>
          </table:table-cell>
          <table:table-cell office:value-type="float" office:value="15.509" calcext:value-type="float">
            <text:p>15,509</text:p>
          </table:table-cell>
          <table:table-cell/>
          <table:table-cell office:value-type="float" office:value="255.286" calcext:value-type="float">
            <text:p>255,286</text:p>
          </table:table-cell>
          <table:table-cell office:value-type="float" office:value="148.772003" calcext:value-type="float">
            <text:p>148,772003</text:p>
          </table:table-cell>
          <table:table-cell/>
          <table:table-cell office:value-type="float" office:value="1618.13" calcext:value-type="float">
            <text:p>1618,13</text:p>
          </table:table-cell>
          <table:table-cell office:value-type="float" office:value="1500.751953" calcext:value-type="float">
            <text:p>1500,751953</text:p>
          </table:table-cell>
          <table:table-cell table:number-columns-repeated="7"/>
        </table:table-row>
        <table:table-row table:style-name="ro1">
          <table:table-cell office:value-type="float" office:value="146.848" calcext:value-type="float">
            <text:p>146,848</text:p>
          </table:table-cell>
          <table:table-cell office:value-type="float" office:value="15.813" calcext:value-type="float">
            <text:p>15,813</text:p>
          </table:table-cell>
          <table:table-cell/>
          <table:table-cell office:value-type="float" office:value="253.336" calcext:value-type="float">
            <text:p>253,336</text:p>
          </table:table-cell>
          <table:table-cell office:value-type="float" office:value="149.337006" calcext:value-type="float">
            <text:p>149,337006</text:p>
          </table:table-cell>
          <table:table-cell/>
          <table:table-cell office:value-type="float" office:value="1624.703" calcext:value-type="float">
            <text:p>1624,703</text:p>
          </table:table-cell>
          <table:table-cell office:value-type="float" office:value="1501.625977" calcext:value-type="float">
            <text:p>1501,625977</text:p>
          </table:table-cell>
          <table:table-cell table:number-columns-repeated="7"/>
        </table:table-row>
        <table:table-row table:style-name="ro1">
          <table:table-cell office:value-type="float" office:value="139.845" calcext:value-type="float">
            <text:p>139,845</text:p>
          </table:table-cell>
          <table:table-cell office:value-type="float" office:value="15.576" calcext:value-type="float">
            <text:p>15,576</text:p>
          </table:table-cell>
          <table:table-cell/>
          <table:table-cell office:value-type="float" office:value="253.102" calcext:value-type="float">
            <text:p>253,102</text:p>
          </table:table-cell>
          <table:table-cell office:value-type="float" office:value="147.847" calcext:value-type="float">
            <text:p>147,847</text:p>
          </table:table-cell>
          <table:table-cell/>
          <table:table-cell office:value-type="float" office:value="1617.247" calcext:value-type="float">
            <text:p>1617,247</text:p>
          </table:table-cell>
          <table:table-cell office:value-type="float" office:value="1499.593018" calcext:value-type="float">
            <text:p>1499,593018</text:p>
          </table:table-cell>
          <table:table-cell table:number-columns-repeated="7"/>
        </table:table-row>
        <table:table-row table:style-name="ro1">
          <table:table-cell office:value-type="float" office:value="147.449" calcext:value-type="float">
            <text:p>147,449</text:p>
          </table:table-cell>
          <table:table-cell office:value-type="float" office:value="15.362" calcext:value-type="float">
            <text:p>15,362</text:p>
          </table:table-cell>
          <table:table-cell/>
          <table:table-cell office:value-type="float" office:value="272.98" calcext:value-type="float">
            <text:p>272,98</text:p>
          </table:table-cell>
          <table:table-cell office:value-type="float" office:value="147.214996" calcext:value-type="float">
            <text:p>147,214996</text:p>
          </table:table-cell>
          <table:table-cell/>
          <table:table-cell office:value-type="float" office:value="1604.747" calcext:value-type="float">
            <text:p>1604,747</text:p>
          </table:table-cell>
          <table:table-cell office:value-type="float" office:value="1486.875" calcext:value-type="float">
            <text:p>1486,875</text:p>
          </table:table-cell>
          <table:table-cell table:number-columns-repeated="7"/>
        </table:table-row>
        <table:table-row table:style-name="ro1">
          <table:table-cell office:value-type="float" office:value="165.376" calcext:value-type="float">
            <text:p>165,376</text:p>
          </table:table-cell>
          <table:table-cell office:value-type="float" office:value="15.433" calcext:value-type="float">
            <text:p>15,433</text:p>
          </table:table-cell>
          <table:table-cell/>
          <table:table-cell office:value-type="float" office:value="578.335" calcext:value-type="float">
            <text:p>578,335</text:p>
          </table:table-cell>
          <table:table-cell office:value-type="float" office:value="149.320007" calcext:value-type="float">
            <text:p>149,320007</text:p>
          </table:table-cell>
          <table:table-cell/>
          <table:table-cell office:value-type="float" office:value="1629.957" calcext:value-type="float">
            <text:p>1629,957</text:p>
          </table:table-cell>
          <table:table-cell office:value-type="float" office:value="1493.968994" calcext:value-type="float">
            <text:p>1493,968994</text:p>
          </table:table-cell>
          <table:table-cell table:number-columns-repeated="7"/>
        </table:table-row>
        <table:table-row table:style-name="ro1">
          <table:table-cell office:value-type="float" office:value="149.072" calcext:value-type="float">
            <text:p>149,072</text:p>
          </table:table-cell>
          <table:table-cell office:value-type="float" office:value="15.766" calcext:value-type="float">
            <text:p>15,766</text:p>
          </table:table-cell>
          <table:table-cell/>
          <table:table-cell office:value-type="float" office:value="260.229" calcext:value-type="float">
            <text:p>260,229</text:p>
          </table:table-cell>
          <table:table-cell office:value-type="float" office:value="151.332001" calcext:value-type="float">
            <text:p>151,332001</text:p>
          </table:table-cell>
          <table:table-cell/>
          <table:table-cell office:value-type="float" office:value="1648.377" calcext:value-type="float">
            <text:p>1648,377</text:p>
          </table:table-cell>
          <table:table-cell office:value-type="float" office:value="1500.656982" calcext:value-type="float">
            <text:p>1500,656982</text:p>
          </table:table-cell>
          <table:table-cell table:number-columns-repeated="7"/>
        </table:table-row>
        <table:table-row table:style-name="ro1">
          <table:table-cell office:value-type="float" office:value="137.799" calcext:value-type="float">
            <text:p>137,799</text:p>
          </table:table-cell>
          <table:table-cell office:value-type="float" office:value="15.502" calcext:value-type="float">
            <text:p>15,502</text:p>
          </table:table-cell>
          <table:table-cell/>
          <table:table-cell office:value-type="float" office:value="583.764" calcext:value-type="float">
            <text:p>583,764</text:p>
          </table:table-cell>
          <table:table-cell office:value-type="float" office:value="151.177994" calcext:value-type="float">
            <text:p>151,177994</text:p>
          </table:table-cell>
          <table:table-cell/>
          <table:table-cell office:value-type="float" office:value="1825.319" calcext:value-type="float">
            <text:p>1825,319</text:p>
          </table:table-cell>
          <table:table-cell office:value-type="float" office:value="1500.838013" calcext:value-type="float">
            <text:p>1500,838013</text:p>
          </table:table-cell>
          <table:table-cell table:number-columns-repeated="7"/>
        </table:table-row>
        <table:table-row table:style-name="ro1">
          <table:table-cell office:value-type="float" office:value="131.635" calcext:value-type="float">
            <text:p>131,635</text:p>
          </table:table-cell>
          <table:table-cell office:value-type="float" office:value="15.765" calcext:value-type="float">
            <text:p>15,765</text:p>
          </table:table-cell>
          <table:table-cell/>
          <table:table-cell office:value-type="float" office:value="263.373" calcext:value-type="float">
            <text:p>263,373</text:p>
          </table:table-cell>
          <table:table-cell office:value-type="float" office:value="150.007996" calcext:value-type="float">
            <text:p>150,007996</text:p>
          </table:table-cell>
          <table:table-cell/>
          <table:table-cell office:value-type="float" office:value="1622.541" calcext:value-type="float">
            <text:p>1622,541</text:p>
          </table:table-cell>
          <table:table-cell office:value-type="float" office:value="1498.563965" calcext:value-type="float">
            <text:p>1498,563965</text:p>
          </table:table-cell>
          <table:table-cell table:number-columns-repeated="7"/>
        </table:table-row>
        <table:table-row table:style-name="ro1">
          <table:table-cell office:value-type="float" office:value="147.207" calcext:value-type="float">
            <text:p>147,207</text:p>
          </table:table-cell>
          <table:table-cell office:value-type="float" office:value="15.684" calcext:value-type="float">
            <text:p>15,684</text:p>
          </table:table-cell>
          <table:table-cell/>
          <table:table-cell office:value-type="float" office:value="1987.932" calcext:value-type="float">
            <text:p>1987,932</text:p>
          </table:table-cell>
          <table:table-cell office:value-type="float" office:value="150.955994" calcext:value-type="float">
            <text:p>150,955994</text:p>
          </table:table-cell>
          <table:table-cell/>
          <table:table-cell office:value-type="float" office:value="1609.219" calcext:value-type="float">
            <text:p>1609,219</text:p>
          </table:table-cell>
          <table:table-cell office:value-type="float" office:value="1490.571045" calcext:value-type="float">
            <text:p>1490,571045</text:p>
          </table:table-cell>
          <table:table-cell table:number-columns-repeated="7"/>
        </table:table-row>
        <table:table-row table:style-name="ro1">
          <table:table-cell office:value-type="float" office:value="185.351" calcext:value-type="float">
            <text:p>185,351</text:p>
          </table:table-cell>
          <table:table-cell office:value-type="float" office:value="15.467" calcext:value-type="float">
            <text:p>15,467</text:p>
          </table:table-cell>
          <table:table-cell/>
          <table:table-cell office:value-type="float" office:value="354.933" calcext:value-type="float">
            <text:p>354,933</text:p>
          </table:table-cell>
          <table:table-cell office:value-type="float" office:value="150.945007" calcext:value-type="float">
            <text:p>150,945007</text:p>
          </table:table-cell>
          <table:table-cell/>
          <table:table-cell office:value-type="float" office:value="1780.838" calcext:value-type="float">
            <text:p>1780,838</text:p>
          </table:table-cell>
          <table:table-cell office:value-type="float" office:value="1493.97998" calcext:value-type="float">
            <text:p>1493,97998</text:p>
          </table:table-cell>
          <table:table-cell table:number-columns-repeated="7"/>
        </table:table-row>
        <table:table-row table:style-name="ro1">
          <table:table-cell office:value-type="float" office:value="142.051" calcext:value-type="float">
            <text:p>142,051</text:p>
          </table:table-cell>
          <table:table-cell office:value-type="float" office:value="15.469" calcext:value-type="float">
            <text:p>15,469</text:p>
          </table:table-cell>
          <table:table-cell/>
          <table:table-cell office:value-type="float" office:value="255.85" calcext:value-type="float">
            <text:p>255,85</text:p>
          </table:table-cell>
          <table:table-cell office:value-type="float" office:value="150.787003" calcext:value-type="float">
            <text:p>150,787003</text:p>
          </table:table-cell>
          <table:table-cell/>
          <table:table-cell office:value-type="float" office:value="1646.263" calcext:value-type="float">
            <text:p>1646,263</text:p>
          </table:table-cell>
          <table:table-cell office:value-type="float" office:value="1499.321045" calcext:value-type="float">
            <text:p>1499,321045</text:p>
          </table:table-cell>
          <table:table-cell table:number-columns-repeated="7"/>
        </table:table-row>
        <table:table-row table:style-name="ro1">
          <table:table-cell office:value-type="float" office:value="133.633" calcext:value-type="float">
            <text:p>133,633</text:p>
          </table:table-cell>
          <table:table-cell office:value-type="float" office:value="15.459" calcext:value-type="float">
            <text:p>15,459</text:p>
          </table:table-cell>
          <table:table-cell/>
          <table:table-cell office:value-type="float" office:value="255.812" calcext:value-type="float">
            <text:p>255,812</text:p>
          </table:table-cell>
          <table:table-cell office:value-type="float" office:value="151.272995" calcext:value-type="float">
            <text:p>151,272995</text:p>
          </table:table-cell>
          <table:table-cell/>
          <table:table-cell office:value-type="float" office:value="1644.934" calcext:value-type="float">
            <text:p>1644,934</text:p>
          </table:table-cell>
          <table:table-cell office:value-type="float" office:value="1523.541992" calcext:value-type="float">
            <text:p>1523,541992</text:p>
          </table:table-cell>
          <table:table-cell table:number-columns-repeated="7"/>
        </table:table-row>
        <table:table-row table:style-name="ro1">
          <table:table-cell office:value-type="float" office:value="224.217" calcext:value-type="float">
            <text:p>224,217</text:p>
          </table:table-cell>
          <table:table-cell office:value-type="float" office:value="15.472" calcext:value-type="float">
            <text:p>15,472</text:p>
          </table:table-cell>
          <table:table-cell/>
          <table:table-cell office:value-type="float" office:value="316.552" calcext:value-type="float">
            <text:p>316,552</text:p>
          </table:table-cell>
          <table:table-cell office:value-type="float" office:value="151.317001" calcext:value-type="float">
            <text:p>151,317001</text:p>
          </table:table-cell>
          <table:table-cell/>
          <table:table-cell office:value-type="float" office:value="2293.953" calcext:value-type="float">
            <text:p>2293,953</text:p>
          </table:table-cell>
          <table:table-cell office:value-type="float" office:value="1498.699951" calcext:value-type="float">
            <text:p>1498,699951</text:p>
          </table:table-cell>
          <table:table-cell table:number-columns-repeated="7"/>
        </table:table-row>
        <table:table-row table:style-name="ro1">
          <table:table-cell office:value-type="float" office:value="136.921" calcext:value-type="float">
            <text:p>136,921</text:p>
          </table:table-cell>
          <table:table-cell office:value-type="float" office:value="15.47" calcext:value-type="float">
            <text:p>15,47</text:p>
          </table:table-cell>
          <table:table-cell/>
          <table:table-cell office:value-type="float" office:value="265.226" calcext:value-type="float">
            <text:p>265,226</text:p>
          </table:table-cell>
          <table:table-cell office:value-type="float" office:value="151.085007" calcext:value-type="float">
            <text:p>151,085007</text:p>
          </table:table-cell>
          <table:table-cell/>
          <table:table-cell office:value-type="float" office:value="1635.035" calcext:value-type="float">
            <text:p>1635,035</text:p>
          </table:table-cell>
          <table:table-cell office:value-type="float" office:value="1495.359009" calcext:value-type="float">
            <text:p>1495,359009</text:p>
          </table:table-cell>
          <table:table-cell table:number-columns-repeated="7"/>
        </table:table-row>
        <table:table-row table:style-name="ro1">
          <table:table-cell office:value-type="float" office:value="197.372" calcext:value-type="float">
            <text:p>197,372</text:p>
          </table:table-cell>
          <table:table-cell office:value-type="float" office:value="15.481" calcext:value-type="float">
            <text:p>15,481</text:p>
          </table:table-cell>
          <table:table-cell/>
          <table:table-cell office:value-type="float" office:value="264.322" calcext:value-type="float">
            <text:p>264,322</text:p>
          </table:table-cell>
          <table:table-cell office:value-type="float" office:value="151.276001" calcext:value-type="float">
            <text:p>151,276001</text:p>
          </table:table-cell>
          <table:table-cell/>
          <table:table-cell office:value-type="float" office:value="1618.936" calcext:value-type="float">
            <text:p>1618,936</text:p>
          </table:table-cell>
          <table:table-cell office:value-type="float" office:value="1499.82605" calcext:value-type="float">
            <text:p>1499,82605</text:p>
          </table:table-cell>
          <table:table-cell table:number-columns-repeated="7"/>
        </table:table-row>
        <table:table-row table:style-name="ro1">
          <table:table-cell office:value-type="float" office:value="135.37" calcext:value-type="float">
            <text:p>135,37</text:p>
          </table:table-cell>
          <table:table-cell office:value-type="float" office:value="15.442" calcext:value-type="float">
            <text:p>15,442</text:p>
          </table:table-cell>
          <table:table-cell/>
          <table:table-cell office:value-type="float" office:value="281.366" calcext:value-type="float">
            <text:p>281,366</text:p>
          </table:table-cell>
          <table:table-cell office:value-type="float" office:value="151.259003" calcext:value-type="float">
            <text:p>151,259003</text:p>
          </table:table-cell>
          <table:table-cell/>
          <table:table-cell office:value-type="float" office:value="1623.148" calcext:value-type="float">
            <text:p>1623,148</text:p>
          </table:table-cell>
          <table:table-cell office:value-type="float" office:value="1498.777954" calcext:value-type="float">
            <text:p>1498,777954</text:p>
          </table:table-cell>
          <table:table-cell table:number-columns-repeated="7"/>
        </table:table-row>
        <table:table-row table:style-name="ro1">
          <table:table-cell office:value-type="float" office:value="131.598" calcext:value-type="float">
            <text:p>131,598</text:p>
          </table:table-cell>
          <table:table-cell office:value-type="float" office:value="15.583" calcext:value-type="float">
            <text:p>15,583</text:p>
          </table:table-cell>
          <table:table-cell/>
          <table:table-cell office:value-type="float" office:value="281.708" calcext:value-type="float">
            <text:p>281,708</text:p>
          </table:table-cell>
          <table:table-cell office:value-type="float" office:value="151.255997" calcext:value-type="float">
            <text:p>151,255997</text:p>
          </table:table-cell>
          <table:table-cell/>
          <table:table-cell office:value-type="float" office:value="1619.739" calcext:value-type="float">
            <text:p>1619,739</text:p>
          </table:table-cell>
          <table:table-cell office:value-type="float" office:value="1500.154053" calcext:value-type="float">
            <text:p>1500,154053</text:p>
          </table:table-cell>
          <table:table-cell table:number-columns-repeated="7"/>
        </table:table-row>
        <table:table-row table:style-name="ro1">
          <table:table-cell office:value-type="float" office:value="133.796" calcext:value-type="float">
            <text:p>133,796</text:p>
          </table:table-cell>
          <table:table-cell office:value-type="float" office:value="15.48" calcext:value-type="float">
            <text:p>15,48</text:p>
          </table:table-cell>
          <table:table-cell/>
          <table:table-cell office:value-type="float" office:value="267.334" calcext:value-type="float">
            <text:p>267,334</text:p>
          </table:table-cell>
          <table:table-cell office:value-type="float" office:value="151.718994" calcext:value-type="float">
            <text:p>151,718994</text:p>
          </table:table-cell>
          <table:table-cell/>
          <table:table-cell office:value-type="float" office:value="1617.248" calcext:value-type="float">
            <text:p>1617,248</text:p>
          </table:table-cell>
          <table:table-cell office:value-type="float" office:value="1496.501953" calcext:value-type="float">
            <text:p>1496,501953</text:p>
          </table:table-cell>
          <table:table-cell table:number-columns-repeated="7"/>
        </table:table-row>
        <table:table-row table:style-name="ro1">
          <table:table-cell office:value-type="float" office:value="134.441" calcext:value-type="float">
            <text:p>134,441</text:p>
          </table:table-cell>
          <table:table-cell office:value-type="float" office:value="15.607" calcext:value-type="float">
            <text:p>15,607</text:p>
          </table:table-cell>
          <table:table-cell/>
          <table:table-cell office:value-type="float" office:value="262.503" calcext:value-type="float">
            <text:p>262,503</text:p>
          </table:table-cell>
          <table:table-cell office:value-type="float" office:value="150.813004" calcext:value-type="float">
            <text:p>150,813004</text:p>
          </table:table-cell>
          <table:table-cell/>
          <table:table-cell office:value-type="float" office:value="1636.234" calcext:value-type="float">
            <text:p>1636,234</text:p>
          </table:table-cell>
          <table:table-cell office:value-type="float" office:value="1497.38501" calcext:value-type="float">
            <text:p>1497,38501</text:p>
          </table:table-cell>
          <table:table-cell table:number-columns-repeated="7"/>
        </table:table-row>
        <table:table-row table:style-name="ro1">
          <table:table-cell office:value-type="float" office:value="133.166" calcext:value-type="float">
            <text:p>133,166</text:p>
          </table:table-cell>
          <table:table-cell office:value-type="float" office:value="15.563" calcext:value-type="float">
            <text:p>15,563</text:p>
          </table:table-cell>
          <table:table-cell/>
          <table:table-cell office:value-type="float" office:value="258.203" calcext:value-type="float">
            <text:p>258,203</text:p>
          </table:table-cell>
          <table:table-cell office:value-type="float" office:value="151.578995" calcext:value-type="float">
            <text:p>151,578995</text:p>
          </table:table-cell>
          <table:table-cell/>
          <table:table-cell office:value-type="float" office:value="1631.97" calcext:value-type="float">
            <text:p>1631,97</text:p>
          </table:table-cell>
          <table:table-cell office:value-type="float" office:value="1501.531982" calcext:value-type="float">
            <text:p>1501,531982</text:p>
          </table:table-cell>
          <table:table-cell table:number-columns-repeated="7"/>
        </table:table-row>
        <table:table-row table:style-name="ro1">
          <table:table-cell office:value-type="float" office:value="132.963" calcext:value-type="float">
            <text:p>132,963</text:p>
          </table:table-cell>
          <table:table-cell office:value-type="float" office:value="15.68" calcext:value-type="float">
            <text:p>15,68</text:p>
          </table:table-cell>
          <table:table-cell/>
          <table:table-cell office:value-type="float" office:value="256.486" calcext:value-type="float">
            <text:p>256,486</text:p>
          </table:table-cell>
          <table:table-cell office:value-type="float" office:value="151.121994" calcext:value-type="float">
            <text:p>151,121994</text:p>
          </table:table-cell>
          <table:table-cell/>
          <table:table-cell office:value-type="float" office:value="1624.634" calcext:value-type="float">
            <text:p>1624,634</text:p>
          </table:table-cell>
          <table:table-cell office:value-type="float" office:value="1500.157959" calcext:value-type="float">
            <text:p>1500,157959</text:p>
          </table:table-cell>
          <table:table-cell table:number-columns-repeated="7"/>
        </table:table-row>
        <table:table-row table:style-name="ro1">
          <table:table-cell office:value-type="float" office:value="144.509" calcext:value-type="float">
            <text:p>144,509</text:p>
          </table:table-cell>
          <table:table-cell office:value-type="float" office:value="15.569" calcext:value-type="float">
            <text:p>15,569</text:p>
          </table:table-cell>
          <table:table-cell/>
          <table:table-cell office:value-type="float" office:value="255.874" calcext:value-type="float">
            <text:p>255,874</text:p>
          </table:table-cell>
          <table:table-cell office:value-type="float" office:value="151.212006" calcext:value-type="float">
            <text:p>151,212006</text:p>
          </table:table-cell>
          <table:table-cell/>
          <table:table-cell office:value-type="float" office:value="1628.969" calcext:value-type="float">
            <text:p>1628,969</text:p>
          </table:table-cell>
          <table:table-cell office:value-type="float" office:value="1496.655029" calcext:value-type="float">
            <text:p>1496,655029</text:p>
          </table:table-cell>
          <table:table-cell table:number-columns-repeated="7"/>
        </table:table-row>
        <table:table-row table:style-name="ro1">
          <table:table-cell office:value-type="float" office:value="288.767" calcext:value-type="float">
            <text:p>288,767</text:p>
          </table:table-cell>
          <table:table-cell office:value-type="float" office:value="15.56" calcext:value-type="float">
            <text:p>15,56</text:p>
          </table:table-cell>
          <table:table-cell/>
          <table:table-cell office:value-type="float" office:value="283.477" calcext:value-type="float">
            <text:p>283,477</text:p>
          </table:table-cell>
          <table:table-cell office:value-type="float" office:value="151.087006" calcext:value-type="float">
            <text:p>151,087006</text:p>
          </table:table-cell>
          <table:table-cell/>
          <table:table-cell office:value-type="float" office:value="1617.292" calcext:value-type="float">
            <text:p>1617,292</text:p>
          </table:table-cell>
          <table:table-cell office:value-type="float" office:value="1497.504028" calcext:value-type="float">
            <text:p>1497,504028</text:p>
          </table:table-cell>
          <table:table-cell table:number-columns-repeated="7"/>
        </table:table-row>
        <table:table-row table:style-name="ro1">
          <table:table-cell office:value-type="float" office:value="137.652" calcext:value-type="float">
            <text:p>137,652</text:p>
          </table:table-cell>
          <table:table-cell office:value-type="float" office:value="15.684" calcext:value-type="float">
            <text:p>15,684</text:p>
          </table:table-cell>
          <table:table-cell/>
          <table:table-cell office:value-type="float" office:value="285.642" calcext:value-type="float">
            <text:p>285,642</text:p>
          </table:table-cell>
          <table:table-cell office:value-type="float" office:value="151.177002" calcext:value-type="float">
            <text:p>151,177002</text:p>
          </table:table-cell>
          <table:table-cell/>
          <table:table-cell office:value-type="float" office:value="1616.193" calcext:value-type="float">
            <text:p>1616,193</text:p>
          </table:table-cell>
          <table:table-cell office:value-type="float" office:value="1499.439941" calcext:value-type="float">
            <text:p>1499,439941</text:p>
          </table:table-cell>
          <table:table-cell table:number-columns-repeated="7"/>
        </table:table-row>
        <table:table-row table:style-name="ro1">
          <table:table-cell office:value-type="float" office:value="149.445" calcext:value-type="float">
            <text:p>149,445</text:p>
          </table:table-cell>
          <table:table-cell office:value-type="float" office:value="15.601" calcext:value-type="float">
            <text:p>15,601</text:p>
          </table:table-cell>
          <table:table-cell/>
          <table:table-cell office:value-type="float" office:value="262.075" calcext:value-type="float">
            <text:p>262,075</text:p>
          </table:table-cell>
          <table:table-cell office:value-type="float" office:value="151.117996" calcext:value-type="float">
            <text:p>151,117996</text:p>
          </table:table-cell>
          <table:table-cell/>
          <table:table-cell office:value-type="float" office:value="1636.615" calcext:value-type="float">
            <text:p>1636,615</text:p>
          </table:table-cell>
          <table:table-cell office:value-type="float" office:value="1499.222046" calcext:value-type="float">
            <text:p>1499,222046</text:p>
          </table:table-cell>
          <table:table-cell table:number-columns-repeated="7"/>
        </table:table-row>
        <table:table-row table:style-name="ro1">
          <table:table-cell office:value-type="float" office:value="182.713" calcext:value-type="float">
            <text:p>182,713</text:p>
          </table:table-cell>
          <table:table-cell office:value-type="float" office:value="15.745" calcext:value-type="float">
            <text:p>15,745</text:p>
          </table:table-cell>
          <table:table-cell/>
          <table:table-cell office:value-type="float" office:value="289.017" calcext:value-type="float">
            <text:p>289,017</text:p>
          </table:table-cell>
          <table:table-cell office:value-type="float" office:value="151.406998" calcext:value-type="float">
            <text:p>151,406998</text:p>
          </table:table-cell>
          <table:table-cell/>
          <table:table-cell office:value-type="float" office:value="1622.233" calcext:value-type="float">
            <text:p>1622,233</text:p>
          </table:table-cell>
          <table:table-cell office:value-type="float" office:value="1498.120972" calcext:value-type="float">
            <text:p>1498,120972</text:p>
          </table:table-cell>
          <table:table-cell table:number-columns-repeated="7"/>
        </table:table-row>
        <table:table-row table:style-name="ro1">
          <table:table-cell office:value-type="float" office:value="208.63" calcext:value-type="float">
            <text:p>208,63</text:p>
          </table:table-cell>
          <table:table-cell office:value-type="float" office:value="15.071" calcext:value-type="float">
            <text:p>15,071</text:p>
          </table:table-cell>
          <table:table-cell/>
          <table:table-cell office:value-type="float" office:value="598.662" calcext:value-type="float">
            <text:p>598,662</text:p>
          </table:table-cell>
          <table:table-cell office:value-type="float" office:value="151.330002" calcext:value-type="float">
            <text:p>151,330002</text:p>
          </table:table-cell>
          <table:table-cell/>
          <table:table-cell office:value-type="float" office:value="1618.389" calcext:value-type="float">
            <text:p>1618,389</text:p>
          </table:table-cell>
          <table:table-cell office:value-type="float" office:value="1501.005005" calcext:value-type="float">
            <text:p>1501,005005</text:p>
          </table:table-cell>
          <table:table-cell table:number-columns-repeated="7"/>
        </table:table-row>
        <table:table-row table:style-name="ro1">
          <table:table-cell office:value-type="float" office:value="1331.68" calcext:value-type="float">
            <text:p>1331,68</text:p>
          </table:table-cell>
          <table:table-cell office:value-type="float" office:value="15.744" calcext:value-type="float">
            <text:p>15,744</text:p>
          </table:table-cell>
          <table:table-cell/>
          <table:table-cell office:value-type="float" office:value="264.336" calcext:value-type="float">
            <text:p>264,336</text:p>
          </table:table-cell>
          <table:table-cell office:value-type="float" office:value="151.434998" calcext:value-type="float">
            <text:p>151,434998</text:p>
          </table:table-cell>
          <table:table-cell/>
          <table:table-cell office:value-type="float" office:value="1619.281" calcext:value-type="float">
            <text:p>1619,281</text:p>
          </table:table-cell>
          <table:table-cell office:value-type="float" office:value="1498.69397" calcext:value-type="float">
            <text:p>1498,69397</text:p>
          </table:table-cell>
          <table:table-cell table:number-columns-repeated="7"/>
        </table:table-row>
        <table:table-row table:style-name="ro1">
          <table:table-cell office:value-type="float" office:value="520.925" calcext:value-type="float">
            <text:p>520,925</text:p>
          </table:table-cell>
          <table:table-cell office:value-type="float" office:value="15.501" calcext:value-type="float">
            <text:p>15,501</text:p>
          </table:table-cell>
          <table:table-cell/>
          <table:table-cell office:value-type="float" office:value="297.625" calcext:value-type="float">
            <text:p>297,625</text:p>
          </table:table-cell>
          <table:table-cell office:value-type="float" office:value="151.113007" calcext:value-type="float">
            <text:p>151,113007</text:p>
          </table:table-cell>
          <table:table-cell/>
          <table:table-cell office:value-type="float" office:value="1617.527" calcext:value-type="float">
            <text:p>1617,527</text:p>
          </table:table-cell>
          <table:table-cell office:value-type="float" office:value="1495.113037" calcext:value-type="float">
            <text:p>1495,113037</text:p>
          </table:table-cell>
          <table:table-cell table:number-columns-repeated="7"/>
        </table:table-row>
        <table:table-row table:style-name="ro1">
          <table:table-cell office:value-type="float" office:value="259.613" calcext:value-type="float">
            <text:p>259,613</text:p>
          </table:table-cell>
          <table:table-cell office:value-type="float" office:value="15.832" calcext:value-type="float">
            <text:p>15,832</text:p>
          </table:table-cell>
          <table:table-cell/>
          <table:table-cell office:value-type="float" office:value="293.96" calcext:value-type="float">
            <text:p>293,96</text:p>
          </table:table-cell>
          <table:table-cell office:value-type="float" office:value="151.761993" calcext:value-type="float">
            <text:p>151,761993</text:p>
          </table:table-cell>
          <table:table-cell/>
          <table:table-cell office:value-type="float" office:value="1621.948" calcext:value-type="float">
            <text:p>1621,948</text:p>
          </table:table-cell>
          <table:table-cell office:value-type="float" office:value="1499.303955" calcext:value-type="float">
            <text:p>1499,303955</text:p>
          </table:table-cell>
          <table:table-cell table:number-columns-repeated="7"/>
        </table:table-row>
        <table:table-row table:style-name="ro1">
          <table:table-cell office:value-type="float" office:value="265.817" calcext:value-type="float">
            <text:p>265,817</text:p>
          </table:table-cell>
          <table:table-cell office:value-type="float" office:value="15.631" calcext:value-type="float">
            <text:p>15,631</text:p>
          </table:table-cell>
          <table:table-cell/>
          <table:table-cell office:value-type="float" office:value="579.496" calcext:value-type="float">
            <text:p>579,496</text:p>
          </table:table-cell>
          <table:table-cell office:value-type="float" office:value="150.759995" calcext:value-type="float">
            <text:p>150,759995</text:p>
          </table:table-cell>
          <table:table-cell/>
          <table:table-cell office:value-type="float" office:value="1616.153" calcext:value-type="float">
            <text:p>1616,153</text:p>
          </table:table-cell>
          <table:table-cell office:value-type="float" office:value="1497.573975" calcext:value-type="float">
            <text:p>1497,573975</text:p>
          </table:table-cell>
          <table:table-cell table:number-columns-repeated="7"/>
        </table:table-row>
        <table:table-row table:style-name="ro1">
          <table:table-cell office:value-type="float" office:value="145.516" calcext:value-type="float">
            <text:p>145,516</text:p>
          </table:table-cell>
          <table:table-cell office:value-type="float" office:value="15.585" calcext:value-type="float">
            <text:p>15,585</text:p>
          </table:table-cell>
          <table:table-cell/>
          <table:table-cell office:value-type="float" office:value="255.976" calcext:value-type="float">
            <text:p>255,976</text:p>
          </table:table-cell>
          <table:table-cell office:value-type="float" office:value="151.209" calcext:value-type="float">
            <text:p>151,209</text:p>
          </table:table-cell>
          <table:table-cell/>
          <table:table-cell office:value-type="float" office:value="1616.853" calcext:value-type="float">
            <text:p>1616,853</text:p>
          </table:table-cell>
          <table:table-cell office:value-type="float" office:value="1499.348022" calcext:value-type="float">
            <text:p>1499,348022</text:p>
          </table:table-cell>
          <table:table-cell table:number-columns-repeated="7"/>
        </table:table-row>
        <table:table-row table:style-name="ro1">
          <table:table-cell office:value-type="float" office:value="749.168" calcext:value-type="float">
            <text:p>749,168</text:p>
          </table:table-cell>
          <table:table-cell office:value-type="float" office:value="15.557" calcext:value-type="float">
            <text:p>15,557</text:p>
          </table:table-cell>
          <table:table-cell/>
          <table:table-cell office:value-type="float" office:value="259.249" calcext:value-type="float">
            <text:p>259,249</text:p>
          </table:table-cell>
          <table:table-cell office:value-type="float" office:value="151.380005" calcext:value-type="float">
            <text:p>151,380005</text:p>
          </table:table-cell>
          <table:table-cell/>
          <table:table-cell office:value-type="float" office:value="1614.537" calcext:value-type="float">
            <text:p>1614,537</text:p>
          </table:table-cell>
          <table:table-cell office:value-type="float" office:value="1497.078003" calcext:value-type="float">
            <text:p>1497,078003</text:p>
          </table:table-cell>
          <table:table-cell table:number-columns-repeated="7"/>
        </table:table-row>
        <table:table-row table:style-name="ro1">
          <table:table-cell office:value-type="float" office:value="132.888" calcext:value-type="float">
            <text:p>132,888</text:p>
          </table:table-cell>
          <table:table-cell office:value-type="float" office:value="15.364" calcext:value-type="float">
            <text:p>15,364</text:p>
          </table:table-cell>
          <table:table-cell/>
          <table:table-cell office:value-type="float" office:value="261.025" calcext:value-type="float">
            <text:p>261,025</text:p>
          </table:table-cell>
          <table:table-cell office:value-type="float" office:value="150.800995" calcext:value-type="float">
            <text:p>150,800995</text:p>
          </table:table-cell>
          <table:table-cell/>
          <table:table-cell office:value-type="float" office:value="1635.717" calcext:value-type="float">
            <text:p>1635,717</text:p>
          </table:table-cell>
          <table:table-cell office:value-type="float" office:value="1496.391968" calcext:value-type="float">
            <text:p>1496,391968</text:p>
          </table:table-cell>
          <table:table-cell table:number-columns-repeated="7"/>
        </table:table-row>
        <table:table-row table:style-name="ro1">
          <table:table-cell office:value-type="float" office:value="140.258" calcext:value-type="float">
            <text:p>140,258</text:p>
          </table:table-cell>
          <table:table-cell office:value-type="float" office:value="15.839" calcext:value-type="float">
            <text:p>15,839</text:p>
          </table:table-cell>
          <table:table-cell/>
          <table:table-cell office:value-type="float" office:value="255.702" calcext:value-type="float">
            <text:p>255,702</text:p>
          </table:table-cell>
          <table:table-cell office:value-type="float" office:value="150.613998" calcext:value-type="float">
            <text:p>150,613998</text:p>
          </table:table-cell>
          <table:table-cell/>
          <table:table-cell office:value-type="float" office:value="1622.238" calcext:value-type="float">
            <text:p>1622,238</text:p>
          </table:table-cell>
          <table:table-cell office:value-type="float" office:value="1497.909058" calcext:value-type="float">
            <text:p>1497,909058</text:p>
          </table:table-cell>
          <table:table-cell table:number-columns-repeated="7"/>
        </table:table-row>
        <table:table-row table:style-name="ro1">
          <table:table-cell office:value-type="float" office:value="303.314" calcext:value-type="float">
            <text:p>303,314</text:p>
          </table:table-cell>
          <table:table-cell office:value-type="float" office:value="15.655" calcext:value-type="float">
            <text:p>15,655</text:p>
          </table:table-cell>
          <table:table-cell/>
          <table:table-cell office:value-type="float" office:value="255.541" calcext:value-type="float">
            <text:p>255,541</text:p>
          </table:table-cell>
          <table:table-cell office:value-type="float" office:value="150.673004" calcext:value-type="float">
            <text:p>150,673004</text:p>
          </table:table-cell>
          <table:table-cell/>
          <table:table-cell office:value-type="float" office:value="1623.903" calcext:value-type="float">
            <text:p>1623,903</text:p>
          </table:table-cell>
          <table:table-cell office:value-type="float" office:value="1497.77002" calcext:value-type="float">
            <text:p>1497,77002</text:p>
          </table:table-cell>
          <table:table-cell table:number-columns-repeated="7"/>
        </table:table-row>
        <table:table-row table:style-name="ro1">
          <table:table-cell office:value-type="float" office:value="132.608" calcext:value-type="float">
            <text:p>132,608</text:p>
          </table:table-cell>
          <table:table-cell office:value-type="float" office:value="15.541" calcext:value-type="float">
            <text:p>15,541</text:p>
          </table:table-cell>
          <table:table-cell/>
          <table:table-cell office:value-type="float" office:value="563.822" calcext:value-type="float">
            <text:p>563,822</text:p>
          </table:table-cell>
          <table:table-cell office:value-type="float" office:value="151.197998" calcext:value-type="float">
            <text:p>151,197998</text:p>
          </table:table-cell>
          <table:table-cell/>
          <table:table-cell office:value-type="float" office:value="1614.569" calcext:value-type="float">
            <text:p>1614,569</text:p>
          </table:table-cell>
          <table:table-cell office:value-type="float" office:value="1497.61499" calcext:value-type="float">
            <text:p>1497,61499</text:p>
          </table:table-cell>
          <table:table-cell table:number-columns-repeated="7"/>
        </table:table-row>
        <table:table-row table:style-name="ro1">
          <table:table-cell office:value-type="float" office:value="205.433" calcext:value-type="float">
            <text:p>205,433</text:p>
          </table:table-cell>
          <table:table-cell office:value-type="float" office:value="15.669" calcext:value-type="float">
            <text:p>15,669</text:p>
          </table:table-cell>
          <table:table-cell/>
          <table:table-cell office:value-type="float" office:value="300.498" calcext:value-type="float">
            <text:p>300,498</text:p>
          </table:table-cell>
          <table:table-cell office:value-type="float" office:value="150.854004" calcext:value-type="float">
            <text:p>150,854004</text:p>
          </table:table-cell>
          <table:table-cell/>
          <table:table-cell office:value-type="float" office:value="1619.02" calcext:value-type="float">
            <text:p>1619,02</text:p>
          </table:table-cell>
          <table:table-cell office:value-type="float" office:value="1497.253052" calcext:value-type="float">
            <text:p>1497,253052</text:p>
          </table:table-cell>
          <table:table-cell table:number-columns-repeated="7"/>
        </table:table-row>
        <table:table-row table:style-name="ro1">
          <table:table-cell office:value-type="float" office:value="140.593" calcext:value-type="float">
            <text:p>140,593</text:p>
          </table:table-cell>
          <table:table-cell office:value-type="float" office:value="15.649" calcext:value-type="float">
            <text:p>15,649</text:p>
          </table:table-cell>
          <table:table-cell/>
          <table:table-cell office:value-type="float" office:value="257.952" calcext:value-type="float">
            <text:p>257,952</text:p>
          </table:table-cell>
          <table:table-cell office:value-type="float" office:value="151.382996" calcext:value-type="float">
            <text:p>151,382996</text:p>
          </table:table-cell>
          <table:table-cell/>
          <table:table-cell office:value-type="float" office:value="1619.618" calcext:value-type="float">
            <text:p>1619,618</text:p>
          </table:table-cell>
          <table:table-cell office:value-type="float" office:value="1499.062988" calcext:value-type="float">
            <text:p>1499,062988</text:p>
          </table:table-cell>
          <table:table-cell table:number-columns-repeated="7"/>
        </table:table-row>
        <table:table-row table:style-name="ro1">
          <table:table-cell office:value-type="float" office:value="683.1" calcext:value-type="float">
            <text:p>683,1</text:p>
          </table:table-cell>
          <table:table-cell office:value-type="float" office:value="15.729" calcext:value-type="float">
            <text:p>15,729</text:p>
          </table:table-cell>
          <table:table-cell/>
          <table:table-cell office:value-type="float" office:value="259.66" calcext:value-type="float">
            <text:p>259,66</text:p>
          </table:table-cell>
          <table:table-cell office:value-type="float" office:value="151.102005" calcext:value-type="float">
            <text:p>151,102005</text:p>
          </table:table-cell>
          <table:table-cell/>
          <table:table-cell office:value-type="float" office:value="1612.5" calcext:value-type="float">
            <text:p>1612,5</text:p>
          </table:table-cell>
          <table:table-cell office:value-type="float" office:value="1492.095947" calcext:value-type="float">
            <text:p>1492,095947</text:p>
          </table:table-cell>
          <table:table-cell table:number-columns-repeated="7"/>
        </table:table-row>
        <table:table-row table:style-name="ro1">
          <table:table-cell office:value-type="float" office:value="149.378" calcext:value-type="float">
            <text:p>149,378</text:p>
          </table:table-cell>
          <table:table-cell office:value-type="float" office:value="15.686" calcext:value-type="float">
            <text:p>15,686</text:p>
          </table:table-cell>
          <table:table-cell/>
          <table:table-cell office:value-type="float" office:value="256.664" calcext:value-type="float">
            <text:p>256,664</text:p>
          </table:table-cell>
          <table:table-cell office:value-type="float" office:value="151.432007" calcext:value-type="float">
            <text:p>151,432007</text:p>
          </table:table-cell>
          <table:table-cell/>
          <table:table-cell office:value-type="float" office:value="1614.641" calcext:value-type="float">
            <text:p>1614,641</text:p>
          </table:table-cell>
          <table:table-cell office:value-type="float" office:value="1494.541992" calcext:value-type="float">
            <text:p>1494,541992</text:p>
          </table:table-cell>
          <table:table-cell table:number-columns-repeated="7"/>
        </table:table-row>
        <table:table-row table:style-name="ro1">
          <table:table-cell office:value-type="float" office:value="132.002" calcext:value-type="float">
            <text:p>132,002</text:p>
          </table:table-cell>
          <table:table-cell office:value-type="float" office:value="15.535" calcext:value-type="float">
            <text:p>15,535</text:p>
          </table:table-cell>
          <table:table-cell/>
          <table:table-cell office:value-type="float" office:value="259.109" calcext:value-type="float">
            <text:p>259,109</text:p>
          </table:table-cell>
          <table:table-cell office:value-type="float" office:value="151.151993" calcext:value-type="float">
            <text:p>151,151993</text:p>
          </table:table-cell>
          <table:table-cell/>
          <table:table-cell office:value-type="float" office:value="1619.075" calcext:value-type="float">
            <text:p>1619,075</text:p>
          </table:table-cell>
          <table:table-cell office:value-type="float" office:value="1497.514038" calcext:value-type="float">
            <text:p>1497,514038</text:p>
          </table:table-cell>
          <table:table-cell table:number-columns-repeated="7"/>
        </table:table-row>
        <table:table-row table:style-name="ro1">
          <table:table-cell office:value-type="float" office:value="133.72" calcext:value-type="float">
            <text:p>133,72</text:p>
          </table:table-cell>
          <table:table-cell office:value-type="float" office:value="15.488" calcext:value-type="float">
            <text:p>15,488</text:p>
          </table:table-cell>
          <table:table-cell/>
          <table:table-cell office:value-type="float" office:value="257.038" calcext:value-type="float">
            <text:p>257,038</text:p>
          </table:table-cell>
          <table:table-cell office:value-type="float" office:value="150.783997" calcext:value-type="float">
            <text:p>150,783997</text:p>
          </table:table-cell>
          <table:table-cell/>
          <table:table-cell office:value-type="float" office:value="1619.918" calcext:value-type="float">
            <text:p>1619,918</text:p>
          </table:table-cell>
          <table:table-cell office:value-type="float" office:value="1500.348022" calcext:value-type="float">
            <text:p>1500,348022</text:p>
          </table:table-cell>
          <table:table-cell table:number-columns-repeated="7"/>
        </table:table-row>
        <table:table-row table:style-name="ro1">
          <table:table-cell office:value-type="float" office:value="634.914" calcext:value-type="float">
            <text:p>634,914</text:p>
          </table:table-cell>
          <table:table-cell office:value-type="float" office:value="15.566" calcext:value-type="float">
            <text:p>15,566</text:p>
          </table:table-cell>
          <table:table-cell/>
          <table:table-cell office:value-type="float" office:value="257.963" calcext:value-type="float">
            <text:p>257,963</text:p>
          </table:table-cell>
          <table:table-cell office:value-type="float" office:value="151.009995" calcext:value-type="float">
            <text:p>151,009995</text:p>
          </table:table-cell>
          <table:table-cell/>
          <table:table-cell office:value-type="float" office:value="1644.457" calcext:value-type="float">
            <text:p>1644,457</text:p>
          </table:table-cell>
          <table:table-cell office:value-type="float" office:value="1504.454956" calcext:value-type="float">
            <text:p>1504,454956</text:p>
          </table:table-cell>
          <table:table-cell table:number-columns-repeated="7"/>
        </table:table-row>
        <table:table-row table:style-name="ro1">
          <table:table-cell office:value-type="float" office:value="176.518" calcext:value-type="float">
            <text:p>176,518</text:p>
          </table:table-cell>
          <table:table-cell office:value-type="float" office:value="15.131" calcext:value-type="float">
            <text:p>15,131</text:p>
          </table:table-cell>
          <table:table-cell/>
          <table:table-cell office:value-type="float" office:value="255.284" calcext:value-type="float">
            <text:p>255,284</text:p>
          </table:table-cell>
          <table:table-cell office:value-type="float" office:value="151.085999" calcext:value-type="float">
            <text:p>151,085999</text:p>
          </table:table-cell>
          <table:table-cell/>
          <table:table-cell office:value-type="float" office:value="1604.662" calcext:value-type="float">
            <text:p>1604,662</text:p>
          </table:table-cell>
          <table:table-cell office:value-type="float" office:value="1487.885986" calcext:value-type="float">
            <text:p>1487,885986</text:p>
          </table:table-cell>
          <table:table-cell table:number-columns-repeated="7"/>
        </table:table-row>
        <table:table-row table:style-name="ro1">
          <table:table-cell office:value-type="float" office:value="1581.904" calcext:value-type="float">
            <text:p>1581,904</text:p>
          </table:table-cell>
          <table:table-cell office:value-type="float" office:value="15.577" calcext:value-type="float">
            <text:p>15,577</text:p>
          </table:table-cell>
          <table:table-cell/>
          <table:table-cell office:value-type="float" office:value="255.083" calcext:value-type="float">
            <text:p>255,083</text:p>
          </table:table-cell>
          <table:table-cell office:value-type="float" office:value="151.018005" calcext:value-type="float">
            <text:p>151,018005</text:p>
          </table:table-cell>
          <table:table-cell/>
          <table:table-cell office:value-type="float" office:value="1619.514" calcext:value-type="float">
            <text:p>1619,514</text:p>
          </table:table-cell>
          <table:table-cell office:value-type="float" office:value="1495.504028" calcext:value-type="float">
            <text:p>1495,504028</text:p>
          </table:table-cell>
          <table:table-cell table:number-columns-repeated="7"/>
        </table:table-row>
        <table:table-row table:style-name="ro1">
          <table:table-cell office:value-type="float" office:value="133.059" calcext:value-type="float">
            <text:p>133,059</text:p>
          </table:table-cell>
          <table:table-cell office:value-type="float" office:value="15.528" calcext:value-type="float">
            <text:p>15,528</text:p>
          </table:table-cell>
          <table:table-cell/>
          <table:table-cell office:value-type="float" office:value="255.365" calcext:value-type="float">
            <text:p>255,365</text:p>
          </table:table-cell>
          <table:table-cell office:value-type="float" office:value="151.225998" calcext:value-type="float">
            <text:p>151,225998</text:p>
          </table:table-cell>
          <table:table-cell/>
          <table:table-cell office:value-type="float" office:value="1623.878" calcext:value-type="float">
            <text:p>1623,878</text:p>
          </table:table-cell>
          <table:table-cell office:value-type="float" office:value="1504.979004" calcext:value-type="float">
            <text:p>1504,979004</text:p>
          </table:table-cell>
          <table:table-cell table:number-columns-repeated="7"/>
        </table:table-row>
        <table:table-row table:style-name="ro1">
          <table:table-cell office:value-type="float" office:value="132.358" calcext:value-type="float">
            <text:p>132,358</text:p>
          </table:table-cell>
          <table:table-cell office:value-type="float" office:value="15.5" calcext:value-type="float">
            <text:p>15,5</text:p>
          </table:table-cell>
          <table:table-cell/>
          <table:table-cell office:value-type="float" office:value="254.547" calcext:value-type="float">
            <text:p>254,547</text:p>
          </table:table-cell>
          <table:table-cell office:value-type="float" office:value="150.399002" calcext:value-type="float">
            <text:p>150,399002</text:p>
          </table:table-cell>
          <table:table-cell/>
          <table:table-cell office:value-type="float" office:value="1630.584" calcext:value-type="float">
            <text:p>1630,584</text:p>
          </table:table-cell>
          <table:table-cell office:value-type="float" office:value="1495.166016" calcext:value-type="float">
            <text:p>1495,166016</text:p>
          </table:table-cell>
          <table:table-cell table:number-columns-repeated="7"/>
        </table:table-row>
        <table:table-row table:style-name="ro1">
          <table:table-cell office:value-type="float" office:value="133.159" calcext:value-type="float">
            <text:p>133,159</text:p>
          </table:table-cell>
          <table:table-cell office:value-type="float" office:value="15.623" calcext:value-type="float">
            <text:p>15,623</text:p>
          </table:table-cell>
          <table:table-cell/>
          <table:table-cell office:value-type="float" office:value="256.015" calcext:value-type="float">
            <text:p>256,015</text:p>
          </table:table-cell>
          <table:table-cell office:value-type="float" office:value="151.238007" calcext:value-type="float">
            <text:p>151,238007</text:p>
          </table:table-cell>
          <table:table-cell/>
          <table:table-cell office:value-type="float" office:value="1617.969" calcext:value-type="float">
            <text:p>1617,969</text:p>
          </table:table-cell>
          <table:table-cell office:value-type="float" office:value="1499.505005" calcext:value-type="float">
            <text:p>1499,505005</text:p>
          </table:table-cell>
          <table:table-cell table:number-columns-repeated="7"/>
        </table:table-row>
        <table:table-row table:style-name="ro1">
          <table:table-cell office:value-type="float" office:value="142.066" calcext:value-type="float">
            <text:p>142,066</text:p>
          </table:table-cell>
          <table:table-cell office:value-type="float" office:value="15.564" calcext:value-type="float">
            <text:p>15,564</text:p>
          </table:table-cell>
          <table:table-cell/>
          <table:table-cell office:value-type="float" office:value="258.209" calcext:value-type="float">
            <text:p>258,209</text:p>
          </table:table-cell>
          <table:table-cell office:value-type="float" office:value="150.998001" calcext:value-type="float">
            <text:p>150,998001</text:p>
          </table:table-cell>
          <table:table-cell/>
          <table:table-cell office:value-type="float" office:value="1634.63" calcext:value-type="float">
            <text:p>1634,63</text:p>
          </table:table-cell>
          <table:table-cell office:value-type="float" office:value="1497.593018" calcext:value-type="float">
            <text:p>1497,593018</text:p>
          </table:table-cell>
          <table:table-cell table:number-columns-repeated="7"/>
        </table:table-row>
        <table:table-row table:style-name="ro1">
          <table:table-cell office:value-type="float" office:value="169.501" calcext:value-type="float">
            <text:p>169,501</text:p>
          </table:table-cell>
          <table:table-cell office:value-type="float" office:value="15.715" calcext:value-type="float">
            <text:p>15,715</text:p>
          </table:table-cell>
          <table:table-cell/>
          <table:table-cell office:value-type="float" office:value="255.171" calcext:value-type="float">
            <text:p>255,171</text:p>
          </table:table-cell>
          <table:table-cell office:value-type="float" office:value="150.992004" calcext:value-type="float">
            <text:p>150,992004</text:p>
          </table:table-cell>
          <table:table-cell/>
          <table:table-cell office:value-type="float" office:value="1876.175" calcext:value-type="float">
            <text:p>1876,175</text:p>
          </table:table-cell>
          <table:table-cell office:value-type="float" office:value="1496.322998" calcext:value-type="float">
            <text:p>1496,322998</text:p>
          </table:table-cell>
          <table:table-cell table:number-columns-repeated="7"/>
        </table:table-row>
        <table:table-row table:style-name="ro1">
          <table:table-cell office:value-type="float" office:value="153.629" calcext:value-type="float">
            <text:p>153,629</text:p>
          </table:table-cell>
          <table:table-cell office:value-type="float" office:value="15.709" calcext:value-type="float">
            <text:p>15,709</text:p>
          </table:table-cell>
          <table:table-cell/>
          <table:table-cell office:value-type="float" office:value="255.462" calcext:value-type="float">
            <text:p>255,462</text:p>
          </table:table-cell>
          <table:table-cell office:value-type="float" office:value="151.324005" calcext:value-type="float">
            <text:p>151,324005</text:p>
          </table:table-cell>
          <table:table-cell/>
          <table:table-cell office:value-type="float" office:value="1621.69" calcext:value-type="float">
            <text:p>1621,69</text:p>
          </table:table-cell>
          <table:table-cell office:value-type="float" office:value="1501.827026" calcext:value-type="float">
            <text:p>1501,827026</text:p>
          </table:table-cell>
          <table:table-cell table:number-columns-repeated="7"/>
        </table:table-row>
        <table:table-row table:style-name="ro1">
          <table:table-cell office:value-type="float" office:value="150.69" calcext:value-type="float">
            <text:p>150,69</text:p>
          </table:table-cell>
          <table:table-cell office:value-type="float" office:value="15.554" calcext:value-type="float">
            <text:p>15,554</text:p>
          </table:table-cell>
          <table:table-cell/>
          <table:table-cell office:value-type="float" office:value="258.786" calcext:value-type="float">
            <text:p>258,786</text:p>
          </table:table-cell>
          <table:table-cell office:value-type="float" office:value="151.220993" calcext:value-type="float">
            <text:p>151,220993</text:p>
          </table:table-cell>
          <table:table-cell/>
          <table:table-cell office:value-type="float" office:value="1611.287" calcext:value-type="float">
            <text:p>1611,287</text:p>
          </table:table-cell>
          <table:table-cell office:value-type="float" office:value="1492.922974" calcext:value-type="float">
            <text:p>1492,922974</text:p>
          </table:table-cell>
          <table:table-cell table:number-columns-repeated="7"/>
        </table:table-row>
        <table:table-row table:style-name="ro1">
          <table:table-cell office:value-type="float" office:value="285.514" calcext:value-type="float">
            <text:p>285,514</text:p>
          </table:table-cell>
          <table:table-cell office:value-type="float" office:value="15.389" calcext:value-type="float">
            <text:p>15,389</text:p>
          </table:table-cell>
          <table:table-cell/>
          <table:table-cell office:value-type="float" office:value="255.89" calcext:value-type="float">
            <text:p>255,89</text:p>
          </table:table-cell>
          <table:table-cell office:value-type="float" office:value="150.947998" calcext:value-type="float">
            <text:p>150,947998</text:p>
          </table:table-cell>
          <table:table-cell/>
          <table:table-cell office:value-type="float" office:value="1623.788" calcext:value-type="float">
            <text:p>1623,788</text:p>
          </table:table-cell>
          <table:table-cell office:value-type="float" office:value="1496.597046" calcext:value-type="float">
            <text:p>1496,597046</text:p>
          </table:table-cell>
          <table:table-cell table:number-columns-repeated="7"/>
        </table:table-row>
        <table:table-row table:style-name="ro1">
          <table:table-cell office:value-type="float" office:value="146.238" calcext:value-type="float">
            <text:p>146,238</text:p>
          </table:table-cell>
          <table:table-cell office:value-type="float" office:value="15.208" calcext:value-type="float">
            <text:p>15,208</text:p>
          </table:table-cell>
          <table:table-cell/>
          <table:table-cell office:value-type="float" office:value="254.868" calcext:value-type="float">
            <text:p>254,868</text:p>
          </table:table-cell>
          <table:table-cell office:value-type="float" office:value="150.638" calcext:value-type="float">
            <text:p>150,638</text:p>
          </table:table-cell>
          <table:table-cell/>
          <table:table-cell office:value-type="float" office:value="1671.276" calcext:value-type="float">
            <text:p>1671,276</text:p>
          </table:table-cell>
          <table:table-cell office:value-type="float" office:value="1499.438965" calcext:value-type="float">
            <text:p>1499,438965</text:p>
          </table:table-cell>
          <table:table-cell table:number-columns-repeated="7"/>
        </table:table-row>
        <table:table-row table:style-name="ro1">
          <table:table-cell office:value-type="float" office:value="139.476" calcext:value-type="float">
            <text:p>139,476</text:p>
          </table:table-cell>
          <table:table-cell office:value-type="float" office:value="15.719" calcext:value-type="float">
            <text:p>15,719</text:p>
          </table:table-cell>
          <table:table-cell/>
          <table:table-cell office:value-type="float" office:value="254.963" calcext:value-type="float">
            <text:p>254,963</text:p>
          </table:table-cell>
          <table:table-cell office:value-type="float" office:value="150.352997" calcext:value-type="float">
            <text:p>150,352997</text:p>
          </table:table-cell>
          <table:table-cell/>
          <table:table-cell office:value-type="float" office:value="1620.562" calcext:value-type="float">
            <text:p>1620,562</text:p>
          </table:table-cell>
          <table:table-cell office:value-type="float" office:value="1496.630981" calcext:value-type="float">
            <text:p>1496,630981</text:p>
          </table:table-cell>
          <table:table-cell table:number-columns-repeated="7"/>
        </table:table-row>
        <table:table-row table:style-name="ro1">
          <table:table-cell office:value-type="float" office:value="215.701" calcext:value-type="float">
            <text:p>215,701</text:p>
          </table:table-cell>
          <table:table-cell office:value-type="float" office:value="15.602" calcext:value-type="float">
            <text:p>15,602</text:p>
          </table:table-cell>
          <table:table-cell/>
          <table:table-cell office:value-type="float" office:value="255.386" calcext:value-type="float">
            <text:p>255,386</text:p>
          </table:table-cell>
          <table:table-cell office:value-type="float" office:value="150.791" calcext:value-type="float">
            <text:p>150,791</text:p>
          </table:table-cell>
          <table:table-cell/>
          <table:table-cell office:value-type="float" office:value="1618.593" calcext:value-type="float">
            <text:p>1618,593</text:p>
          </table:table-cell>
          <table:table-cell office:value-type="float" office:value="1501.083984" calcext:value-type="float">
            <text:p>1501,083984</text:p>
          </table:table-cell>
          <table:table-cell table:number-columns-repeated="7"/>
        </table:table-row>
        <table:table-row table:style-name="ro1">
          <table:table-cell office:value-type="float" office:value="173.368" calcext:value-type="float">
            <text:p>173,368</text:p>
          </table:table-cell>
          <table:table-cell office:value-type="float" office:value="15.427" calcext:value-type="float">
            <text:p>15,427</text:p>
          </table:table-cell>
          <table:table-cell/>
          <table:table-cell office:value-type="float" office:value="257.647" calcext:value-type="float">
            <text:p>257,647</text:p>
          </table:table-cell>
          <table:table-cell office:value-type="float" office:value="150.951004" calcext:value-type="float">
            <text:p>150,951004</text:p>
          </table:table-cell>
          <table:table-cell/>
          <table:table-cell office:value-type="float" office:value="1617.458" calcext:value-type="float">
            <text:p>1617,458</text:p>
          </table:table-cell>
          <table:table-cell office:value-type="float" office:value="1499.55603" calcext:value-type="float">
            <text:p>1499,55603</text:p>
          </table:table-cell>
          <table:table-cell table:number-columns-repeated="7"/>
        </table:table-row>
        <table:table-row table:style-name="ro1">
          <table:table-cell office:value-type="float" office:value="208.613" calcext:value-type="float">
            <text:p>208,613</text:p>
          </table:table-cell>
          <table:table-cell office:value-type="float" office:value="15.836" calcext:value-type="float">
            <text:p>15,836</text:p>
          </table:table-cell>
          <table:table-cell/>
          <table:table-cell office:value-type="float" office:value="261.047" calcext:value-type="float">
            <text:p>261,047</text:p>
          </table:table-cell>
          <table:table-cell office:value-type="float" office:value="151.072006" calcext:value-type="float">
            <text:p>151,072006</text:p>
          </table:table-cell>
          <table:table-cell/>
          <table:table-cell office:value-type="float" office:value="1620.229" calcext:value-type="float">
            <text:p>1620,229</text:p>
          </table:table-cell>
          <table:table-cell office:value-type="float" office:value="1499.870972" calcext:value-type="float">
            <text:p>1499,870972</text:p>
          </table:table-cell>
          <table:table-cell table:number-columns-repeated="7"/>
        </table:table-row>
        <table:table-row table:style-name="ro1">
          <table:table-cell office:value-type="float" office:value="134.14" calcext:value-type="float">
            <text:p>134,14</text:p>
          </table:table-cell>
          <table:table-cell office:value-type="float" office:value="15.622" calcext:value-type="float">
            <text:p>15,622</text:p>
          </table:table-cell>
          <table:table-cell/>
          <table:table-cell office:value-type="float" office:value="255.42" calcext:value-type="float">
            <text:p>255,42</text:p>
          </table:table-cell>
          <table:table-cell office:value-type="float" office:value="151.031006" calcext:value-type="float">
            <text:p>151,031006</text:p>
          </table:table-cell>
          <table:table-cell/>
          <table:table-cell office:value-type="float" office:value="1621.798" calcext:value-type="float">
            <text:p>1621,798</text:p>
          </table:table-cell>
          <table:table-cell office:value-type="float" office:value="1501.416992" calcext:value-type="float">
            <text:p>1501,416992</text:p>
          </table:table-cell>
          <table:table-cell table:number-columns-repeated="7"/>
        </table:table-row>
        <table:table-row table:style-name="ro1">
          <table:table-cell office:value-type="float" office:value="569.475" calcext:value-type="float">
            <text:p>569,475</text:p>
          </table:table-cell>
          <table:table-cell office:value-type="float" office:value="15.55" calcext:value-type="float">
            <text:p>15,55</text:p>
          </table:table-cell>
          <table:table-cell/>
          <table:table-cell office:value-type="float" office:value="255.233" calcext:value-type="float">
            <text:p>255,233</text:p>
          </table:table-cell>
          <table:table-cell office:value-type="float" office:value="150.951004" calcext:value-type="float">
            <text:p>150,951004</text:p>
          </table:table-cell>
          <table:table-cell/>
          <table:table-cell office:value-type="float" office:value="1663.038" calcext:value-type="float">
            <text:p>1663,038</text:p>
          </table:table-cell>
          <table:table-cell office:value-type="float" office:value="1495.420044" calcext:value-type="float">
            <text:p>1495,420044</text:p>
          </table:table-cell>
          <table:table-cell table:number-columns-repeated="7"/>
        </table:table-row>
        <table:table-row table:style-name="ro1">
          <table:table-cell office:value-type="float" office:value="183.791" calcext:value-type="float">
            <text:p>183,791</text:p>
          </table:table-cell>
          <table:table-cell office:value-type="float" office:value="15.574" calcext:value-type="float">
            <text:p>15,574</text:p>
          </table:table-cell>
          <table:table-cell/>
          <table:table-cell office:value-type="float" office:value="257.09" calcext:value-type="float">
            <text:p>257,09</text:p>
          </table:table-cell>
          <table:table-cell office:value-type="float" office:value="150.931" calcext:value-type="float">
            <text:p>150,931</text:p>
          </table:table-cell>
          <table:table-cell/>
          <table:table-cell office:value-type="float" office:value="1930.916" calcext:value-type="float">
            <text:p>1930,916</text:p>
          </table:table-cell>
          <table:table-cell office:value-type="float" office:value="1493.82605" calcext:value-type="float">
            <text:p>1493,82605</text:p>
          </table:table-cell>
          <table:table-cell table:number-columns-repeated="7"/>
        </table:table-row>
        <table:table-row table:style-name="ro1">
          <table:table-cell office:value-type="float" office:value="184.973" calcext:value-type="float">
            <text:p>184,973</text:p>
          </table:table-cell>
          <table:table-cell office:value-type="float" office:value="15.604" calcext:value-type="float">
            <text:p>15,604</text:p>
          </table:table-cell>
          <table:table-cell/>
          <table:table-cell office:value-type="float" office:value="255.405" calcext:value-type="float">
            <text:p>255,405</text:p>
          </table:table-cell>
          <table:table-cell office:value-type="float" office:value="150.837006" calcext:value-type="float">
            <text:p>150,837006</text:p>
          </table:table-cell>
          <table:table-cell/>
          <table:table-cell office:value-type="float" office:value="1615.471" calcext:value-type="float">
            <text:p>1615,471</text:p>
          </table:table-cell>
          <table:table-cell office:value-type="float" office:value="1496.48999" calcext:value-type="float">
            <text:p>1496,48999</text:p>
          </table:table-cell>
          <table:table-cell table:number-columns-repeated="7"/>
        </table:table-row>
        <table:table-row table:style-name="ro1">
          <table:table-cell office:value-type="float" office:value="270.388" calcext:value-type="float">
            <text:p>270,388</text:p>
          </table:table-cell>
          <table:table-cell office:value-type="float" office:value="15.453" calcext:value-type="float">
            <text:p>15,453</text:p>
          </table:table-cell>
          <table:table-cell/>
          <table:table-cell office:value-type="float" office:value="255.687" calcext:value-type="float">
            <text:p>255,687</text:p>
          </table:table-cell>
          <table:table-cell office:value-type="float" office:value="151.235001" calcext:value-type="float">
            <text:p>151,235001</text:p>
          </table:table-cell>
          <table:table-cell/>
          <table:table-cell office:value-type="float" office:value="1616.77" calcext:value-type="float">
            <text:p>1616,77</text:p>
          </table:table-cell>
          <table:table-cell office:value-type="float" office:value="1496.930054" calcext:value-type="float">
            <text:p>1496,930054</text:p>
          </table:table-cell>
          <table:table-cell table:number-columns-repeated="7"/>
        </table:table-row>
        <table:table-row table:style-name="ro1">
          <table:table-cell office:value-type="float" office:value="239.687" calcext:value-type="float">
            <text:p>239,687</text:p>
          </table:table-cell>
          <table:table-cell office:value-type="float" office:value="15.474" calcext:value-type="float">
            <text:p>15,474</text:p>
          </table:table-cell>
          <table:table-cell/>
          <table:table-cell office:value-type="float" office:value="254.707" calcext:value-type="float">
            <text:p>254,707</text:p>
          </table:table-cell>
          <table:table-cell office:value-type="float" office:value="149.942001" calcext:value-type="float">
            <text:p>149,942001</text:p>
          </table:table-cell>
          <table:table-cell/>
          <table:table-cell office:value-type="float" office:value="1616.499" calcext:value-type="float">
            <text:p>1616,499</text:p>
          </table:table-cell>
          <table:table-cell office:value-type="float" office:value="1498.677979" calcext:value-type="float">
            <text:p>1498,677979</text:p>
          </table:table-cell>
          <table:table-cell table:number-columns-repeated="7"/>
        </table:table-row>
        <table:table-row table:style-name="ro1">
          <table:table-cell office:value-type="float" office:value="248.136" calcext:value-type="float">
            <text:p>248,136</text:p>
          </table:table-cell>
          <table:table-cell office:value-type="float" office:value="15.452" calcext:value-type="float">
            <text:p>15,452</text:p>
          </table:table-cell>
          <table:table-cell/>
          <table:table-cell office:value-type="float" office:value="253.985" calcext:value-type="float">
            <text:p>253,985</text:p>
          </table:table-cell>
          <table:table-cell office:value-type="float" office:value="149.953003" calcext:value-type="float">
            <text:p>149,953003</text:p>
          </table:table-cell>
          <table:table-cell/>
          <table:table-cell office:value-type="float" office:value="1617.211" calcext:value-type="float">
            <text:p>1617,211</text:p>
          </table:table-cell>
          <table:table-cell office:value-type="float" office:value="1499.972046" calcext:value-type="float">
            <text:p>1499,972046</text:p>
          </table:table-cell>
          <table:table-cell table:number-columns-repeated="7"/>
        </table:table-row>
        <table:table-row table:style-name="ro1">
          <table:table-cell office:value-type="float" office:value="279.061" calcext:value-type="float">
            <text:p>279,061</text:p>
          </table:table-cell>
          <table:table-cell office:value-type="float" office:value="15.619" calcext:value-type="float">
            <text:p>15,619</text:p>
          </table:table-cell>
          <table:table-cell/>
          <table:table-cell office:value-type="float" office:value="254.861" calcext:value-type="float">
            <text:p>254,861</text:p>
          </table:table-cell>
          <table:table-cell office:value-type="float" office:value="149.912994" calcext:value-type="float">
            <text:p>149,912994</text:p>
          </table:table-cell>
          <table:table-cell/>
          <table:table-cell office:value-type="float" office:value="1615.453" calcext:value-type="float">
            <text:p>1615,453</text:p>
          </table:table-cell>
          <table:table-cell office:value-type="float" office:value="1496.88501" calcext:value-type="float">
            <text:p>1496,88501</text:p>
          </table:table-cell>
          <table:table-cell table:number-columns-repeated="7"/>
        </table:table-row>
        <table:table-row table:style-name="ro1">
          <table:table-cell office:value-type="float" office:value="397.402" calcext:value-type="float">
            <text:p>397,402</text:p>
          </table:table-cell>
          <table:table-cell office:value-type="float" office:value="15.566" calcext:value-type="float">
            <text:p>15,566</text:p>
          </table:table-cell>
          <table:table-cell/>
          <table:table-cell office:value-type="float" office:value="255.971" calcext:value-type="float">
            <text:p>255,971</text:p>
          </table:table-cell>
          <table:table-cell office:value-type="float" office:value="150.061996" calcext:value-type="float">
            <text:p>150,061996</text:p>
          </table:table-cell>
          <table:table-cell/>
          <table:table-cell office:value-type="float" office:value="1619.484" calcext:value-type="float">
            <text:p>1619,484</text:p>
          </table:table-cell>
          <table:table-cell office:value-type="float" office:value="1500.094971" calcext:value-type="float">
            <text:p>1500,094971</text:p>
          </table:table-cell>
          <table:table-cell table:number-columns-repeated="7"/>
        </table:table-row>
        <table:table-row table:style-name="ro1">
          <table:table-cell office:value-type="float" office:value="285.46" calcext:value-type="float">
            <text:p>285,46</text:p>
          </table:table-cell>
          <table:table-cell office:value-type="float" office:value="15.56" calcext:value-type="float">
            <text:p>15,56</text:p>
          </table:table-cell>
          <table:table-cell/>
          <table:table-cell office:value-type="float" office:value="256.238" calcext:value-type="float">
            <text:p>256,238</text:p>
          </table:table-cell>
          <table:table-cell office:value-type="float" office:value="151.337997" calcext:value-type="float">
            <text:p>151,337997</text:p>
          </table:table-cell>
          <table:table-cell/>
          <table:table-cell office:value-type="float" office:value="1625.947" calcext:value-type="float">
            <text:p>1625,947</text:p>
          </table:table-cell>
          <table:table-cell office:value-type="float" office:value="1498.192017" calcext:value-type="float">
            <text:p>1498,192017</text:p>
          </table:table-cell>
          <table:table-cell table:number-columns-repeated="7"/>
        </table:table-row>
        <table:table-row table:style-name="ro1">
          <table:table-cell office:value-type="float" office:value="132.609" calcext:value-type="float">
            <text:p>132,609</text:p>
          </table:table-cell>
          <table:table-cell office:value-type="float" office:value="15.697" calcext:value-type="float">
            <text:p>15,697</text:p>
          </table:table-cell>
          <table:table-cell/>
          <table:table-cell office:value-type="float" office:value="256.021" calcext:value-type="float">
            <text:p>256,021</text:p>
          </table:table-cell>
          <table:table-cell office:value-type="float" office:value="150.634995" calcext:value-type="float">
            <text:p>150,634995</text:p>
          </table:table-cell>
          <table:table-cell/>
          <table:table-cell office:value-type="float" office:value="1945.752" calcext:value-type="float">
            <text:p>1945,752</text:p>
          </table:table-cell>
          <table:table-cell office:value-type="float" office:value="1492.790039" calcext:value-type="float">
            <text:p>1492,790039</text:p>
          </table:table-cell>
          <table:table-cell table:number-columns-repeated="7"/>
        </table:table-row>
        <table:table-row table:style-name="ro1">
          <table:table-cell office:value-type="float" office:value="131.489" calcext:value-type="float">
            <text:p>131,489</text:p>
          </table:table-cell>
          <table:table-cell office:value-type="float" office:value="15.608" calcext:value-type="float">
            <text:p>15,608</text:p>
          </table:table-cell>
          <table:table-cell/>
          <table:table-cell office:value-type="float" office:value="256.39" calcext:value-type="float">
            <text:p>256,39</text:p>
          </table:table-cell>
          <table:table-cell office:value-type="float" office:value="151.210007" calcext:value-type="float">
            <text:p>151,210007</text:p>
          </table:table-cell>
          <table:table-cell/>
          <table:table-cell office:value-type="float" office:value="1685.776" calcext:value-type="float">
            <text:p>1685,776</text:p>
          </table:table-cell>
          <table:table-cell office:value-type="float" office:value="1493.77002" calcext:value-type="float">
            <text:p>1493,77002</text:p>
          </table:table-cell>
          <table:table-cell table:number-columns-repeated="7"/>
        </table:table-row>
        <table:table-row table:style-name="ro1">
          <table:table-cell office:value-type="float" office:value="230.913" calcext:value-type="float">
            <text:p>230,913</text:p>
          </table:table-cell>
          <table:table-cell office:value-type="float" office:value="15.499" calcext:value-type="float">
            <text:p>15,499</text:p>
          </table:table-cell>
          <table:table-cell/>
          <table:table-cell office:value-type="float" office:value="254.874" calcext:value-type="float">
            <text:p>254,874</text:p>
          </table:table-cell>
          <table:table-cell office:value-type="float" office:value="150.774994" calcext:value-type="float">
            <text:p>150,774994</text:p>
          </table:table-cell>
          <table:table-cell/>
          <table:table-cell office:value-type="float" office:value="1615.349" calcext:value-type="float">
            <text:p>1615,349</text:p>
          </table:table-cell>
          <table:table-cell office:value-type="float" office:value="1497.128052" calcext:value-type="float">
            <text:p>1497,128052</text:p>
          </table:table-cell>
          <table:table-cell table:number-columns-repeated="7"/>
        </table:table-row>
        <table:table-row table:style-name="ro1">
          <table:table-cell office:value-type="float" office:value="275.687" calcext:value-type="float">
            <text:p>275,687</text:p>
          </table:table-cell>
          <table:table-cell office:value-type="float" office:value="15.626" calcext:value-type="float">
            <text:p>15,626</text:p>
          </table:table-cell>
          <table:table-cell/>
          <table:table-cell office:value-type="float" office:value="257.214" calcext:value-type="float">
            <text:p>257,214</text:p>
          </table:table-cell>
          <table:table-cell office:value-type="float" office:value="150.966003" calcext:value-type="float">
            <text:p>150,966003</text:p>
          </table:table-cell>
          <table:table-cell/>
          <table:table-cell office:value-type="float" office:value="1621.601" calcext:value-type="float">
            <text:p>1621,601</text:p>
          </table:table-cell>
          <table:table-cell office:value-type="float" office:value="1504.418945" calcext:value-type="float">
            <text:p>1504,418945</text:p>
          </table:table-cell>
          <table:table-cell table:number-columns-repeated="7"/>
        </table:table-row>
        <table:table-row table:style-name="ro1">
          <table:table-cell office:value-type="float" office:value="152.913" calcext:value-type="float">
            <text:p>152,913</text:p>
          </table:table-cell>
          <table:table-cell office:value-type="float" office:value="15.666" calcext:value-type="float">
            <text:p>15,666</text:p>
          </table:table-cell>
          <table:table-cell/>
          <table:table-cell office:value-type="float" office:value="367.575" calcext:value-type="float">
            <text:p>367,575</text:p>
          </table:table-cell>
          <table:table-cell office:value-type="float" office:value="151.494995" calcext:value-type="float">
            <text:p>151,494995</text:p>
          </table:table-cell>
          <table:table-cell/>
          <table:table-cell office:value-type="float" office:value="1614.402" calcext:value-type="float">
            <text:p>1614,402</text:p>
          </table:table-cell>
          <table:table-cell office:value-type="float" office:value="1497.187012" calcext:value-type="float">
            <text:p>1497,187012</text:p>
          </table:table-cell>
          <table:table-cell table:number-columns-repeated="7"/>
        </table:table-row>
        <table:table-row table:style-name="ro1">
          <table:table-cell office:value-type="float" office:value="134.744" calcext:value-type="float">
            <text:p>134,744</text:p>
          </table:table-cell>
          <table:table-cell office:value-type="float" office:value="15.506" calcext:value-type="float">
            <text:p>15,506</text:p>
          </table:table-cell>
          <table:table-cell/>
          <table:table-cell office:value-type="float" office:value="258.65" calcext:value-type="float">
            <text:p>258,65</text:p>
          </table:table-cell>
          <table:table-cell office:value-type="float" office:value="151.388" calcext:value-type="float">
            <text:p>151,388</text:p>
          </table:table-cell>
          <table:table-cell/>
          <table:table-cell office:value-type="float" office:value="1615.528" calcext:value-type="float">
            <text:p>1615,528</text:p>
          </table:table-cell>
          <table:table-cell office:value-type="float" office:value="1497.344971" calcext:value-type="float">
            <text:p>1497,344971</text:p>
          </table:table-cell>
          <table:table-cell table:number-columns-repeated="7"/>
        </table:table-row>
        <table:table-row table:style-name="ro1">
          <table:table-cell office:value-type="float" office:value="270.868" calcext:value-type="float">
            <text:p>270,868</text:p>
          </table:table-cell>
          <table:table-cell office:value-type="float" office:value="15.543" calcext:value-type="float">
            <text:p>15,543</text:p>
          </table:table-cell>
          <table:table-cell/>
          <table:table-cell office:value-type="float" office:value="254.707" calcext:value-type="float">
            <text:p>254,707</text:p>
          </table:table-cell>
          <table:table-cell office:value-type="float" office:value="150.455994" calcext:value-type="float">
            <text:p>150,455994</text:p>
          </table:table-cell>
          <table:table-cell/>
          <table:table-cell office:value-type="float" office:value="1599.26" calcext:value-type="float">
            <text:p>1599,26</text:p>
          </table:table-cell>
          <table:table-cell office:value-type="float" office:value="1481.682007" calcext:value-type="float">
            <text:p>1481,682007</text:p>
          </table:table-cell>
          <table:table-cell table:number-columns-repeated="7"/>
        </table:table-row>
        <table:table-row table:style-name="ro1">
          <table:table-cell office:value-type="float" office:value="190.236" calcext:value-type="float">
            <text:p>190,236</text:p>
          </table:table-cell>
          <table:table-cell office:value-type="float" office:value="15.51" calcext:value-type="float">
            <text:p>15,51</text:p>
          </table:table-cell>
          <table:table-cell/>
          <table:table-cell office:value-type="float" office:value="257.03" calcext:value-type="float">
            <text:p>257,03</text:p>
          </table:table-cell>
          <table:table-cell office:value-type="float" office:value="150.076004" calcext:value-type="float">
            <text:p>150,076004</text:p>
          </table:table-cell>
          <table:table-cell/>
          <table:table-cell office:value-type="float" office:value="1611.522" calcext:value-type="float">
            <text:p>1611,522</text:p>
          </table:table-cell>
          <table:table-cell office:value-type="float" office:value="1493.509033" calcext:value-type="float">
            <text:p>1493,509033</text:p>
          </table:table-cell>
          <table:table-cell table:number-columns-repeated="7"/>
        </table:table-row>
        <table:table-row table:style-name="ro1">
          <table:table-cell office:value-type="float" office:value="754.641" calcext:value-type="float">
            <text:p>754,641</text:p>
          </table:table-cell>
          <table:table-cell office:value-type="float" office:value="15.603" calcext:value-type="float">
            <text:p>15,603</text:p>
          </table:table-cell>
          <table:table-cell/>
          <table:table-cell office:value-type="float" office:value="257.023" calcext:value-type="float">
            <text:p>257,023</text:p>
          </table:table-cell>
          <table:table-cell office:value-type="float" office:value="150.897003" calcext:value-type="float">
            <text:p>150,897003</text:p>
          </table:table-cell>
          <table:table-cell/>
          <table:table-cell office:value-type="float" office:value="1613.409" calcext:value-type="float">
            <text:p>1613,409</text:p>
          </table:table-cell>
          <table:table-cell office:value-type="float" office:value="1496.036011" calcext:value-type="float">
            <text:p>1496,036011</text:p>
          </table:table-cell>
          <table:table-cell table:number-columns-repeated="7"/>
        </table:table-row>
        <table:table-row table:style-name="ro1">
          <table:table-cell office:value-type="float" office:value="172.633" calcext:value-type="float">
            <text:p>172,633</text:p>
          </table:table-cell>
          <table:table-cell office:value-type="float" office:value="15.509" calcext:value-type="float">
            <text:p>15,509</text:p>
          </table:table-cell>
          <table:table-cell/>
          <table:table-cell office:value-type="float" office:value="258.499" calcext:value-type="float">
            <text:p>258,499</text:p>
          </table:table-cell>
          <table:table-cell office:value-type="float" office:value="151.395004" calcext:value-type="float">
            <text:p>151,395004</text:p>
          </table:table-cell>
          <table:table-cell/>
          <table:table-cell office:value-type="float" office:value="1616.562" calcext:value-type="float">
            <text:p>1616,562</text:p>
          </table:table-cell>
          <table:table-cell office:value-type="float" office:value="1495.196045" calcext:value-type="float">
            <text:p>1495,196045</text:p>
          </table:table-cell>
          <table:table-cell table:number-columns-repeated="7"/>
        </table:table-row>
        <table:table-row table:style-name="ro1">
          <table:table-cell office:value-type="float" office:value="380.793" calcext:value-type="float">
            <text:p>380,793</text:p>
          </table:table-cell>
          <table:table-cell office:value-type="float" office:value="15.624" calcext:value-type="float">
            <text:p>15,624</text:p>
          </table:table-cell>
          <table:table-cell/>
          <table:table-cell office:value-type="float" office:value="255.937" calcext:value-type="float">
            <text:p>255,937</text:p>
          </table:table-cell>
          <table:table-cell office:value-type="float" office:value="151.356995" calcext:value-type="float">
            <text:p>151,356995</text:p>
          </table:table-cell>
          <table:table-cell/>
          <table:table-cell office:value-type="float" office:value="1615.857" calcext:value-type="float">
            <text:p>1615,857</text:p>
          </table:table-cell>
          <table:table-cell office:value-type="float" office:value="1496.046021" calcext:value-type="float">
            <text:p>1496,046021</text:p>
          </table:table-cell>
          <table:table-cell table:number-columns-repeated="7"/>
        </table:table-row>
        <table:table-row table:style-name="ro1">
          <table:table-cell office:value-type="float" office:value="345.449" calcext:value-type="float">
            <text:p>345,449</text:p>
          </table:table-cell>
          <table:table-cell office:value-type="float" office:value="15.646" calcext:value-type="float">
            <text:p>15,646</text:p>
          </table:table-cell>
          <table:table-cell/>
          <table:table-cell office:value-type="float" office:value="254.905" calcext:value-type="float">
            <text:p>254,905</text:p>
          </table:table-cell>
          <table:table-cell office:value-type="float" office:value="150.569" calcext:value-type="float">
            <text:p>150,569</text:p>
          </table:table-cell>
          <table:table-cell/>
          <table:table-cell office:value-type="float" office:value="1622.598" calcext:value-type="float">
            <text:p>1622,598</text:p>
          </table:table-cell>
          <table:table-cell office:value-type="float" office:value="1497.187012" calcext:value-type="float">
            <text:p>1497,187012</text:p>
          </table:table-cell>
          <table:table-cell table:number-columns-repeated="7"/>
        </table:table-row>
        <table:table-row table:style-name="ro1">
          <table:table-cell office:value-type="float" office:value="277.146" calcext:value-type="float">
            <text:p>277,146</text:p>
          </table:table-cell>
          <table:table-cell office:value-type="float" office:value="15.783" calcext:value-type="float">
            <text:p>15,783</text:p>
          </table:table-cell>
          <table:table-cell/>
          <table:table-cell office:value-type="float" office:value="255.056" calcext:value-type="float">
            <text:p>255,056</text:p>
          </table:table-cell>
          <table:table-cell office:value-type="float" office:value="150.996002" calcext:value-type="float">
            <text:p>150,996002</text:p>
          </table:table-cell>
          <table:table-cell/>
          <table:table-cell office:value-type="float" office:value="1615.028" calcext:value-type="float">
            <text:p>1615,028</text:p>
          </table:table-cell>
          <table:table-cell office:value-type="float" office:value="1496.682007" calcext:value-type="float">
            <text:p>1496,682007</text:p>
          </table:table-cell>
          <table:table-cell table:number-columns-repeated="7"/>
        </table:table-row>
        <table:table-row table:style-name="ro1">
          <table:table-cell office:value-type="float" office:value="163.068" calcext:value-type="float">
            <text:p>163,068</text:p>
          </table:table-cell>
          <table:table-cell office:value-type="float" office:value="15.361" calcext:value-type="float">
            <text:p>15,361</text:p>
          </table:table-cell>
          <table:table-cell/>
          <table:table-cell office:value-type="float" office:value="255.596" calcext:value-type="float">
            <text:p>255,596</text:p>
          </table:table-cell>
          <table:table-cell office:value-type="float" office:value="151.389999" calcext:value-type="float">
            <text:p>151,389999</text:p>
          </table:table-cell>
          <table:table-cell/>
          <table:table-cell office:value-type="float" office:value="1618.299" calcext:value-type="float">
            <text:p>1618,299</text:p>
          </table:table-cell>
          <table:table-cell office:value-type="float" office:value="1498.050049" calcext:value-type="float">
            <text:p>1498,050049</text:p>
          </table:table-cell>
          <table:table-cell table:number-columns-repeated="7"/>
        </table:table-row>
        <table:table-row table:style-name="ro1">
          <table:table-cell office:value-type="float" office:value="136.113" calcext:value-type="float">
            <text:p>136,113</text:p>
          </table:table-cell>
          <table:table-cell office:value-type="float" office:value="15.211" calcext:value-type="float">
            <text:p>15,211</text:p>
          </table:table-cell>
          <table:table-cell/>
          <table:table-cell office:value-type="float" office:value="257.896" calcext:value-type="float">
            <text:p>257,896</text:p>
          </table:table-cell>
          <table:table-cell office:value-type="float" office:value="151.673996" calcext:value-type="float">
            <text:p>151,673996</text:p>
          </table:table-cell>
          <table:table-cell/>
          <table:table-cell office:value-type="float" office:value="1661.52" calcext:value-type="float">
            <text:p>1661,52</text:p>
          </table:table-cell>
          <table:table-cell office:value-type="float" office:value="1494.732056" calcext:value-type="float">
            <text:p>1494,732056</text:p>
          </table:table-cell>
          <table:table-cell table:number-columns-repeated="7"/>
        </table:table-row>
        <table:table-row table:style-name="ro1">
          <table:table-cell office:value-type="float" office:value="622.656" calcext:value-type="float">
            <text:p>622,656</text:p>
          </table:table-cell>
          <table:table-cell office:value-type="float" office:value="14.962" calcext:value-type="float">
            <text:p>14,962</text:p>
          </table:table-cell>
          <table:table-cell/>
          <table:table-cell office:value-type="float" office:value="255.542" calcext:value-type="float">
            <text:p>255,542</text:p>
          </table:table-cell>
          <table:table-cell office:value-type="float" office:value="151.386993" calcext:value-type="float">
            <text:p>151,386993</text:p>
          </table:table-cell>
          <table:table-cell/>
          <table:table-cell office:value-type="float" office:value="1616.061" calcext:value-type="float">
            <text:p>1616,061</text:p>
          </table:table-cell>
          <table:table-cell office:value-type="float" office:value="1496.057007" calcext:value-type="float">
            <text:p>1496,057007</text:p>
          </table:table-cell>
          <table:table-cell table:number-columns-repeated="7"/>
        </table:table-row>
        <table:table-row table:style-name="ro1">
          <table:table-cell office:value-type="float" office:value="1132.925" calcext:value-type="float">
            <text:p>1132,925</text:p>
          </table:table-cell>
          <table:table-cell office:value-type="float" office:value="15.43" calcext:value-type="float">
            <text:p>15,43</text:p>
          </table:table-cell>
          <table:table-cell/>
          <table:table-cell office:value-type="float" office:value="256.923" calcext:value-type="float">
            <text:p>256,923</text:p>
          </table:table-cell>
          <table:table-cell office:value-type="float" office:value="151.031006" calcext:value-type="float">
            <text:p>151,031006</text:p>
          </table:table-cell>
          <table:table-cell/>
          <table:table-cell office:value-type="float" office:value="1615.121" calcext:value-type="float">
            <text:p>1615,121</text:p>
          </table:table-cell>
          <table:table-cell office:value-type="float" office:value="1495.52002" calcext:value-type="float">
            <text:p>1495,52002</text:p>
          </table:table-cell>
          <table:table-cell table:number-columns-repeated="7"/>
        </table:table-row>
        <table:table-row table:style-name="ro1">
          <table:table-cell office:value-type="float" office:value="672.348" calcext:value-type="float">
            <text:p>672,348</text:p>
          </table:table-cell>
          <table:table-cell office:value-type="float" office:value="15.067" calcext:value-type="float">
            <text:p>15,067</text:p>
          </table:table-cell>
          <table:table-cell/>
          <table:table-cell office:value-type="float" office:value="256.836" calcext:value-type="float">
            <text:p>256,836</text:p>
          </table:table-cell>
          <table:table-cell office:value-type="float" office:value="151.033005" calcext:value-type="float">
            <text:p>151,033005</text:p>
          </table:table-cell>
          <table:table-cell/>
          <table:table-cell office:value-type="float" office:value="1619.609" calcext:value-type="float">
            <text:p>1619,609</text:p>
          </table:table-cell>
          <table:table-cell office:value-type="float" office:value="1500.142944" calcext:value-type="float">
            <text:p>1500,142944</text:p>
          </table:table-cell>
          <table:table-cell table:number-columns-repeated="7"/>
        </table:table-row>
        <table:table-row table:style-name="ro1">
          <table:table-cell office:value-type="float" office:value="290.826" calcext:value-type="float">
            <text:p>290,826</text:p>
          </table:table-cell>
          <table:table-cell office:value-type="float" office:value="15.649" calcext:value-type="float">
            <text:p>15,649</text:p>
          </table:table-cell>
          <table:table-cell/>
          <table:table-cell office:value-type="float" office:value="257.941" calcext:value-type="float">
            <text:p>257,941</text:p>
          </table:table-cell>
          <table:table-cell office:value-type="float" office:value="150.460999" calcext:value-type="float">
            <text:p>150,460999</text:p>
          </table:table-cell>
          <table:table-cell/>
          <table:table-cell office:value-type="float" office:value="1622.7" calcext:value-type="float">
            <text:p>1622,7</text:p>
          </table:table-cell>
          <table:table-cell office:value-type="float" office:value="1501.991943" calcext:value-type="float">
            <text:p>1501,991943</text:p>
          </table:table-cell>
          <table:table-cell table:number-columns-repeated="7"/>
        </table:table-row>
        <table:table-row table:style-name="ro1">
          <table:table-cell office:value-type="float" office:value="274.895" calcext:value-type="float">
            <text:p>274,895</text:p>
          </table:table-cell>
          <table:table-cell office:value-type="float" office:value="15.348" calcext:value-type="float">
            <text:p>15,348</text:p>
          </table:table-cell>
          <table:table-cell/>
          <table:table-cell office:value-type="float" office:value="260.862" calcext:value-type="float">
            <text:p>260,862</text:p>
          </table:table-cell>
          <table:table-cell office:value-type="float" office:value="149.737" calcext:value-type="float">
            <text:p>149,737</text:p>
          </table:table-cell>
          <table:table-cell/>
          <table:table-cell office:value-type="float" office:value="1620.784" calcext:value-type="float">
            <text:p>1620,784</text:p>
          </table:table-cell>
          <table:table-cell office:value-type="float" office:value="1494.972046" calcext:value-type="float">
            <text:p>1494,972046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AWS-EC2'.G5:'AWS-EC2'.H2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0:39:56.94632700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4-01T11:00:53.397199113</dc:date>
    <meta:editing-duration>PT10H41M35S</meta:editing-duration>
    <meta:editing-cycles>37</meta:editing-cycles>
    <meta:generator>LibreOffice/5.1.6.2$Linux_X86_64 LibreOffice_project/10m0$Build-2</meta:generator>
    <meta:document-statistic meta:table-count="2" meta:cell-count="1274" meta:object-count="0"/>
  </office:meta>
</office:document-meta>
</file>